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8in"/>
    </style:style>
    <style:style style:name="co2" style:family="table-column">
      <style:table-column-properties fo:break-before="auto" style:column-width="1.9866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311in"/>
    </style:style>
    <style:style style:name="co13" style:family="table-column">
      <style:table-column-properties fo:break-before="auto" style:column-width="1.2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_group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lbum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rtist_popularity</text:p>
          </table:table-cell>
          <table:table-cell office:value-type="string" calcext:value-type="string">
            <text:p>followers</text:p>
          </table:table-cell>
          <table:table-cell office:value-type="string" calcext:value-type="string">
            <text:p>track_number</text:p>
          </table:table-cell>
          <table:table-cell office:value-type="string" calcext:value-type="string">
            <text:p>tracks_on_album</text:p>
          </table:table-cell>
          <table:table-cell office:value-type="string" calcext:value-type="string">
            <text:p>explicit</text:p>
          </table:table-cell>
          <table:table-cell office:value-type="string" calcext:value-type="string">
            <text:p>duration_minutes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danceabilit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loudnes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echiness</text:p>
          </table:table-cell>
          <table:table-cell office:value-type="string" calcext:value-type="string">
            <text:p>acousticness</text:p>
          </table:table-cell>
          <table:table-cell office:value-type="string" calcext:value-type="string">
            <text:p>instrumentalness</text:p>
          </table:table-cell>
          <table:table-cell office:value-type="string" calcext:value-type="string">
            <text:p>liveness</text:p>
          </table:table-cell>
          <table:table-cell office:value-type="string" calcext:value-type="string">
            <text:p>valenc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tempo_confidence</text:p>
          </table:table-cell>
          <table:table-cell office:value-type="string" calcext:value-type="string">
            <text:p>track_length</text:p>
          </table:table-cell>
          <table:table-cell office:value-type="string" calcext:value-type="string">
            <text:p>end_fade_in</text:p>
          </table:table-cell>
          <table:table-cell office:value-type="string" calcext:value-type="string">
            <text:p>start_fade_out</text:p>
          </table:table-cell>
          <table:table-cell office:value-type="string" calcext:value-type="string">
            <text:p>end_silence_time</text:p>
          </table:table-cell>
          <table:table-cell office:value-type="string" calcext:value-type="string">
            <text:p>tatums_per_minute</text:p>
          </table:table-cell>
          <table:table-cell office:value-type="string" calcext:value-type="string">
            <text:p>beats_per_minute</text:p>
          </table:table-cell>
          <table:table-cell office:value-type="string" calcext:value-type="string">
            <text:p>bars_per_minute</text:p>
          </table:table-cell>
        </table:table-row>
        <table:table-row table:style-name="ro1">
          <table:table-cell office:value-type="string" calcext:value-type="string">
            <text:p>10 Day</text:p>
          </table:table-cell>
          <table:table-cell office:value-type="string" calcext:value-type="string">
            <text:p>Chance the Rapper</text:p>
          </table:table-cell>
          <table:table-cell office:value-type="float" office:value="2012" calcext:value-type="float">
            <text:p>2012</text:p>
          </table:table-cell>
          <table:table-cell office:value-type="float" office:value="85" calcext:value-type="float">
            <text:p>85</text:p>
          </table:table-cell>
          <table:table-cell office:value-type="float" office:value="5278063" calcext:value-type="float">
            <text:p>5278063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.69145119047619" calcext:value-type="float">
            <text:p>3.69145119047619</text:p>
          </table:table-cell>
          <table:table-cell office:value-type="float" office:value="42.2142857142857" calcext:value-type="float">
            <text:p>42.2142857142857</text:p>
          </table:table-cell>
          <table:table-cell office:value-type="float" office:value="0.593428571428571" calcext:value-type="float">
            <text:p>0.593428571428571</text:p>
          </table:table-cell>
          <table:table-cell office:value-type="float" office:value="0.676642857142857" calcext:value-type="float">
            <text:p>0.676642857142857</text:p>
          </table:table-cell>
          <table:table-cell office:value-type="float" office:value="5.35714285714286" calcext:value-type="float">
            <text:p>5.35714285714286</text:p>
          </table:table-cell>
          <table:table-cell office:value-type="float" office:value="-6.72607142857143" calcext:value-type="float">
            <text:p>-6.72607142857143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25545" calcext:value-type="float">
            <text:p>0.25545</text:p>
          </table:table-cell>
          <table:table-cell office:value-type="float" office:value="0.18621" calcext:value-type="float">
            <text:p>0.18621</text:p>
          </table:table-cell>
          <table:table-cell office:value-type="float" office:value="0.0000354792857142857" calcext:value-type="float">
            <text:p>3.54792857142857E-05</text:p>
          </table:table-cell>
          <table:table-cell office:value-type="float" office:value="0.19695" calcext:value-type="float">
            <text:p>0.19695</text:p>
          </table:table-cell>
          <table:table-cell office:value-type="float" office:value="0.557142857142857" calcext:value-type="float">
            <text:p>0.557142857142857</text:p>
          </table:table-cell>
          <table:table-cell office:value-type="float" office:value="112.377785714286" calcext:value-type="float">
            <text:p>112.377785714286</text:p>
          </table:table-cell>
          <table:table-cell office:value-type="float" office:value="0.301857142857143" calcext:value-type="float">
            <text:p>0.301857142857143</text:p>
          </table:table-cell>
          <table:table-cell office:value-type="float" office:value="221.487407857143" calcext:value-type="float">
            <text:p>221.487407857143</text:p>
          </table:table-cell>
          <table:table-cell office:value-type="float" office:value="0.0766921428571429" calcext:value-type="float">
            <text:p>0.076692142857143</text:p>
          </table:table-cell>
          <table:table-cell office:value-type="float" office:value="214.653322142857" calcext:value-type="float">
            <text:p>214.653322142857</text:p>
          </table:table-cell>
          <table:table-cell office:value-type="float" office:value="6.83408571428571" calcext:value-type="float">
            <text:p>6.83408571428571</text:p>
          </table:table-cell>
          <table:table-cell office:value-type="float" office:value="216.355773299363" calcext:value-type="float">
            <text:p>216.355773299363</text:p>
          </table:table-cell>
          <table:table-cell office:value-type="float" office:value="108.177886649681" calcext:value-type="float">
            <text:p>108.177886649681</text:p>
          </table:table-cell>
          <table:table-cell office:value-type="float" office:value="26.9269786930212" calcext:value-type="float">
            <text:p>26.926978693021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aylor Swift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  <table:table-cell office:value-type="float" office:value="39038218" calcext:value-type="float">
            <text:p>39038218</text:p>
          </table:table-cell>
          <table:table-cell office:value-type="float" office:value="4.75" calcext:value-type="float">
            <text:p>4.7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658525" calcext:value-type="float">
            <text:p>3.658525</text:p>
          </table:table-cell>
          <table:table-cell office:value-type="float" office:value="66.375" calcext:value-type="float">
            <text:p>66.375</text:p>
          </table:table-cell>
          <table:table-cell office:value-type="float" office:value="0.64375" calcext:value-type="float">
            <text:p>0.64375</text:p>
          </table:table-cell>
          <table:table-cell office:value-type="float" office:value="0.740625" calcext:value-type="float">
            <text:p>0.740625</text:p>
          </table:table-cell>
          <table:table-cell office:value-type="float" office:value="6" calcext:value-type="float">
            <text:p>6</text:p>
          </table:table-cell>
          <table:table-cell office:value-type="float" office:value="-5.932625" calcext:value-type="float">
            <text:p>-5.932625</text:p>
          </table:table-cell>
          <table:table-cell office:value-type="float" office:value="1" calcext:value-type="float">
            <text:p>1</text:p>
          </table:table-cell>
          <table:table-cell office:value-type="float" office:value="0.078275" calcext:value-type="float">
            <text:p>0.078275</text:p>
          </table:table-cell>
          <table:table-cell office:value-type="float" office:value="0.04283125" calcext:value-type="float">
            <text:p>0.04283125</text:p>
          </table:table-cell>
          <table:table-cell office:value-type="float" office:value="0.00088748125" calcext:value-type="float">
            <text:p>0.00088748125</text:p>
          </table:table-cell>
          <table:table-cell office:value-type="float" office:value="0.174375" calcext:value-type="float">
            <text:p>0.174375</text:p>
          </table:table-cell>
          <table:table-cell office:value-type="float" office:value="0.521625" calcext:value-type="float">
            <text:p>0.521625</text:p>
          </table:table-cell>
          <table:table-cell office:value-type="float" office:value="120.9065" calcext:value-type="float">
            <text:p>120.9065</text:p>
          </table:table-cell>
          <table:table-cell office:value-type="float" office:value="0.450125" calcext:value-type="float">
            <text:p>0.450125</text:p>
          </table:table-cell>
          <table:table-cell office:value-type="float" office:value="219.5116675" calcext:value-type="float">
            <text:p>219.5116675</text:p>
          </table:table-cell>
          <table:table-cell office:value-type="float" office:value="0.68459125" calcext:value-type="float">
            <text:p>0.68459125</text:p>
          </table:table-cell>
          <table:table-cell office:value-type="float" office:value="213.1234575" calcext:value-type="float">
            <text:p>213.1234575</text:p>
          </table:table-cell>
          <table:table-cell office:value-type="float" office:value="6.38821" calcext:value-type="float">
            <text:p>6.38821</text:p>
          </table:table-cell>
          <table:table-cell office:value-type="float" office:value="236.651623734366" calcext:value-type="float">
            <text:p>236.651623734366</text:p>
          </table:table-cell>
          <table:table-cell office:value-type="float" office:value="118.325811867183" calcext:value-type="float">
            <text:p>118.325811867183</text:p>
          </table:table-cell>
          <table:table-cell office:value-type="float" office:value="29.4881979348244" calcext:value-type="float">
            <text:p>29.488197934824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Taylor Swift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  <table:table-cell office:value-type="float" office:value="39038218" calcext:value-type="float">
            <text:p>39038218</text:p>
          </table:table-cell>
          <table:table-cell office:value-type="float" office:value="10.6" calcext:value-type="float">
            <text:p>10.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.90590666666667" calcext:value-type="float">
            <text:p>3.90590666666667</text:p>
          </table:table-cell>
          <table:table-cell office:value-type="float" office:value="58.4" calcext:value-type="float">
            <text:p>58.4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232" calcext:value-type="float">
            <text:p>0.6232</text:p>
          </table:table-cell>
          <table:table-cell office:value-type="float" office:value="2.6" calcext:value-type="float">
            <text:p>2.6</text:p>
          </table:table-cell>
          <table:table-cell office:value-type="float" office:value="-6.7236" calcext:value-type="float">
            <text:p>-6.7236</text:p>
          </table:table-cell>
          <table:table-cell office:value-type="float" office:value="1" calcext:value-type="float">
            <text:p>1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.234888" calcext:value-type="float">
            <text:p>0.234888</text:p>
          </table:table-cell>
          <table:table-cell office:value-type="float" office:value="0.0017459" calcext:value-type="float">
            <text:p>0.0017459</text:p>
          </table:table-cell>
          <table:table-cell office:value-type="float" office:value="0.11292" calcext:value-type="float">
            <text:p>0.11292</text:p>
          </table:table-cell>
          <table:table-cell office:value-type="float" office:value="0.3742" calcext:value-type="float">
            <text:p>0.3742</text:p>
          </table:table-cell>
          <table:table-cell office:value-type="float" office:value="129.1834" calcext:value-type="float">
            <text:p>129.1834</text:p>
          </table:table-cell>
          <table:table-cell office:value-type="float" office:value="0.3836" calcext:value-type="float">
            <text:p>0.3836</text:p>
          </table:table-cell>
          <table:table-cell office:value-type="float" office:value="234.354664" calcext:value-type="float">
            <text:p>234.354664</text:p>
          </table:table-cell>
          <table:table-cell office:value-type="float" office:value="0.24" calcext:value-type="float">
            <text:p>0.24</text:p>
          </table:table-cell>
          <table:table-cell office:value-type="float" office:value="227.843482" calcext:value-type="float">
            <text:p>227.843482</text:p>
          </table:table-cell>
          <table:table-cell office:value-type="float" office:value="6.511182" calcext:value-type="float">
            <text:p>6.511182</text:p>
          </table:table-cell>
          <table:table-cell office:value-type="float" office:value="254.151190360822" calcext:value-type="float">
            <text:p>254.151190360822</text:p>
          </table:table-cell>
          <table:table-cell office:value-type="float" office:value="127.075595180411" calcext:value-type="float">
            <text:p>127.075595180411</text:p>
          </table:table-cell>
          <table:table-cell office:value-type="float" office:value="31.6967711120047" calcext:value-type="float">
            <text:p>31.6967711120047</text:p>
          </table:table-cell>
        </table:table-row>
        <table:table-row table:style-name="ro1">
          <table:table-cell office:value-type="string" calcext:value-type="string">
            <text:p>Acid Rap</text:p>
          </table:table-cell>
          <table:table-cell office:value-type="string" calcext:value-type="string">
            <text:p>Chance the Rapper</text:p>
          </table:table-cell>
          <table:table-cell office:value-type="float" office:value="2013" calcext:value-type="float">
            <text:p>2013</text:p>
          </table:table-cell>
          <table:table-cell office:value-type="float" office:value="85" calcext:value-type="float">
            <text:p>85</text:p>
          </table:table-cell>
          <table:table-cell office:value-type="float" office:value="5278063" calcext:value-type="float">
            <text:p>5278063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3.59678571428571" calcext:value-type="float">
            <text:p>3.59678571428571</text:p>
          </table:table-cell>
          <table:table-cell office:value-type="float" office:value="54.7142857142857" calcext:value-type="float">
            <text:p>54.7142857142857</text:p>
          </table:table-cell>
          <table:table-cell office:value-type="float" office:value="0.645571428571429" calcext:value-type="float">
            <text:p>0.645571428571429</text:p>
          </table:table-cell>
          <table:table-cell office:value-type="float" office:value="0.502285714285714" calcext:value-type="float">
            <text:p>0.502285714285714</text:p>
          </table:table-cell>
          <table:table-cell office:value-type="float" office:value="3.78571428571429" calcext:value-type="float">
            <text:p>3.78571428571429</text:p>
          </table:table-cell>
          <table:table-cell office:value-type="float" office:value="-9.93078571428571" calcext:value-type="float">
            <text:p>-9.93078571428571</text:p>
          </table:table-cell>
          <table:table-cell office:value-type="float" office:value="0.642857142857143" calcext:value-type="float">
            <text:p>0.642857142857143</text:p>
          </table:table-cell>
          <table:table-cell office:value-type="float" office:value="0.324857142857143" calcext:value-type="float">
            <text:p>0.324857142857143</text:p>
          </table:table-cell>
          <table:table-cell office:value-type="float" office:value="0.184071428571429" calcext:value-type="float">
            <text:p>0.184071428571429</text:p>
          </table:table-cell>
          <table:table-cell office:value-type="float" office:value="0.0000496442857142857" calcext:value-type="float">
            <text:p>4.96442857142857E-05</text:p>
          </table:table-cell>
          <table:table-cell office:value-type="float" office:value="0.291957142857143" calcext:value-type="float">
            <text:p>0.291957142857143</text:p>
          </table:table-cell>
          <table:table-cell office:value-type="float" office:value="0.491571428571429" calcext:value-type="float">
            <text:p>0.491571428571429</text:p>
          </table:table-cell>
          <table:table-cell office:value-type="float" office:value="112.826857142857" calcext:value-type="float">
            <text:p>112.826857142857</text:p>
          </table:table-cell>
          <table:table-cell office:value-type="float" office:value="0.347071428571429" calcext:value-type="float">
            <text:p>0.347071428571429</text:p>
          </table:table-cell>
          <table:table-cell office:value-type="float" office:value="215.807522142857" calcext:value-type="float">
            <text:p>215.807522142857</text:p>
          </table:table-cell>
          <table:table-cell office:value-type="float" office:value="0.532213571428571" calcext:value-type="float">
            <text:p>0.532213571428571</text:p>
          </table:table-cell>
          <table:table-cell office:value-type="float" office:value="212.741559285714" calcext:value-type="float">
            <text:p>212.741559285714</text:p>
          </table:table-cell>
          <table:table-cell office:value-type="float" office:value="3.06596285714286" calcext:value-type="float">
            <text:p>3.06596285714286</text:p>
          </table:table-cell>
          <table:table-cell office:value-type="float" office:value="227.169161165398" calcext:value-type="float">
            <text:p>227.169161165398</text:p>
          </table:table-cell>
          <table:table-cell office:value-type="float" office:value="113.584580582699" calcext:value-type="float">
            <text:p>113.584580582699</text:p>
          </table:table-cell>
          <table:table-cell office:value-type="float" office:value="28.1649136872761" calcext:value-type="float">
            <text:p>28.1649136872761</text:p>
          </table:table-cell>
        </table:table-row>
        <table:table-row table:style-name="ro1">
          <table:table-cell office:value-type="string" calcext:value-type="string">
            <text:p>An Awesome Wave</text:p>
          </table:table-cell>
          <table:table-cell office:value-type="string" calcext:value-type="string">
            <text:p>alt-J</text:p>
          </table:table-cell>
          <table:table-cell office:value-type="float" office:value="2012" calcext:value-type="float">
            <text:p>2012</text:p>
          </table:table-cell>
          <table:table-cell office:value-type="float" office:value="75" calcext:value-type="float">
            <text:p>75</text:p>
          </table:table-cell>
          <table:table-cell office:value-type="float" office:value="2808799" calcext:value-type="float">
            <text:p>2808799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12347738095238" calcext:value-type="float">
            <text:p>3.12347738095238</text:p>
          </table:table-cell>
          <table:table-cell office:value-type="float" office:value="52.7142857142857" calcext:value-type="float">
            <text:p>52.7142857142857</text:p>
          </table:table-cell>
          <table:table-cell office:value-type="float" office:value="0.554357142857143" calcext:value-type="float">
            <text:p>0.554357142857143</text:p>
          </table:table-cell>
          <table:table-cell office:value-type="float" office:value="0.448228571428571" calcext:value-type="float">
            <text:p>0.448228571428571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-12.5206428571429" calcext:value-type="float">
            <text:p>-12.5206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74857142857143" calcext:value-type="float">
            <text:p>0.067485714285714</text:p>
          </table:table-cell>
          <table:table-cell office:value-type="float" office:value="0.636357142857143" calcext:value-type="float">
            <text:p>0.636357142857143</text:p>
          </table:table-cell>
          <table:table-cell office:value-type="float" office:value="0.275105428571429" calcext:value-type="float">
            <text:p>0.275105428571429</text:p>
          </table:table-cell>
          <table:table-cell office:value-type="float" office:value="0.143421428571429" calcext:value-type="float">
            <text:p>0.143421428571429</text:p>
          </table:table-cell>
          <table:table-cell office:value-type="float" office:value="0.2748" calcext:value-type="float">
            <text:p>0.2748</text:p>
          </table:table-cell>
          <table:table-cell office:value-type="float" office:value="131.460857142857" calcext:value-type="float">
            <text:p>131.460857142857</text:p>
          </table:table-cell>
          <table:table-cell office:value-type="float" office:value="0.463785714285714" calcext:value-type="float">
            <text:p>0.463785714285714</text:p>
          </table:table-cell>
          <table:table-cell office:value-type="float" office:value="187.408917857143" calcext:value-type="float">
            <text:p>187.408917857143</text:p>
          </table:table-cell>
          <table:table-cell office:value-type="float" office:value="0.588403571428571" calcext:value-type="float">
            <text:p>0.588403571428571</text:p>
          </table:table-cell>
          <table:table-cell office:value-type="float" office:value="177.8598" calcext:value-type="float">
            <text:p>177.8598</text:p>
          </table:table-cell>
          <table:table-cell office:value-type="float" office:value="9.54911785714286" calcext:value-type="float">
            <text:p>9.54911785714286</text:p>
          </table:table-cell>
          <table:table-cell office:value-type="float" office:value="252.686919779028" calcext:value-type="float">
            <text:p>252.686919779028</text:p>
          </table:table-cell>
          <table:table-cell office:value-type="float" office:value="126.343459889514" calcext:value-type="float">
            <text:p>126.343459889514</text:p>
          </table:table-cell>
          <table:table-cell office:value-type="float" office:value="31.3093314010478" calcext:value-type="float">
            <text:p>31.3093314010478</text:p>
          </table:table-cell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ink Floyd</text:p>
          </table:table-cell>
          <table:table-cell office:value-type="float" office:value="1977" calcext:value-type="float">
            <text:p>1977</text:p>
          </table:table-cell>
          <table:table-cell office:value-type="float" office:value="83" calcext:value-type="float">
            <text:p>83</text:p>
          </table:table-cell>
          <table:table-cell office:value-type="float" office:value="14402220" calcext:value-type="float">
            <text:p>144022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.33738333333333" calcext:value-type="float">
            <text:p>8.33738333333333</text:p>
          </table:table-cell>
          <table:table-cell office:value-type="float" office:value="55" calcext:value-type="float">
            <text:p>5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22" calcext:value-type="float">
            <text:p>0.422</text:p>
          </table:table-cell>
          <table:table-cell office:value-type="float" office:value="5.8" calcext:value-type="float">
            <text:p>5.8</text:p>
          </table:table-cell>
          <table:table-cell office:value-type="float" office:value="-15.2044" calcext:value-type="float">
            <text:p>-15.2044</text:p>
          </table:table-cell>
          <table:table-cell office:value-type="float" office:value="0.4" calcext:value-type="float">
            <text:p>0.4</text:p>
          </table:table-cell>
          <table:table-cell office:value-type="float" office:value="0.06496" calcext:value-type="float">
            <text:p>0.06496</text:p>
          </table:table-cell>
          <table:table-cell office:value-type="float" office:value="0.1598" calcext:value-type="float">
            <text:p>0.1598</text:p>
          </table:table-cell>
          <table:table-cell office:value-type="float" office:value="0.19596678" calcext:value-type="float">
            <text:p>0.19596678</text:p>
          </table:table-cell>
          <table:table-cell office:value-type="float" office:value="0.37984" calcext:value-type="float">
            <text:p>0.37984</text:p>
          </table:table-cell>
          <table:table-cell office:value-type="float" office:value="0.28192" calcext:value-type="float">
            <text:p>0.28192</text:p>
          </table:table-cell>
          <table:table-cell office:value-type="float" office:value="126.2248" calcext:value-type="float">
            <text:p>126.2248</text:p>
          </table:table-cell>
          <table:table-cell office:value-type="float" office:value="0.518" calcext:value-type="float">
            <text:p>0.518</text:p>
          </table:table-cell>
          <table:table-cell office:value-type="float" office:value="500.243302" calcext:value-type="float">
            <text:p>500.243302</text:p>
          </table:table-cell>
          <table:table-cell office:value-type="float" office:value="0.61649" calcext:value-type="float">
            <text:p>0.61649</text:p>
          </table:table-cell>
          <table:table-cell office:value-type="float" office:value="486.397672" calcext:value-type="float">
            <text:p>486.397672</text:p>
          </table:table-cell>
          <table:table-cell office:value-type="float" office:value="13.84563" calcext:value-type="float">
            <text:p>13.84563</text:p>
          </table:table-cell>
          <table:table-cell office:value-type="float" office:value="245.821834972859" calcext:value-type="float">
            <text:p>245.821834972859</text:p>
          </table:table-cell>
          <table:table-cell office:value-type="float" office:value="122.920609302821" calcext:value-type="float">
            <text:p>122.920609302821</text:p>
          </table:table-cell>
          <table:table-cell office:value-type="float" office:value="34.529084069728" calcext:value-type="float">
            <text:p>34.529084069728</text:p>
          </table:table-cell>
        </table:table-row>
        <table:table-row table:style-name="ro1">
          <table:table-cell office:value-type="string" calcext:value-type="string">
            <text:p>Aquemini</text:p>
          </table:table-cell>
          <table:table-cell office:value-type="string" calcext:value-type="string">
            <text:p>Outkast</text:p>
          </table:table-cell>
          <table:table-cell office:value-type="float" office:value="1998" calcext:value-type="float">
            <text:p>1998</text:p>
          </table:table-cell>
          <table:table-cell office:value-type="float" office:value="78" calcext:value-type="float">
            <text:p>78</text:p>
          </table:table-cell>
          <table:table-cell office:value-type="float" office:value="1637646" calcext:value-type="float">
            <text:p>1637646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4.67675" calcext:value-type="float">
            <text:p>4.67675</text:p>
          </table:table-cell>
          <table:table-cell office:value-type="float" office:value="48.3333333333333" calcext:value-type="float">
            <text:p>48.3333333333333</text:p>
          </table:table-cell>
          <table:table-cell office:value-type="float" office:value="0.669933333333333" calcext:value-type="float">
            <text:p>0.669933333333333</text:p>
          </table:table-cell>
          <table:table-cell office:value-type="float" office:value="0.660133333333333" calcext:value-type="float">
            <text:p>0.660133333333333</text:p>
          </table:table-cell>
          <table:table-cell office:value-type="float" office:value="4.06666666666667" calcext:value-type="float">
            <text:p>4.06666666666667</text:p>
          </table:table-cell>
          <table:table-cell office:value-type="float" office:value="-7.83513333333333" calcext:value-type="float">
            <text:p>-7.8351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19686666666667" calcext:value-type="float">
            <text:p>0.319686666666667</text:p>
          </table:table-cell>
          <table:table-cell office:value-type="float" office:value="0.1668818" calcext:value-type="float">
            <text:p>0.1668818</text:p>
          </table:table-cell>
          <table:table-cell office:value-type="float" office:value="0.0907475206666667" calcext:value-type="float">
            <text:p>0.090747520666667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996" calcext:value-type="float">
            <text:p>0.3996</text:p>
          </table:table-cell>
          <table:table-cell office:value-type="float" office:value="114.7696" calcext:value-type="float">
            <text:p>114.7696</text:p>
          </table:table-cell>
          <table:table-cell office:value-type="float" office:value="0.3364" calcext:value-type="float">
            <text:p>0.3364</text:p>
          </table:table-cell>
          <table:table-cell office:value-type="float" office:value="280.605334666667" calcext:value-type="float">
            <text:p>280.605334666667</text:p>
          </table:table-cell>
          <table:table-cell office:value-type="float" office:value="1.05841866666667" calcext:value-type="float">
            <text:p>1.05841866666667</text:p>
          </table:table-cell>
          <table:table-cell office:value-type="float" office:value="273.29109" calcext:value-type="float">
            <text:p>273.29109</text:p>
          </table:table-cell>
          <table:table-cell office:value-type="float" office:value="7.31424466666667" calcext:value-type="float">
            <text:p>7.31424466666667</text:p>
          </table:table-cell>
          <table:table-cell office:value-type="float" office:value="227.128480560286" calcext:value-type="float">
            <text:p>227.128480560286</text:p>
          </table:table-cell>
          <table:table-cell office:value-type="float" office:value="113.564240280143" calcext:value-type="float">
            <text:p>113.564240280143</text:p>
          </table:table-cell>
          <table:table-cell office:value-type="float" office:value="28.3123087942768" calcext:value-type="float">
            <text:p>28.3123087942768</text:p>
          </table:table-cell>
        </table:table-row>
        <table:table-row table:style-name="ro1">
          <table:table-cell office:value-type="string" calcext:value-type="string">
            <text:p>Bob Dylan's Greatest Hits Volume II</text:p>
          </table:table-cell>
          <table:table-cell office:value-type="string" calcext:value-type="string">
            <text:p>Bob Dylan</text:p>
          </table:table-cell>
          <table:table-cell office:value-type="float" office:value="1971" calcext:value-type="float">
            <text:p>1971</text:p>
          </table:table-cell>
          <table:table-cell office:value-type="float" office:value="77" calcext:value-type="float">
            <text:p>77</text:p>
          </table:table-cell>
          <table:table-cell office:value-type="float" office:value="4998917" calcext:value-type="float">
            <text:p>4998917</text:p>
          </table:table-cell>
          <table:table-cell office:value-type="float" office:value="6.10526315789474" calcext:value-type="float">
            <text:p>6.105263157894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77335175438597" calcext:value-type="float">
            <text:p>3.77335175438597</text:p>
          </table:table-cell>
          <table:table-cell office:value-type="float" office:value="18.5789473684211" calcext:value-type="float">
            <text:p>18.5789473684211</text:p>
          </table:table-cell>
          <table:table-cell office:value-type="float" office:value="0.551" calcext:value-type="float">
            <text:p>0.551</text:p>
          </table:table-cell>
          <table:table-cell office:value-type="float" office:value="0.422842105263158" calcext:value-type="float">
            <text:p>0.422842105263158</text:p>
          </table:table-cell>
          <table:table-cell office:value-type="float" office:value="6.52631578947368" calcext:value-type="float">
            <text:p>6.52631578947368</text:p>
          </table:table-cell>
          <table:table-cell office:value-type="float" office:value="-10.9000526315789" calcext:value-type="float">
            <text:p>-10.9000526315789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0398578947368421" calcext:value-type="float">
            <text:p>0.039857894736842</text:p>
          </table:table-cell>
          <table:table-cell office:value-type="float" office:value="0.636368421052632" calcext:value-type="float">
            <text:p>0.636368421052632</text:p>
          </table:table-cell>
          <table:table-cell office:value-type="float" office:value="0.0125025005263158" calcext:value-type="float">
            <text:p>0.012502500526316</text:p>
          </table:table-cell>
          <table:table-cell office:value-type="float" office:value="0.176257894736842" calcext:value-type="float">
            <text:p>0.176257894736842</text:p>
          </table:table-cell>
          <table:table-cell office:value-type="float" office:value="0.54121052631579" calcext:value-type="float">
            <text:p>0.54121052631579</text:p>
          </table:table-cell>
          <table:table-cell office:value-type="float" office:value="127.130631578947" calcext:value-type="float">
            <text:p>127.130631578947</text:p>
          </table:table-cell>
          <table:table-cell office:value-type="float" office:value="0.468842105263158" calcext:value-type="float">
            <text:p>0.468842105263158</text:p>
          </table:table-cell>
          <table:table-cell office:value-type="float" office:value="226.401404736842" calcext:value-type="float">
            <text:p>226.401404736842</text:p>
          </table:table-cell>
          <table:table-cell office:value-type="float" office:value="0.137071052631579" calcext:value-type="float">
            <text:p>0.137071052631579</text:p>
          </table:table-cell>
          <table:table-cell office:value-type="float" office:value="220.357947894737" calcext:value-type="float">
            <text:p>220.357947894737</text:p>
          </table:table-cell>
          <table:table-cell office:value-type="float" office:value="6.04345684210527" calcext:value-type="float">
            <text:p>6.04345684210527</text:p>
          </table:table-cell>
          <table:table-cell office:value-type="float" office:value="251.746785023842" calcext:value-type="float">
            <text:p>251.746785023842</text:p>
          </table:table-cell>
          <table:table-cell office:value-type="float" office:value="125.873392511921" calcext:value-type="float">
            <text:p>125.873392511921</text:p>
          </table:table-cell>
          <table:table-cell office:value-type="float" office:value="32.6895153512836" calcext:value-type="float">
            <text:p>32.6895153512836</text:p>
          </table:table-cell>
        </table:table-row>
        <table:table-row table:style-name="ro1">
          <table:table-cell table:number-columns-repeated="2" office:value-type="string" calcext:value-type="string">
            <text:p>Bon Iver</text:p>
          </table:table-cell>
          <table:table-cell office:value-type="float" office:value="2011" calcext:value-type="float">
            <text:p>2011</text:p>
          </table:table-cell>
          <table:table-cell office:value-type="float" office:value="80" calcext:value-type="float">
            <text:p>80</text:p>
          </table:table-cell>
          <table:table-cell office:value-type="float" office:value="2965980" calcext:value-type="float">
            <text:p>2965980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94810666666667" calcext:value-type="float">
            <text:p>3.94810666666667</text:p>
          </table:table-cell>
          <table:table-cell office:value-type="float" office:value="52.4" calcext:value-type="float">
            <text:p>52.4</text:p>
          </table:table-cell>
          <table:table-cell office:value-type="float" office:value="0.4139" calcext:value-type="float">
            <text:p>0.4139</text:p>
          </table:table-cell>
          <table:table-cell office:value-type="float" office:value="0.26759" calcext:value-type="float">
            <text:p>0.26759</text:p>
          </table:table-cell>
          <table:table-cell office:value-type="float" office:value="5.1" calcext:value-type="float">
            <text:p>5.1</text:p>
          </table:table-cell>
          <table:table-cell office:value-type="float" office:value="-16.2056" calcext:value-type="float">
            <text:p>-16.2056</text:p>
          </table:table-cell>
          <table:table-cell office:value-type="float" office:value="0.7" calcext:value-type="float">
            <text:p>0.7</text:p>
          </table:table-cell>
          <table:table-cell office:value-type="float" office:value="0.03749" calcext:value-type="float">
            <text:p>0.03749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4503" calcext:value-type="float">
            <text:p>0.4503</text:p>
          </table:table-cell>
          <table:table-cell office:value-type="float" office:value="0.19204" calcext:value-type="float">
            <text:p>0.19204</text:p>
          </table:table-cell>
          <table:table-cell office:value-type="float" office:value="0.20713" calcext:value-type="float">
            <text:p>0.20713</text:p>
          </table:table-cell>
          <table:table-cell office:value-type="float" office:value="122.9695" calcext:value-type="float">
            <text:p>122.9695</text:p>
          </table:table-cell>
          <table:table-cell office:value-type="float" office:value="0.3193" calcext:value-type="float">
            <text:p>0.3193</text:p>
          </table:table-cell>
          <table:table-cell office:value-type="float" office:value="236.886669" calcext:value-type="float">
            <text:p>236.886669</text:p>
          </table:table-cell>
          <table:table-cell office:value-type="float" office:value="2.254712" calcext:value-type="float">
            <text:p>2.254712</text:p>
          </table:table-cell>
          <table:table-cell office:value-type="float" office:value="222.289687" calcext:value-type="float">
            <text:p>222.289687</text:p>
          </table:table-cell>
          <table:table-cell office:value-type="float" office:value="14.596982" calcext:value-type="float">
            <text:p>14.596982</text:p>
          </table:table-cell>
          <table:table-cell office:value-type="float" office:value="240.303429102091" calcext:value-type="float">
            <text:p>240.303429102091</text:p>
          </table:table-cell>
          <table:table-cell office:value-type="float" office:value="120.151714551046" calcext:value-type="float">
            <text:p>120.151714551046</text:p>
          </table:table-cell>
          <table:table-cell office:value-type="float" office:value="32.427159705637" calcext:value-type="float">
            <text:p>32.427159705637</text:p>
          </table:table-cell>
        </table:table-row>
        <table:table-row table:style-name="ro1">
          <table:table-cell table:number-columns-repeated="2" office:value-type="string" calcext:value-type="string">
            <text:p>Boston</text:p>
          </table:table-cell>
          <table:table-cell office:value-type="float" office:value="1976" calcext:value-type="float">
            <text:p>1976</text:p>
          </table:table-cell>
          <table:table-cell office:value-type="float" office:value="71" calcext:value-type="float">
            <text:p>71</text:p>
          </table:table-cell>
          <table:table-cell office:value-type="float" office:value="1771900" calcext:value-type="float">
            <text:p>1771900</text:p>
          </table:table-cell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.71752083333333" calcext:value-type="float">
            <text:p>4.71752083333333</text:p>
          </table:table-cell>
          <table:table-cell office:value-type="float" office:value="60.625" calcext:value-type="float">
            <text:p>60.625</text:p>
          </table:table-cell>
          <table:table-cell office:value-type="float" office:value="0.382125" calcext:value-type="float">
            <text:p>0.382125</text:p>
          </table:table-cell>
          <table:table-cell office:value-type="float" office:value="0.73125" calcext:value-type="float">
            <text:p>0.73125</text:p>
          </table:table-cell>
          <table:table-cell office:value-type="float" office:value="4.125" calcext:value-type="float">
            <text:p>4.125</text:p>
          </table:table-cell>
          <table:table-cell office:value-type="float" office:value="-7.297125" calcext:value-type="float">
            <text:p>-7.2971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448625" calcext:value-type="float">
            <text:p>0.0448625</text:p>
          </table:table-cell>
          <table:table-cell office:value-type="float" office:value="0.00263575" calcext:value-type="float">
            <text:p>0.00263575</text:p>
          </table:table-cell>
          <table:table-cell office:value-type="float" office:value="0.0534949625" calcext:value-type="float">
            <text:p>0.0534949625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497" calcext:value-type="float">
            <text:p>0.497</text:p>
          </table:table-cell>
          <table:table-cell office:value-type="float" office:value="123.967" calcext:value-type="float">
            <text:p>123.967</text:p>
          </table:table-cell>
          <table:table-cell office:value-type="float" office:value="0.614" calcext:value-type="float">
            <text:p>0.614</text:p>
          </table:table-cell>
          <table:table-cell office:value-type="float" office:value="283.0516675" calcext:value-type="float">
            <text:p>283.0516675</text:p>
          </table:table-cell>
          <table:table-cell office:value-type="float" office:value="0.5628" calcext:value-type="float">
            <text:p>0.5628</text:p>
          </table:table-cell>
          <table:table-cell office:value-type="float" office:value="270.6039" calcext:value-type="float">
            <text:p>270.6039</text:p>
          </table:table-cell>
          <table:table-cell office:value-type="float" office:value="12.4477675" calcext:value-type="float">
            <text:p>12.4477675</text:p>
          </table:table-cell>
          <table:table-cell office:value-type="float" office:value="243.51114299593" calcext:value-type="float">
            <text:p>243.51114299593</text:p>
          </table:table-cell>
          <table:table-cell office:value-type="float" office:value="121.755571497965" calcext:value-type="float">
            <text:p>121.755571497965</text:p>
          </table:table-cell>
          <table:table-cell office:value-type="float" office:value="30.6046709655978" calcext:value-type="float">
            <text:p>30.6046709655978</text:p>
          </table:table-cell>
        </table:table-row>
        <table:table-row table:style-name="ro1">
          <table:table-cell office:value-type="string" calcext:value-type="string">
            <text:p>By the Way (Deluxe Edition)</text:p>
          </table:table-cell>
          <table:table-cell office:value-type="string" calcext:value-type="string">
            <text:p>Red Hot Chili Peppers</text:p>
          </table:table-cell>
          <table:table-cell office:value-type="float" office:value="2002" calcext:value-type="float">
            <text:p>2002</text:p>
          </table:table-cell>
          <table:table-cell office:value-type="float" office:value="86" calcext:value-type="float">
            <text:p>86</text:p>
          </table:table-cell>
          <table:table-cell office:value-type="float" office:value="15851573" calcext:value-type="float">
            <text:p>15851573</text:p>
          </table:table-cell>
          <table:table-cell office:value-type="float" office:value="9.9375" calcext:value-type="float">
            <text:p>9.9375</text:p>
          </table:table-cell>
          <table:table-cell office:value-type="float" office:value="18" calcext:value-type="float">
            <text:p>18</text:p>
          </table:table-cell>
          <table:table-cell office:value-type="float" office:value="0.0625" calcext:value-type="float">
            <text:p>0.0625</text:p>
          </table:table-cell>
          <table:table-cell office:value-type="float" office:value="4.21475625" calcext:value-type="float">
            <text:p>4.21475625</text:p>
          </table:table-cell>
          <table:table-cell office:value-type="float" office:value="53.8125" calcext:value-type="float">
            <text:p>53.8125</text:p>
          </table:table-cell>
          <table:table-cell office:value-type="float" office:value="0.518375" calcext:value-type="float">
            <text:p>0.518375</text:p>
          </table:table-cell>
          <table:table-cell office:value-type="float" office:value="0.8273125" calcext:value-type="float">
            <text:p>0.8273125</text:p>
          </table:table-cell>
          <table:table-cell office:value-type="float" office:value="5.75" calcext:value-type="float">
            <text:p>5.75</text:p>
          </table:table-cell>
          <table:table-cell office:value-type="float" office:value="-3.9015625" calcext:value-type="float">
            <text:p>-3.901562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6110625" calcext:value-type="float">
            <text:p>0.06110625</text:p>
          </table:table-cell>
          <table:table-cell office:value-type="float" office:value="0.05625375" calcext:value-type="float">
            <text:p>0.05625375</text:p>
          </table:table-cell>
          <table:table-cell office:value-type="float" office:value="0.00077577625" calcext:value-type="float">
            <text:p>0.00077577625</text:p>
          </table:table-cell>
          <table:table-cell office:value-type="float" office:value="0.19231875" calcext:value-type="float">
            <text:p>0.19231875</text:p>
          </table:table-cell>
          <table:table-cell office:value-type="float" office:value="0.3685" calcext:value-type="float">
            <text:p>0.3685</text:p>
          </table:table-cell>
          <table:table-cell office:value-type="float" office:value="122.6258125" calcext:value-type="float">
            <text:p>122.6258125</text:p>
          </table:table-cell>
          <table:table-cell office:value-type="float" office:value="0.60225" calcext:value-type="float">
            <text:p>0.60225</text:p>
          </table:table-cell>
          <table:table-cell office:value-type="float" office:value="252.88583375" calcext:value-type="float">
            <text:p>252.88583375</text:p>
          </table:table-cell>
          <table:table-cell office:value-type="float" office:value="0.100631875" calcext:value-type="float">
            <text:p>0.100631875</text:p>
          </table:table-cell>
          <table:table-cell office:value-type="float" office:value="243.841086875" calcext:value-type="float">
            <text:p>243.841086875</text:p>
          </table:table-cell>
          <table:table-cell office:value-type="float" office:value="9.04474687500001" calcext:value-type="float">
            <text:p>9.04474687500001</text:p>
          </table:table-cell>
          <table:table-cell office:value-type="float" office:value="238.305193632772" calcext:value-type="float">
            <text:p>238.305193632772</text:p>
          </table:table-cell>
          <table:table-cell office:value-type="float" office:value="119.152596816386" calcext:value-type="float">
            <text:p>119.152596816386</text:p>
          </table:table-cell>
          <table:table-cell office:value-type="float" office:value="29.7358005689844" calcext:value-type="float">
            <text:p>29.7358005689844</text:p>
          </table:table-cell>
        </table:table-row>
        <table:table-row table:style-name="ro1">
          <table:table-cell office:value-type="string" calcext:value-type="string">
            <text:p>Camp</text:p>
          </table:table-cell>
          <table:table-cell office:value-type="string" calcext:value-type="string">
            <text:p>Childish Gambino</text:p>
          </table:table-cell>
          <table:table-cell office:value-type="float" office:value="2011" calcext:value-type="float">
            <text:p>2011</text:p>
          </table:table-cell>
          <table:table-cell office:value-type="float" office:value="81" calcext:value-type="float">
            <text:p>81</text:p>
          </table:table-cell>
          <table:table-cell office:value-type="float" office:value="7750020" calcext:value-type="float">
            <text:p>775002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.3167641025641" calcext:value-type="float">
            <text:p>4.3167641025641</text:p>
          </table:table-cell>
          <table:table-cell office:value-type="float" office:value="53" calcext:value-type="float">
            <text:p>53</text:p>
          </table:table-cell>
          <table:table-cell office:value-type="float" office:value="0.537615384615385" calcext:value-type="float">
            <text:p>0.537615384615385</text:p>
          </table:table-cell>
          <table:table-cell office:value-type="float" office:value="0.655076923076923" calcext:value-type="float">
            <text:p>0.655076923076923</text:p>
          </table:table-cell>
          <table:table-cell office:value-type="float" office:value="4.38461538461539" calcext:value-type="float">
            <text:p>4.38461538461539</text:p>
          </table:table-cell>
          <table:table-cell office:value-type="float" office:value="-7.32446153846154" calcext:value-type="float">
            <text:p>-7.32446153846154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185653846153846" calcext:value-type="float">
            <text:p>0.185653846153846</text:p>
          </table:table-cell>
          <table:table-cell office:value-type="float" office:value="0.143651538461539" calcext:value-type="float">
            <text:p>0.143651538461539</text:p>
          </table:table-cell>
          <table:table-cell office:value-type="float" office:value="0.0000607384615384615" calcext:value-type="float">
            <text:p>6.07384615384615E-05</text:p>
          </table:table-cell>
          <table:table-cell office:value-type="float" office:value="0.155461538461538" calcext:value-type="float">
            <text:p>0.155461538461538</text:p>
          </table:table-cell>
          <table:table-cell office:value-type="float" office:value="0.387923076923077" calcext:value-type="float">
            <text:p>0.387923076923077</text:p>
          </table:table-cell>
          <table:table-cell office:value-type="float" office:value="106.089615384615" calcext:value-type="float">
            <text:p>106.089615384615</text:p>
          </table:table-cell>
          <table:table-cell office:value-type="float" office:value="0.239615384615385" calcext:value-type="float">
            <text:p>0.239615384615385</text:p>
          </table:table-cell>
          <table:table-cell office:value-type="float" office:value="259.006154615385" calcext:value-type="float">
            <text:p>259.006154615385</text:p>
          </table:table-cell>
          <table:table-cell office:value-type="float" office:value="1.31891615384615" calcext:value-type="float">
            <text:p>1.31891615384615</text:p>
          </table:table-cell>
          <table:table-cell office:value-type="float" office:value="253.613194615385" calcext:value-type="float">
            <text:p>253.613194615385</text:p>
          </table:table-cell>
          <table:table-cell office:value-type="float" office:value="5.39296" calcext:value-type="float">
            <text:p>5.39296</text:p>
          </table:table-cell>
          <table:table-cell office:value-type="float" office:value="207.254822387416" calcext:value-type="float">
            <text:p>207.254822387416</text:p>
          </table:table-cell>
          <table:table-cell office:value-type="float" office:value="103.627411193708" calcext:value-type="float">
            <text:p>103.627411193708</text:p>
          </table:table-cell>
          <table:table-cell office:value-type="float" office:value="26.3731321806116" calcext:value-type="float">
            <text:p>26.3731321806116</text:p>
          </table:table-cell>
        </table:table-row>
        <table:table-row table:style-name="ro1">
          <table:table-cell office:value-type="string" calcext:value-type="string">
            <text:p>Cheshire Cat</text:p>
          </table:table-cell>
          <table:table-cell office:value-type="string" calcext:value-type="string">
            <text:p>blink-182</text:p>
          </table:table-cell>
          <table:table-cell office:value-type="float" office:value="1995" calcext:value-type="float">
            <text:p>1995</text:p>
          </table:table-cell>
          <table:table-cell office:value-type="float" office:value="81" calcext:value-type="float">
            <text:p>81</text:p>
          </table:table-cell>
          <table:table-cell office:value-type="float" office:value="6439195" calcext:value-type="float">
            <text:p>643919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2.62055" calcext:value-type="float">
            <text:p>2.62055</text:p>
          </table:table-cell>
          <table:table-cell office:value-type="float" office:value="37.8125" calcext:value-type="float">
            <text:p>37.8125</text:p>
          </table:table-cell>
          <table:table-cell office:value-type="float" office:value="0.376875" calcext:value-type="float">
            <text:p>0.376875</text:p>
          </table:table-cell>
          <table:table-cell office:value-type="float" office:value="0.8154375" calcext:value-type="float">
            <text:p>0.8154375</text:p>
          </table:table-cell>
          <table:table-cell office:value-type="float" office:value="5" calcext:value-type="float">
            <text:p>5</text:p>
          </table:table-cell>
          <table:table-cell office:value-type="float" office:value="-9.406125" calcext:value-type="float">
            <text:p>-9.40612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7080625" calcext:value-type="float">
            <text:p>0.07080625</text:p>
          </table:table-cell>
          <table:table-cell office:value-type="float" office:value="0.000754723125" calcext:value-type="float">
            <text:p>0.000754723125</text:p>
          </table:table-cell>
          <table:table-cell office:value-type="float" office:value="0.1094420575" calcext:value-type="float">
            <text:p>0.1094420575</text:p>
          </table:table-cell>
          <table:table-cell office:value-type="float" office:value="0.15754375" calcext:value-type="float">
            <text:p>0.15754375</text:p>
          </table:table-cell>
          <table:table-cell office:value-type="float" office:value="0.6246875" calcext:value-type="float">
            <text:p>0.6246875</text:p>
          </table:table-cell>
          <table:table-cell office:value-type="float" office:value="113.580375" calcext:value-type="float">
            <text:p>113.580375</text:p>
          </table:table-cell>
          <table:table-cell office:value-type="float" office:value="0.5695" calcext:value-type="float">
            <text:p>0.5695</text:p>
          </table:table-cell>
          <table:table-cell office:value-type="float" office:value="157.233333125" calcext:value-type="float">
            <text:p>157.233333125</text:p>
          </table:table-cell>
          <table:table-cell office:value-type="float" office:value="0.6881675" calcext:value-type="float">
            <text:p>0.6881675</text:p>
          </table:table-cell>
          <table:table-cell office:value-type="float" office:value="147.937233125" calcext:value-type="float">
            <text:p>147.937233125</text:p>
          </table:table-cell>
          <table:table-cell office:value-type="float" office:value="9.2961" calcext:value-type="float">
            <text:p>9.2961</text:p>
          </table:table-cell>
          <table:table-cell office:value-type="float" office:value="222.31487259025" calcext:value-type="float">
            <text:p>222.31487259025</text:p>
          </table:table-cell>
          <table:table-cell office:value-type="float" office:value="111.157436295125" calcext:value-type="float">
            <text:p>111.157436295125</text:p>
          </table:table-cell>
          <table:table-cell office:value-type="float" office:value="27.6629129687417" calcext:value-type="float">
            <text:p>27.6629129687417</text:p>
          </table:table-cell>
        </table:table-row>
        <table:table-row table:style-name="ro1">
          <table:table-cell office:value-type="string" calcext:value-type="string">
            <text:p>Chronicle: 20 Greatest Hits</text:p>
          </table:table-cell>
          <table:table-cell office:value-type="string" calcext:value-type="string">
            <text:p>Creedence Clearwater Revival</text:p>
          </table:table-cell>
          <table:table-cell office:value-type="float" office:value="1976" calcext:value-type="float">
            <text:p>1976</text:p>
          </table:table-cell>
          <table:table-cell office:value-type="float" office:value="81" calcext:value-type="float">
            <text:p>81</text:p>
          </table:table-cell>
          <table:table-cell office:value-type="float" office:value="4220913" calcext:value-type="float">
            <text:p>4220913</text:p>
          </table:table-cell>
          <table:table-cell office:value-type="float" office:value="10.4736842105263" calcext:value-type="float">
            <text:p>10.473684210526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44335263157895" calcext:value-type="float">
            <text:p>3.44335263157895</text:p>
          </table:table-cell>
          <table:table-cell office:value-type="float" office:value="48.8947368421053" calcext:value-type="float">
            <text:p>48.8947368421053</text:p>
          </table:table-cell>
          <table:table-cell office:value-type="float" office:value="0.65021052631579" calcext:value-type="float">
            <text:p>0.65021052631579</text:p>
          </table:table-cell>
          <table:table-cell office:value-type="float" office:value="0.615947368421053" calcext:value-type="float">
            <text:p>0.615947368421053</text:p>
          </table:table-cell>
          <table:table-cell office:value-type="float" office:value="4.15789473684211" calcext:value-type="float">
            <text:p>4.15789473684211</text:p>
          </table:table-cell>
          <table:table-cell office:value-type="float" office:value="-10.3083157894737" calcext:value-type="float">
            <text:p>-10.3083157894737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0393315789473684" calcext:value-type="float">
            <text:p>0.039331578947369</text:p>
          </table:table-cell>
          <table:table-cell office:value-type="float" office:value="0.0996935263157895" calcext:value-type="float">
            <text:p>0.09969352631579</text:p>
          </table:table-cell>
          <table:table-cell office:value-type="float" office:value="0.0805348831578947" calcext:value-type="float">
            <text:p>0.080534883157895</text:p>
          </table:table-cell>
          <table:table-cell office:value-type="float" office:value="0.148194736842105" calcext:value-type="float">
            <text:p>0.148194736842105</text:p>
          </table:table-cell>
          <table:table-cell office:value-type="float" office:value="0.778947368421053" calcext:value-type="float">
            <text:p>0.778947368421053</text:p>
          </table:table-cell>
          <table:table-cell office:value-type="float" office:value="131.030473684211" calcext:value-type="float">
            <text:p>131.030473684211</text:p>
          </table:table-cell>
          <table:table-cell office:value-type="float" office:value="0.665842105263158" calcext:value-type="float">
            <text:p>0.665842105263158</text:p>
          </table:table-cell>
          <table:table-cell office:value-type="float" office:value="206.601402631579" calcext:value-type="float">
            <text:p>206.601402631579</text:p>
          </table:table-cell>
          <table:table-cell office:value-type="float" office:value="1.43736894736842" calcext:value-type="float">
            <text:p>1.43736894736842</text:p>
          </table:table-cell>
          <table:table-cell office:value-type="float" office:value="195.188156842105" calcext:value-type="float">
            <text:p>195.188156842105</text:p>
          </table:table-cell>
          <table:table-cell office:value-type="float" office:value="11.4132457894737" calcext:value-type="float">
            <text:p>11.4132457894737</text:p>
          </table:table-cell>
          <table:table-cell office:value-type="float" office:value="256.820327792962" calcext:value-type="float">
            <text:p>256.820327792962</text:p>
          </table:table-cell>
          <table:table-cell office:value-type="float" office:value="128.410163896481" calcext:value-type="float">
            <text:p>128.410163896481</text:p>
          </table:table-cell>
          <table:table-cell office:value-type="float" office:value="32.9310459189187" calcext:value-type="float">
            <text:p>32.9310459189187</text:p>
          </table:table-cell>
        </table:table-row>
        <table:table-row table:style-name="ro1">
          <table:table-cell office:value-type="string" calcext:value-type="string">
            <text:p>Classics</text:p>
          </table:table-cell>
          <table:table-cell office:value-type="string" calcext:value-type="string">
            <text:p>Ratatat</text:p>
          </table:table-cell>
          <table:table-cell office:value-type="float" office:value="2006" calcext:value-type="float">
            <text:p>2006</text:p>
          </table:table-cell>
          <table:table-cell office:value-type="float" office:value="71" calcext:value-type="float">
            <text:p>71</text:p>
          </table:table-cell>
          <table:table-cell office:value-type="float" office:value="540135" calcext:value-type="float">
            <text:p>540135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26095166666667" calcext:value-type="float">
            <text:p>4.26095166666667</text:p>
          </table:table-cell>
          <table:table-cell office:value-type="float" office:value="43.6" calcext:value-type="float">
            <text:p>43.6</text:p>
          </table:table-cell>
          <table:table-cell office:value-type="float" office:value="0.6244" calcext:value-type="float">
            <text:p>0.6244</text:p>
          </table:table-cell>
          <table:table-cell office:value-type="float" office:value="0.6518" calcext:value-type="float">
            <text:p>0.6518</text:p>
          </table:table-cell>
          <table:table-cell office:value-type="float" office:value="5.8" calcext:value-type="float">
            <text:p>5.8</text:p>
          </table:table-cell>
          <table:table-cell office:value-type="float" office:value="-7.1568" calcext:value-type="float">
            <text:p>-7.1568</text:p>
          </table:table-cell>
          <table:table-cell office:value-type="float" office:value="0.6" calcext:value-type="float">
            <text:p>0.6</text:p>
          </table:table-cell>
          <table:table-cell office:value-type="float" office:value="0.04273" calcext:value-type="float">
            <text:p>0.04273</text:p>
          </table:table-cell>
          <table:table-cell office:value-type="float" office:value="0.0875728" calcext:value-type="float">
            <text:p>0.0875728</text:p>
          </table:table-cell>
          <table:table-cell office:value-type="float" office:value="0.7859" calcext:value-type="float">
            <text:p>0.7859</text:p>
          </table:table-cell>
          <table:table-cell office:value-type="float" office:value="0.16775" calcext:value-type="float">
            <text:p>0.16775</text:p>
          </table:table-cell>
          <table:table-cell office:value-type="float" office:value="0.5519" calcext:value-type="float">
            <text:p>0.5519</text:p>
          </table:table-cell>
          <table:table-cell office:value-type="float" office:value="117.4234" calcext:value-type="float">
            <text:p>117.4234</text:p>
          </table:table-cell>
          <table:table-cell office:value-type="float" office:value="0.5331" calcext:value-type="float">
            <text:p>0.5331</text:p>
          </table:table-cell>
          <table:table-cell office:value-type="float" office:value="255.657335" calcext:value-type="float">
            <text:p>255.657335</text:p>
          </table:table-cell>
          <table:table-cell office:value-type="float" office:value="1.462568" calcext:value-type="float">
            <text:p>1.462568</text:p>
          </table:table-cell>
          <table:table-cell office:value-type="float" office:value="244.094547" calcext:value-type="float">
            <text:p>244.094547</text:p>
          </table:table-cell>
          <table:table-cell office:value-type="float" office:value="11.562788" calcext:value-type="float">
            <text:p>11.562788</text:p>
          </table:table-cell>
          <table:table-cell office:value-type="float" office:value="230.884169428122" calcext:value-type="float">
            <text:p>230.884169428122</text:p>
          </table:table-cell>
          <table:table-cell office:value-type="float" office:value="115.442084714061" calcext:value-type="float">
            <text:p>115.442084714061</text:p>
          </table:table-cell>
          <table:table-cell office:value-type="float" office:value="29.8213739002048" calcext:value-type="float">
            <text:p>29.8213739002048</text:p>
          </table:table-cell>
        </table:table-row>
        <table:table-row table:style-name="ro1">
          <table:table-cell office:value-type="string" calcext:value-type="string">
            <text:p>Continuum</text:p>
          </table:table-cell>
          <table:table-cell office:value-type="string" calcext:value-type="string">
            <text:p>John Mayer</text:p>
          </table:table-cell>
          <table:table-cell office:value-type="float" office:value="2006" calcext:value-type="float">
            <text:p>2006</text:p>
          </table:table-cell>
          <table:table-cell office:value-type="float" office:value="83" calcext:value-type="float">
            <text:p>83</text:p>
          </table:table-cell>
          <table:table-cell office:value-type="float" office:value="5018159" calcext:value-type="float">
            <text:p>50181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28660151515152" calcext:value-type="float">
            <text:p>4.28660151515152</text:p>
          </table:table-cell>
          <table:table-cell office:value-type="float" office:value="62.6363636363636" calcext:value-type="float">
            <text:p>62.6363636363636</text:p>
          </table:table-cell>
          <table:table-cell office:value-type="float" office:value="0.634090909090909" calcext:value-type="float">
            <text:p>0.634090909090909</text:p>
          </table:table-cell>
          <table:table-cell office:value-type="float" office:value="0.476545454545455" calcext:value-type="float">
            <text:p>0.476545454545455</text:p>
          </table:table-cell>
          <table:table-cell office:value-type="float" office:value="3.54545454545455" calcext:value-type="float">
            <text:p>3.54545454545455</text:p>
          </table:table-cell>
          <table:table-cell office:value-type="float" office:value="-9.038" calcext:value-type="float">
            <text:p>-9.038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0399090909090909" calcext:value-type="float">
            <text:p>0.039909090909091</text:p>
          </table:table-cell>
          <table:table-cell office:value-type="float" office:value="0.430936363636364" calcext:value-type="float">
            <text:p>0.430936363636364</text:p>
          </table:table-cell>
          <table:table-cell office:value-type="float" office:value="0.00778445454545455" calcext:value-type="float">
            <text:p>0.007784454545455</text:p>
          </table:table-cell>
          <table:table-cell office:value-type="float" office:value="0.122745454545455" calcext:value-type="float">
            <text:p>0.122745454545455</text:p>
          </table:table-cell>
          <table:table-cell office:value-type="float" office:value="0.468363636363636" calcext:value-type="float">
            <text:p>0.468363636363636</text:p>
          </table:table-cell>
          <table:table-cell office:value-type="float" office:value="126.382636363636" calcext:value-type="float">
            <text:p>126.382636363636</text:p>
          </table:table-cell>
          <table:table-cell office:value-type="float" office:value="0.302909090909091" calcext:value-type="float">
            <text:p>0.302909090909091</text:p>
          </table:table-cell>
          <table:table-cell office:value-type="float" office:value="257.196363636364" calcext:value-type="float">
            <text:p>257.196363636364</text:p>
          </table:table-cell>
          <table:table-cell office:value-type="float" office:value="0.44096" calcext:value-type="float">
            <text:p>0.44096</text:p>
          </table:table-cell>
          <table:table-cell office:value-type="float" office:value="242.956187272727" calcext:value-type="float">
            <text:p>242.956187272727</text:p>
          </table:table-cell>
          <table:table-cell office:value-type="float" office:value="14.2401763636364" calcext:value-type="float">
            <text:p>14.2401763636364</text:p>
          </table:table-cell>
          <table:table-cell office:value-type="float" office:value="246.953952196663" calcext:value-type="float">
            <text:p>246.953952196663</text:p>
          </table:table-cell>
          <table:table-cell office:value-type="float" office:value="123.476976098331" calcext:value-type="float">
            <text:p>123.476976098331</text:p>
          </table:table-cell>
          <table:table-cell office:value-type="float" office:value="31.7024121616695" calcext:value-type="float">
            <text:p>31.7024121616695</text:p>
          </table:table-cell>
        </table:table-row>
        <table:table-row table:style-name="ro1">
          <table:table-cell office:value-type="string" calcext:value-type="string">
            <text:p>Contra</text:p>
          </table:table-cell>
          <table:table-cell office:value-type="string" calcext:value-type="string">
            <text:p>Vampire Weekend</text:p>
          </table:table-cell>
          <table:table-cell office:value-type="float" office:value="2010" calcext:value-type="float">
            <text:p>2010</text:p>
          </table:table-cell>
          <table:table-cell office:value-type="float" office:value="73" calcext:value-type="float">
            <text:p>73</text:p>
          </table:table-cell>
          <table:table-cell office:value-type="float" office:value="1713891" calcext:value-type="float">
            <text:p>1713891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67370666666667" calcext:value-type="float">
            <text:p>3.67370666666667</text:p>
          </table:table-cell>
          <table:table-cell office:value-type="float" office:value="45.2" calcext:value-type="float">
            <text:p>45.2</text:p>
          </table:table-cell>
          <table:table-cell office:value-type="float" office:value="0.6278" calcext:value-type="float">
            <text:p>0.6278</text:p>
          </table:table-cell>
          <table:table-cell office:value-type="float" office:value="0.6825" calcext:value-type="float">
            <text:p>0.6825</text:p>
          </table:table-cell>
          <table:table-cell office:value-type="float" office:value="4.1" calcext:value-type="float">
            <text:p>4.1</text:p>
          </table:table-cell>
          <table:table-cell office:value-type="float" office:value="-7.8796" calcext:value-type="float">
            <text:p>-7.8796</text:p>
          </table:table-cell>
          <table:table-cell office:value-type="float" office:value="1" calcext:value-type="float">
            <text:p>1</text:p>
          </table:table-cell>
          <table:table-cell office:value-type="float" office:value="0.1402" calcext:value-type="float">
            <text:p>0.1402</text:p>
          </table:table-cell>
          <table:table-cell office:value-type="float" office:value="0.173707" calcext:value-type="float">
            <text:p>0.173707</text:p>
          </table:table-cell>
          <table:table-cell office:value-type="float" office:value="0.060324308" calcext:value-type="float">
            <text:p>0.060324308</text:p>
          </table:table-cell>
          <table:table-cell office:value-type="float" office:value="0.16312" calcext:value-type="float">
            <text:p>0.16312</text:p>
          </table:table-cell>
          <table:table-cell office:value-type="float" office:value="0.7459" calcext:value-type="float">
            <text:p>0.7459</text:p>
          </table:table-cell>
          <table:table-cell office:value-type="float" office:value="146.8173" calcext:value-type="float">
            <text:p>146.8173</text:p>
          </table:table-cell>
          <table:table-cell office:value-type="float" office:value="0.5821" calcext:value-type="float">
            <text:p>0.5821</text:p>
          </table:table-cell>
          <table:table-cell office:value-type="float" office:value="220.422666" calcext:value-type="float">
            <text:p>220.422666</text:p>
          </table:table-cell>
          <table:table-cell office:value-type="float" office:value="0.095378" calcext:value-type="float">
            <text:p>0.095378</text:p>
          </table:table-cell>
          <table:table-cell office:value-type="float" office:value="215.421965" calcext:value-type="float">
            <text:p>215.421965</text:p>
          </table:table-cell>
          <table:table-cell office:value-type="float" office:value="5.000701" calcext:value-type="float">
            <text:p>5.000701</text:p>
          </table:table-cell>
          <table:table-cell office:value-type="float" office:value="288.147180252047" calcext:value-type="float">
            <text:p>288.147180252047</text:p>
          </table:table-cell>
          <table:table-cell office:value-type="float" office:value="144.073590126024" calcext:value-type="float">
            <text:p>144.073590126024</text:p>
          </table:table-cell>
          <table:table-cell office:value-type="float" office:value="37.8842737286253" calcext:value-type="float">
            <text:p>37.8842737286253</text:p>
          </table:table-cell>
        </table:table-row>
        <table:table-row table:style-name="ro1">
          <table:table-cell office:value-type="string" calcext:value-type="string">
            <text:p>Currents</text:p>
          </table:table-cell>
          <table:table-cell office:value-type="string" calcext:value-type="string">
            <text:p>Tame Impala</text:p>
          </table:table-cell>
          <table:table-cell office:value-type="float" office:value="2015" calcext:value-type="float">
            <text:p>2015</text:p>
          </table:table-cell>
          <table:table-cell office:value-type="float" office:value="83" calcext:value-type="float">
            <text:p>83</text:p>
          </table:table-cell>
          <table:table-cell office:value-type="float" office:value="4861199" calcext:value-type="float">
            <text:p>486119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3.93736794871795" calcext:value-type="float">
            <text:p>3.93736794871795</text:p>
          </table:table-cell>
          <table:table-cell office:value-type="float" office:value="65.6923076923077" calcext:value-type="float">
            <text:p>65.6923076923077</text:p>
          </table:table-cell>
          <table:table-cell office:value-type="float" office:value="0.519692307692308" calcext:value-type="float">
            <text:p>0.519692307692308</text:p>
          </table:table-cell>
          <table:table-cell office:value-type="float" office:value="0.705461538461539" calcext:value-type="float">
            <text:p>0.705461538461539</text:p>
          </table:table-cell>
          <table:table-cell office:value-type="float" office:value="5.23076923076923" calcext:value-type="float">
            <text:p>5.23076923076923</text:p>
          </table:table-cell>
          <table:table-cell office:value-type="float" office:value="-7.06284615384615" calcext:value-type="float">
            <text:p>-7.0628461538461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0511846153846154" calcext:value-type="float">
            <text:p>0.051184615384615</text:p>
          </table:table-cell>
          <table:table-cell office:value-type="float" office:value="0.161670461538462" calcext:value-type="float">
            <text:p>0.161670461538462</text:p>
          </table:table-cell>
          <table:table-cell office:value-type="float" office:value="0.222393384615385" calcext:value-type="float">
            <text:p>0.222393384615385</text:p>
          </table:table-cell>
          <table:table-cell office:value-type="float" office:value="0.158984615384615" calcext:value-type="float">
            <text:p>0.158984615384615</text:p>
          </table:table-cell>
          <table:table-cell office:value-type="float" office:value="0.472923076923077" calcext:value-type="float">
            <text:p>0.472923076923077</text:p>
          </table:table-cell>
          <table:table-cell office:value-type="float" office:value="130.864461538462" calcext:value-type="float">
            <text:p>130.864461538462</text:p>
          </table:table-cell>
          <table:table-cell office:value-type="float" office:value="0.540384615384615" calcext:value-type="float">
            <text:p>0.540384615384615</text:p>
          </table:table-cell>
          <table:table-cell office:value-type="float" office:value="236.242399230769" calcext:value-type="float">
            <text:p>236.242399230769</text:p>
          </table:table-cell>
          <table:table-cell office:value-type="float" office:value="0.958745384615385" calcext:value-type="float">
            <text:p>0.958745384615385</text:p>
          </table:table-cell>
          <table:table-cell office:value-type="float" office:value="227.661832307692" calcext:value-type="float">
            <text:p>227.661832307692</text:p>
          </table:table-cell>
          <table:table-cell office:value-type="float" office:value="8.58056692307692" calcext:value-type="float">
            <text:p>8.58056692307692</text:p>
          </table:table-cell>
          <table:table-cell office:value-type="float" office:value="257.832421714829" calcext:value-type="float">
            <text:p>257.832421714829</text:p>
          </table:table-cell>
          <table:table-cell office:value-type="float" office:value="128.916210857415" calcext:value-type="float">
            <text:p>128.916210857415</text:p>
          </table:table-cell>
          <table:table-cell office:value-type="float" office:value="32.7297005728132" calcext:value-type="float">
            <text:p>32.7297005728132</text:p>
          </table:table-cell>
        </table:table-row>
        <table:table-row table:style-name="ro1">
          <table:table-cell office:value-type="string" calcext:value-type="string">
            <text:p>Deadringer: Deluxe</text:p>
          </table:table-cell>
          <table:table-cell office:value-type="string" calcext:value-type="string">
            <text:p>RJD2</text:p>
          </table:table-cell>
          <table:table-cell office:value-type="float" office:value="2002" calcext:value-type="float">
            <text:p>2002</text:p>
          </table:table-cell>
          <table:table-cell office:value-type="float" office:value="57" calcext:value-type="float">
            <text:p>57</text:p>
          </table:table-cell>
          <table:table-cell office:value-type="float" office:value="319102" calcext:value-type="float">
            <text:p>319102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3.99815648148148" calcext:value-type="float">
            <text:p>3.99815648148148</text:p>
          </table:table-cell>
          <table:table-cell office:value-type="float" office:value="31.8333333333333" calcext:value-type="float">
            <text:p>31.8333333333333</text:p>
          </table:table-cell>
          <table:table-cell office:value-type="float" office:value="0.686444444444444" calcext:value-type="float">
            <text:p>0.686444444444444</text:p>
          </table:table-cell>
          <table:table-cell office:value-type="float" office:value="0.779722222222222" calcext:value-type="float">
            <text:p>0.779722222222222</text:p>
          </table:table-cell>
          <table:table-cell office:value-type="float" office:value="5.22222222222222" calcext:value-type="float">
            <text:p>5.22222222222222</text:p>
          </table:table-cell>
          <table:table-cell office:value-type="float" office:value="-6.01494444444444" calcext:value-type="float">
            <text:p>-6.01494444444444</text:p>
          </table:table-cell>
          <table:table-cell office:value-type="float" office:value="0.388888888888889" calcext:value-type="float">
            <text:p>0.388888888888889</text:p>
          </table:table-cell>
          <table:table-cell office:value-type="float" office:value="0.119316666666667" calcext:value-type="float">
            <text:p>0.119316666666667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415479583888889" calcext:value-type="float">
            <text:p>0.415479583888889</text:p>
          </table:table-cell>
          <table:table-cell office:value-type="float" office:value="0.242388888888889" calcext:value-type="float">
            <text:p>0.242388888888889</text:p>
          </table:table-cell>
          <table:table-cell office:value-type="float" office:value="0.485483333333333" calcext:value-type="float">
            <text:p>0.485483333333333</text:p>
          </table:table-cell>
          <table:table-cell office:value-type="float" office:value="108.678944444444" calcext:value-type="float">
            <text:p>108.678944444444</text:p>
          </table:table-cell>
          <table:table-cell office:value-type="float" office:value="0.466722222222222" calcext:value-type="float">
            <text:p>0.466722222222222</text:p>
          </table:table-cell>
          <table:table-cell office:value-type="float" office:value="239.889747777778" calcext:value-type="float">
            <text:p>239.889747777778</text:p>
          </table:table-cell>
          <table:table-cell office:value-type="float" office:value="1.01167111111111" calcext:value-type="float">
            <text:p>1.01167111111111</text:p>
          </table:table-cell>
          <table:table-cell office:value-type="float" office:value="229.996991111111" calcext:value-type="float">
            <text:p>229.996991111111</text:p>
          </table:table-cell>
          <table:table-cell office:value-type="float" office:value="9.89275666666667" calcext:value-type="float">
            <text:p>9.89275666666667</text:p>
          </table:table-cell>
          <table:table-cell office:value-type="float" office:value="214.181626583923" calcext:value-type="float">
            <text:p>214.181626583923</text:p>
          </table:table-cell>
          <table:table-cell office:value-type="float" office:value="107.090813291961" calcext:value-type="float">
            <text:p>107.090813291961</text:p>
          </table:table-cell>
          <table:table-cell office:value-type="float" office:value="26.5975656630826" calcext:value-type="float">
            <text:p>26.5975656630826</text:p>
          </table:table-cell>
        </table:table-row>
        <table:table-row table:style-name="ro1">
          <table:table-cell office:value-type="string" calcext:value-type="string">
            <text:p>Demon Days</text:p>
          </table:table-cell>
          <table:table-cell office:value-type="string" calcext:value-type="string">
            <text:p>Gorillaz</text:p>
          </table:table-cell>
          <table:table-cell office:value-type="float" office:value="2005" calcext:value-type="float">
            <text:p>2005</text:p>
          </table:table-cell>
          <table:table-cell office:value-type="float" office:value="82" calcext:value-type="float">
            <text:p>82</text:p>
          </table:table-cell>
          <table:table-cell office:value-type="float" office:value="6850741" calcext:value-type="float">
            <text:p>6850741</text:p>
          </table:table-cell>
          <table:table-cell office:value-type="float" office:value="7.57142857142857" calcext:value-type="float">
            <text:p>7.571428571428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53677261904762" calcext:value-type="float">
            <text:p>3.53677261904762</text:p>
          </table:table-cell>
          <table:table-cell office:value-type="float" office:value="60.7857142857143" calcext:value-type="float">
            <text:p>60.7857142857143</text:p>
          </table:table-cell>
          <table:table-cell office:value-type="float" office:value="0.656714285714286" calcext:value-type="float">
            <text:p>0.656714285714286</text:p>
          </table:table-cell>
          <table:table-cell office:value-type="float" office:value="0.684928571428571" calcext:value-type="float">
            <text:p>0.684928571428571</text:p>
          </table:table-cell>
          <table:table-cell office:value-type="float" office:value="7.07142857142857" calcext:value-type="float">
            <text:p>7.07142857142857</text:p>
          </table:table-cell>
          <table:table-cell office:value-type="float" office:value="-7.842" calcext:value-type="float">
            <text:p>-7.842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0997285714285714" calcext:value-type="float">
            <text:p>0.099728571428572</text:p>
          </table:table-cell>
          <table:table-cell office:value-type="float" office:value="0.101076071428571" calcext:value-type="float">
            <text:p>0.101076071428571</text:p>
          </table:table-cell>
          <table:table-cell office:value-type="float" office:value="0.333063392857143" calcext:value-type="float">
            <text:p>0.333063392857143</text:p>
          </table:table-cell>
          <table:table-cell office:value-type="float" office:value="0.271821428571429" calcext:value-type="float">
            <text:p>0.271821428571429</text:p>
          </table:table-cell>
          <table:table-cell office:value-type="float" office:value="0.641" calcext:value-type="float">
            <text:p>0.641</text:p>
          </table:table-cell>
          <table:table-cell office:value-type="float" office:value="127.515428571429" calcext:value-type="float">
            <text:p>127.515428571429</text:p>
          </table:table-cell>
          <table:table-cell office:value-type="float" office:value="0.537785714285714" calcext:value-type="float">
            <text:p>0.537785714285714</text:p>
          </table:table-cell>
          <table:table-cell office:value-type="float" office:value="212.206625714286" calcext:value-type="float">
            <text:p>212.206625714286</text:p>
          </table:table-cell>
          <table:table-cell office:value-type="float" office:value="0.836611428571429" calcext:value-type="float">
            <text:p>0.836611428571429</text:p>
          </table:table-cell>
          <table:table-cell office:value-type="float" office:value="205.604307857143" calcext:value-type="float">
            <text:p>205.604307857143</text:p>
          </table:table-cell>
          <table:table-cell office:value-type="float" office:value="6.60231785714286" calcext:value-type="float">
            <text:p>6.60231785714286</text:p>
          </table:table-cell>
          <table:table-cell office:value-type="float" office:value="248.992737414689" calcext:value-type="float">
            <text:p>248.992737414689</text:p>
          </table:table-cell>
          <table:table-cell office:value-type="float" office:value="124.496368707344" calcext:value-type="float">
            <text:p>124.496368707344</text:p>
          </table:table-cell>
          <table:table-cell office:value-type="float" office:value="30.8343865033161" calcext:value-type="float">
            <text:p>30.8343865033161</text:p>
          </table:table-cell>
        </table:table-row>
        <table:table-row table:style-name="ro1">
          <table:table-cell office:value-type="string" calcext:value-type="string">
            <text:p>Enema Of The State</text:p>
          </table:table-cell>
          <table:table-cell office:value-type="string" calcext:value-type="string">
            <text:p>blink-182</text:p>
          </table:table-cell>
          <table:table-cell office:value-type="float" office:value="1999" calcext:value-type="float">
            <text:p>1999</text:p>
          </table:table-cell>
          <table:table-cell office:value-type="float" office:value="81" calcext:value-type="float">
            <text:p>81</text:p>
          </table:table-cell>
          <table:table-cell office:value-type="float" office:value="6439195" calcext:value-type="float">
            <text:p>6439195</text:p>
          </table:table-cell>
          <table:table-cell office:value-type="float" office:value="6.90909090909091" calcext:value-type="float">
            <text:p>6.90909090909091</text:p>
          </table:table-cell>
          <table:table-cell office:value-type="float" office:value="12" calcext:value-type="float">
            <text:p>12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2.99371212121212" calcext:value-type="float">
            <text:p>2.99371212121212</text:p>
          </table:table-cell>
          <table:table-cell office:value-type="float" office:value="61.7272727272727" calcext:value-type="float">
            <text:p>61.7272727272727</text:p>
          </table:table-cell>
          <table:table-cell office:value-type="float" office:value="0.425272727272727" calcext:value-type="float">
            <text:p>0.425272727272727</text:p>
          </table:table-cell>
          <table:table-cell office:value-type="float" office:value="0.894363636363636" calcext:value-type="float">
            <text:p>0.894363636363636</text:p>
          </table:table-cell>
          <table:table-cell office:value-type="float" office:value="5.90909090909091" calcext:value-type="float">
            <text:p>5.90909090909091</text:p>
          </table:table-cell>
          <table:table-cell office:value-type="float" office:value="-5.43172727272727" calcext:value-type="float">
            <text:p>-5.43172727272727</text:p>
          </table:table-cell>
          <table:table-cell office:value-type="float" office:value="1" calcext:value-type="float">
            <text:p>1</text:p>
          </table:table-cell>
          <table:table-cell office:value-type="float" office:value="0.0698363636363636" calcext:value-type="float">
            <text:p>0.069836363636364</text:p>
          </table:table-cell>
          <table:table-cell office:value-type="float" office:value="0.0163306363636364" calcext:value-type="float">
            <text:p>0.016330636363636</text:p>
          </table:table-cell>
          <table:table-cell office:value-type="float" office:value="0.0000456718181818182" calcext:value-type="float">
            <text:p>4.56718181818182E-05</text:p>
          </table:table-cell>
          <table:table-cell office:value-type="float" office:value="0.287845454545455" calcext:value-type="float">
            <text:p>0.287845454545455</text:p>
          </table:table-cell>
          <table:table-cell office:value-type="float" office:value="0.654727272727273" calcext:value-type="float">
            <text:p>0.654727272727273</text:p>
          </table:table-cell>
          <table:table-cell office:value-type="float" office:value="118.517727272727" calcext:value-type="float">
            <text:p>118.517727272727</text:p>
          </table:table-cell>
          <table:table-cell office:value-type="float" office:value="0.651181818181818" calcext:value-type="float">
            <text:p>0.651181818181818</text:p>
          </table:table-cell>
          <table:table-cell office:value-type="float" office:value="179.62303" calcext:value-type="float">
            <text:p>179.62303</text:p>
          </table:table-cell>
          <table:table-cell office:value-type="float" office:value="0.315159090909091" calcext:value-type="float">
            <text:p>0.315159090909091</text:p>
          </table:table-cell>
          <table:table-cell office:value-type="float" office:value="173.896985454545" calcext:value-type="float">
            <text:p>173.896985454545</text:p>
          </table:table-cell>
          <table:table-cell office:value-type="float" office:value="5.72604454545454" calcext:value-type="float">
            <text:p>5.72604454545454</text:p>
          </table:table-cell>
          <table:table-cell office:value-type="float" office:value="234.61164019422" calcext:value-type="float">
            <text:p>234.61164019422</text:p>
          </table:table-cell>
          <table:table-cell office:value-type="float" office:value="117.30582009711" calcext:value-type="float">
            <text:p>117.30582009711</text:p>
          </table:table-cell>
          <table:table-cell office:value-type="float" office:value="29.1813862768309" calcext:value-type="float">
            <text:p>29.1813862768309</text:p>
          </table:table-cell>
        </table:table-row>
        <table:table-row table:style-name="ro1">
          <table:table-cell office:value-type="string" calcext:value-type="string">
            <text:p>Felt 2: A Tribute To Lisa Bonet</text:p>
          </table:table-cell>
          <table:table-cell office:value-type="string" calcext:value-type="string">
            <text:p>Felt</text:p>
          </table:table-cell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 office:value-type="float" office:value="25347" calcext:value-type="float">
            <text:p>2534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28152111111111" calcext:value-type="float">
            <text:p>3.28152111111111</text:p>
          </table:table-cell>
          <table:table-cell office:value-type="float" office:value="20.3333333333333" calcext:value-type="float">
            <text:p>20.3333333333333</text:p>
          </table:table-cell>
          <table:table-cell office:value-type="float" office:value="0.777733333333334" calcext:value-type="float">
            <text:p>0.777733333333334</text:p>
          </table:table-cell>
          <table:table-cell office:value-type="float" office:value="0.739133333333333" calcext:value-type="float">
            <text:p>0.739133333333333</text:p>
          </table:table-cell>
          <table:table-cell office:value-type="float" office:value="5.73333333333333" calcext:value-type="float">
            <text:p>5.73333333333333</text:p>
          </table:table-cell>
          <table:table-cell office:value-type="float" office:value="-6.04026666666667" calcext:value-type="float">
            <text:p>-6.0402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254533333333333" calcext:value-type="float">
            <text:p>0.254533333333333</text:p>
          </table:table-cell>
          <table:table-cell office:value-type="float" office:value="0.165974666666667" calcext:value-type="float">
            <text:p>0.165974666666667</text:p>
          </table:table-cell>
          <table:table-cell office:value-type="float" office:value="0.000990202" calcext:value-type="float">
            <text:p>0.000990202</text:p>
          </table:table-cell>
          <table:table-cell office:value-type="float" office:value="0.154233333333333" calcext:value-type="float">
            <text:p>0.154233333333333</text:p>
          </table:table-cell>
          <table:table-cell office:value-type="float" office:value="0.777333333333333" calcext:value-type="float">
            <text:p>0.777333333333333</text:p>
          </table:table-cell>
          <table:table-cell office:value-type="float" office:value="98.6872666666667" calcext:value-type="float">
            <text:p>98.6872666666667</text:p>
          </table:table-cell>
          <table:table-cell office:value-type="float" office:value="0.5976" calcext:value-type="float">
            <text:p>0.5976</text:p>
          </table:table-cell>
          <table:table-cell office:value-type="float" office:value="196.891553333333" calcext:value-type="float">
            <text:p>196.891553333333</text:p>
          </table:table-cell>
          <table:table-cell office:value-type="float" office:value="0.0451906666666667" calcext:value-type="float">
            <text:p>0.045190666666667</text:p>
          </table:table-cell>
          <table:table-cell office:value-type="float" office:value="189.876654666667" calcext:value-type="float">
            <text:p>189.876654666667</text:p>
          </table:table-cell>
          <table:table-cell office:value-type="float" office:value="7.01489866666666" calcext:value-type="float">
            <text:p>7.01489866666666</text:p>
          </table:table-cell>
          <table:table-cell office:value-type="float" office:value="195.99527531952" calcext:value-type="float">
            <text:p>195.99527531952</text:p>
          </table:table-cell>
          <table:table-cell office:value-type="float" office:value="97.9976376597601" calcext:value-type="float">
            <text:p>97.9976376597601</text:p>
          </table:table-cell>
          <table:table-cell office:value-type="float" office:value="24.2467067426177" calcext:value-type="float">
            <text:p>24.2467067426177</text:p>
          </table:table-cell>
        </table:table-row>
        <table:table-row table:style-name="ro1">
          <table:table-cell office:value-type="string" calcext:value-type="string">
            <text:p>Flower Boy</text:p>
          </table:table-cell>
          <table:table-cell office:value-type="string" calcext:value-type="string">
            <text:p>Tyler, The Creator</text:p>
          </table:table-cell>
          <table:table-cell office:value-type="float" office:value="2017" calcext:value-type="float">
            <text:p>2017</text:p>
          </table:table-cell>
          <table:table-cell office:value-type="float" office:value="85" calcext:value-type="float">
            <text:p>85</text:p>
          </table:table-cell>
          <table:table-cell office:value-type="float" office:value="6160395" calcext:value-type="float">
            <text:p>6160395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3.33318571428571" calcext:value-type="float">
            <text:p>3.33318571428571</text:p>
          </table:table-cell>
          <table:table-cell office:value-type="float" office:value="65.1428571428571" calcext:value-type="float">
            <text:p>65.1428571428571</text:p>
          </table:table-cell>
          <table:table-cell office:value-type="float" office:value="0.565428571428572" calcext:value-type="float">
            <text:p>0.565428571428572</text:p>
          </table:table-cell>
          <table:table-cell office:value-type="float" office:value="0.564285714285714" calcext:value-type="float">
            <text:p>0.564285714285714</text:p>
          </table:table-cell>
          <table:table-cell office:value-type="float" office:value="4" calcext:value-type="float">
            <text:p>4</text:p>
          </table:table-cell>
          <table:table-cell office:value-type="float" office:value="-9.0015" calcext:value-type="float">
            <text:p>-9.0015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232385714285714" calcext:value-type="float">
            <text:p>0.232385714285714</text:p>
          </table:table-cell>
          <table:table-cell office:value-type="float" office:value="0.362535714285714" calcext:value-type="float">
            <text:p>0.362535714285714</text:p>
          </table:table-cell>
          <table:table-cell office:value-type="float" office:value="0.061929185" calcext:value-type="float">
            <text:p>0.061929185</text:p>
          </table:table-cell>
          <table:table-cell office:value-type="float" office:value="0.283864285714286" calcext:value-type="float">
            <text:p>0.283864285714286</text:p>
          </table:table-cell>
          <table:table-cell office:value-type="float" office:value="0.38" calcext:value-type="float">
            <text:p>0.38</text:p>
          </table:table-cell>
          <table:table-cell office:value-type="float" office:value="99.2454285714286" calcext:value-type="float">
            <text:p>99.2454285714286</text:p>
          </table:table-cell>
          <table:table-cell office:value-type="float" office:value="0.171857142857143" calcext:value-type="float">
            <text:p>0.171857142857143</text:p>
          </table:table-cell>
          <table:table-cell office:value-type="float" office:value="199.991427142857" calcext:value-type="float">
            <text:p>199.991427142857</text:p>
          </table:table-cell>
          <table:table-cell office:value-type="float" office:value="0.93253" calcext:value-type="float">
            <text:p>0.93253</text:p>
          </table:table-cell>
          <table:table-cell office:value-type="float" office:value="196.922292857143" calcext:value-type="float">
            <text:p>196.922292857143</text:p>
          </table:table-cell>
          <table:table-cell office:value-type="float" office:value="3.06913428571429" calcext:value-type="float">
            <text:p>3.06913428571429</text:p>
          </table:table-cell>
          <table:table-cell office:value-type="float" office:value="203.847128234434" calcext:value-type="float">
            <text:p>203.847128234434</text:p>
          </table:table-cell>
          <table:table-cell office:value-type="float" office:value="101.945053441308" calcext:value-type="float">
            <text:p>101.945053441308</text:p>
          </table:table-cell>
          <table:table-cell office:value-type="float" office:value="25.3439152031443" calcext:value-type="float">
            <text:p>25.3439152031443</text:p>
          </table:table-cell>
        </table:table-row>
        <table:table-row table:style-name="ro1">
          <table:table-cell office:value-type="string" calcext:value-type="string">
            <text:p>Glory Sound Prep</text:p>
          </table:table-cell>
          <table:table-cell office:value-type="string" calcext:value-type="string">
            <text:p>Jon Bellion</text:p>
          </table:table-cell>
          <table:table-cell office:value-type="float" office:value="2018" calcext:value-type="float">
            <text:p>2018</text:p>
          </table:table-cell>
          <table:table-cell office:value-type="float" office:value="74" calcext:value-type="float">
            <text:p>74</text:p>
          </table:table-cell>
          <table:table-cell office:value-type="float" office:value="1201791" calcext:value-type="float">
            <text:p>1201791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4.32933" calcext:value-type="float">
            <text:p>4.32933</text:p>
          </table:table-cell>
          <table:table-cell office:value-type="float" office:value="51.4" calcext:value-type="float">
            <text:p>51.4</text:p>
          </table:table-cell>
          <table:table-cell office:value-type="float" office:value="0.5075" calcext:value-type="float">
            <text:p>0.5075</text:p>
          </table:table-cell>
          <table:table-cell office:value-type="float" office:value="0.5981" calcext:value-type="float">
            <text:p>0.5981</text:p>
          </table:table-cell>
          <table:table-cell office:value-type="float" office:value="3.8" calcext:value-type="float">
            <text:p>3.8</text:p>
          </table:table-cell>
          <table:table-cell office:value-type="float" office:value="-7.3775" calcext:value-type="float">
            <text:p>-7.3775</text:p>
          </table:table-cell>
          <table:table-cell office:value-type="float" office:value="0.8" calcext:value-type="float">
            <text:p>0.8</text:p>
          </table:table-cell>
          <table:table-cell office:value-type="float" office:value="0.17747" calcext:value-type="float">
            <text:p>0.17747</text:p>
          </table:table-cell>
          <table:table-cell office:value-type="float" office:value="0.2042" calcext:value-type="float">
            <text:p>0.2042</text:p>
          </table:table-cell>
          <table:table-cell office:value-type="float" office:value="0.000135498" calcext:value-type="float">
            <text:p>0.000135498</text:p>
          </table:table-cell>
          <table:table-cell office:value-type="float" office:value="0.2488" calcext:value-type="float">
            <text:p>0.2488</text:p>
          </table:table-cell>
          <table:table-cell office:value-type="float" office:value="0.544" calcext:value-type="float">
            <text:p>0.544</text:p>
          </table:table-cell>
          <table:table-cell office:value-type="float" office:value="127.4326" calcext:value-type="float">
            <text:p>127.4326</text:p>
          </table:table-cell>
          <table:table-cell office:value-type="float" office:value="0.1968" calcext:value-type="float">
            <text:p>0.1968</text:p>
          </table:table-cell>
          <table:table-cell office:value-type="float" office:value="259.760165" calcext:value-type="float">
            <text:p>259.760165</text:p>
          </table:table-cell>
          <table:table-cell office:value-type="float" office:value="0.146768" calcext:value-type="float">
            <text:p>0.146768</text:p>
          </table:table-cell>
          <table:table-cell office:value-type="float" office:value="251.761005" calcext:value-type="float">
            <text:p>251.761005</text:p>
          </table:table-cell>
          <table:table-cell office:value-type="float" office:value="7.99915999999999" calcext:value-type="float">
            <text:p>7.99915999999999</text:p>
          </table:table-cell>
          <table:table-cell office:value-type="float" office:value="251.530321757068" calcext:value-type="float">
            <text:p>251.530321757068</text:p>
          </table:table-cell>
          <table:table-cell office:value-type="float" office:value="125.765160878534" calcext:value-type="float">
            <text:p>125.765160878534</text:p>
          </table:table-cell>
          <table:table-cell office:value-type="float" office:value="31.4988797870132" calcext:value-type="float">
            <text:p>31.4988797870132</text:p>
          </table:table-cell>
        </table:table-row>
        <table:table-row table:style-name="ro1">
          <table:table-cell office:value-type="string" calcext:value-type="string">
            <text:p>Good News For People Who Love Bad News</text:p>
          </table:table-cell>
          <table:table-cell office:value-type="string" calcext:value-type="string">
            <text:p>Modest Mouse</text:p>
          </table:table-cell>
          <table:table-cell office:value-type="float" office:value="2004" calcext:value-type="float">
            <text:p>2004</text:p>
          </table:table-cell>
          <table:table-cell office:value-type="float" office:value="68" calcext:value-type="float">
            <text:p>68</text:p>
          </table:table-cell>
          <table:table-cell office:value-type="float" office:value="1161145" calcext:value-type="float">
            <text:p>1161145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3.04156145833333" calcext:value-type="float">
            <text:p>3.04156145833333</text:p>
          </table:table-cell>
          <table:table-cell office:value-type="float" office:value="41.0625" calcext:value-type="float">
            <text:p>41.0625</text:p>
          </table:table-cell>
          <table:table-cell office:value-type="float" office:value="0.4541875" calcext:value-type="float">
            <text:p>0.4541875</text:p>
          </table:table-cell>
          <table:table-cell office:value-type="float" office:value="0.6282" calcext:value-type="float">
            <text:p>0.6282</text:p>
          </table:table-cell>
          <table:table-cell office:value-type="float" office:value="4.9375" calcext:value-type="float">
            <text:p>4.9375</text:p>
          </table:table-cell>
          <table:table-cell office:value-type="float" office:value="-7.64825" calcext:value-type="float">
            <text:p>-7.64825</text:p>
          </table:table-cell>
          <table:table-cell office:value-type="float" office:value="0.75" calcext:value-type="float">
            <text:p>0.75</text:p>
          </table:table-cell>
          <table:table-cell office:value-type="float" office:value="0.0406125" calcext:value-type="float">
            <text:p>0.0406125</text:p>
          </table:table-cell>
          <table:table-cell office:value-type="float" office:value="0.19781125" calcext:value-type="float">
            <text:p>0.19781125</text:p>
          </table:table-cell>
          <table:table-cell office:value-type="float" office:value="0.0841782425" calcext:value-type="float">
            <text:p>0.0841782425</text:p>
          </table:table-cell>
          <table:table-cell office:value-type="float" office:value="0.23635" calcext:value-type="float">
            <text:p>0.23635</text:p>
          </table:table-cell>
          <table:table-cell office:value-type="float" office:value="0.51925" calcext:value-type="float">
            <text:p>0.51925</text:p>
          </table:table-cell>
          <table:table-cell office:value-type="float" office:value="114.9725625" calcext:value-type="float">
            <text:p>114.9725625</text:p>
          </table:table-cell>
          <table:table-cell office:value-type="float" office:value="0.299125" calcext:value-type="float">
            <text:p>0.299125</text:p>
          </table:table-cell>
          <table:table-cell office:value-type="float" office:value="182.4941675" calcext:value-type="float">
            <text:p>182.4941675</text:p>
          </table:table-cell>
          <table:table-cell office:value-type="float" office:value="0.207005625" calcext:value-type="float">
            <text:p>0.207005625</text:p>
          </table:table-cell>
          <table:table-cell office:value-type="float" office:value="175.934735" calcext:value-type="float">
            <text:p>175.934735</text:p>
          </table:table-cell>
          <table:table-cell office:value-type="float" office:value="6.5594325" calcext:value-type="float">
            <text:p>6.5594325</text:p>
          </table:table-cell>
          <table:table-cell office:value-type="float" office:value="226.428599278053" calcext:value-type="float">
            <text:p>226.428599278053</text:p>
          </table:table-cell>
          <table:table-cell office:value-type="float" office:value="113.214299639026" calcext:value-type="float">
            <text:p>113.214299639026</text:p>
          </table:table-cell>
          <table:table-cell office:value-type="float" office:value="28.1310852954062" calcext:value-type="float">
            <text:p>28.1310852954062</text:p>
          </table:table-cell>
        </table:table-row>
        <table:table-row table:style-name="ro1">
          <table:table-cell table:number-columns-repeated="2" office:value-type="string" calcext:value-type="string">
            <text:p>Gorillaz</text:p>
          </table:table-cell>
          <table:table-cell office:value-type="float" office:value="2001" calcext:value-type="float">
            <text:p>2001</text:p>
          </table:table-cell>
          <table:table-cell office:value-type="float" office:value="82" calcext:value-type="float">
            <text:p>82</text:p>
          </table:table-cell>
          <table:table-cell office:value-type="float" office:value="6850741" calcext:value-type="float">
            <text:p>6850741</text:p>
          </table:table-cell>
          <table:table-cell office:value-type="float" office:value="8.77777777777778" calcext:value-type="float">
            <text:p>8.77777777777778</text:p>
          </table:table-cell>
          <table:table-cell office:value-type="float" office:value="18" calcext:value-type="float">
            <text:p>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.9492787037037" calcext:value-type="float">
            <text:p>3.9492787037037</text:p>
          </table:table-cell>
          <table:table-cell office:value-type="float" office:value="48.2222222222222" calcext:value-type="float">
            <text:p>48.222222222222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8222222222222" calcext:value-type="float">
            <text:p>0.698222222222222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-7.82255555555556" calcext:value-type="float">
            <text:p>-7.82255555555556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110522222222222" calcext:value-type="float">
            <text:p>0.110522222222222</text:p>
          </table:table-cell>
          <table:table-cell office:value-type="float" office:value="0.0931172222222222" calcext:value-type="float">
            <text:p>0.093117222222222</text:p>
          </table:table-cell>
          <table:table-cell office:value-type="float" office:value="0.320820172777778" calcext:value-type="float">
            <text:p>0.320820172777778</text:p>
          </table:table-cell>
          <table:table-cell office:value-type="float" office:value="0.12525" calcext:value-type="float">
            <text:p>0.12525</text:p>
          </table:table-cell>
          <table:table-cell office:value-type="float" office:value="0.564722222222222" calcext:value-type="float">
            <text:p>0.564722222222222</text:p>
          </table:table-cell>
          <table:table-cell office:value-type="float" office:value="129.132888888889" calcext:value-type="float">
            <text:p>129.132888888889</text:p>
          </table:table-cell>
          <table:table-cell office:value-type="float" office:value="0.387555555555555" calcext:value-type="float">
            <text:p>0.387555555555555</text:p>
          </table:table-cell>
          <table:table-cell office:value-type="float" office:value="236.957036111111" calcext:value-type="float">
            <text:p>236.957036111111</text:p>
          </table:table-cell>
          <table:table-cell office:value-type="float" office:value="1.78064055555556" calcext:value-type="float">
            <text:p>1.78064055555556</text:p>
          </table:table-cell>
          <table:table-cell office:value-type="float" office:value="227.766791666667" calcext:value-type="float">
            <text:p>227.766791666667</text:p>
          </table:table-cell>
          <table:table-cell office:value-type="float" office:value="9.19024444444445" calcext:value-type="float">
            <text:p>9.19024444444445</text:p>
          </table:table-cell>
          <table:table-cell office:value-type="float" office:value="252.873642286379" calcext:value-type="float">
            <text:p>252.873642286379</text:p>
          </table:table-cell>
          <table:table-cell office:value-type="float" office:value="126.43682114319" calcext:value-type="float">
            <text:p>126.43682114319</text:p>
          </table:table-cell>
          <table:table-cell office:value-type="float" office:value="32.2554822975761" calcext:value-type="float">
            <text:p>32.2554822975761</text:p>
          </table:table-cell>
        </table:table-row>
        <table:table-row table:style-name="ro1">
          <table:table-cell office:value-type="string" calcext:value-type="string">
            <text:p>Greatest Hits 1974-78</text:p>
          </table:table-cell>
          <table:table-cell office:value-type="string" calcext:value-type="string">
            <text:p>Steve Miller Band</text:p>
          </table:table-cell>
          <table:table-cell office:value-type="float" office:value="1978" calcext:value-type="float">
            <text:p>1978</text:p>
          </table:table-cell>
          <table:table-cell office:value-type="float" office:value="72" calcext:value-type="float">
            <text:p>72</text:p>
          </table:table-cell>
          <table:table-cell office:value-type="float" office:value="1928854" calcext:value-type="float">
            <text:p>1928854</text:p>
          </table:table-cell>
          <table:table-cell office:value-type="float" office:value="7.76923076923077" calcext:value-type="float">
            <text:p>7.769230769230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17337948717949" calcext:value-type="float">
            <text:p>3.17337948717949</text:p>
          </table:table-cell>
          <table:table-cell office:value-type="float" office:value="44.1538461538462" calcext:value-type="float">
            <text:p>44.1538461538462</text:p>
          </table:table-cell>
          <table:table-cell office:value-type="float" office:value="0.489153846153846" calcext:value-type="float">
            <text:p>0.489153846153846</text:p>
          </table:table-cell>
          <table:table-cell office:value-type="float" office:value="0.549384615384615" calcext:value-type="float">
            <text:p>0.549384615384615</text:p>
          </table:table-cell>
          <table:table-cell office:value-type="float" office:value="6.84615384615385" calcext:value-type="float">
            <text:p>6.84615384615385</text:p>
          </table:table-cell>
          <table:table-cell office:value-type="float" office:value="-12.8961538461538" calcext:value-type="float">
            <text:p>-12.8961538461538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0611076923076923" calcext:value-type="float">
            <text:p>0.061107692307692</text:p>
          </table:table-cell>
          <table:table-cell office:value-type="float" office:value="0.315960769230769" calcext:value-type="float">
            <text:p>0.315960769230769</text:p>
          </table:table-cell>
          <table:table-cell office:value-type="float" office:value="0.131505353846154" calcext:value-type="float">
            <text:p>0.131505353846154</text:p>
          </table:table-cell>
          <table:table-cell office:value-type="float" office:value="0.232692307692308" calcext:value-type="float">
            <text:p>0.232692307692308</text:p>
          </table:table-cell>
          <table:table-cell office:value-type="float" office:value="0.677576923076923" calcext:value-type="float">
            <text:p>0.677576923076923</text:p>
          </table:table-cell>
          <table:table-cell office:value-type="float" office:value="112.001153846154" calcext:value-type="float">
            <text:p>112.001153846154</text:p>
          </table:table-cell>
          <table:table-cell office:value-type="float" office:value="0.541307692307692" calcext:value-type="float">
            <text:p>0.541307692307692</text:p>
          </table:table-cell>
          <table:table-cell office:value-type="float" office:value="190.403077692308" calcext:value-type="float">
            <text:p>190.403077692308</text:p>
          </table:table-cell>
          <table:table-cell office:value-type="float" office:value="1.77309230769231" calcext:value-type="float">
            <text:p>1.77309230769231</text:p>
          </table:table-cell>
          <table:table-cell office:value-type="float" office:value="179.849412307692" calcext:value-type="float">
            <text:p>179.849412307692</text:p>
          </table:table-cell>
          <table:table-cell office:value-type="float" office:value="10.5536653846154" calcext:value-type="float">
            <text:p>10.5536653846154</text:p>
          </table:table-cell>
          <table:table-cell office:value-type="float" office:value="218.752530201261" calcext:value-type="float">
            <text:p>218.752530201261</text:p>
          </table:table-cell>
          <table:table-cell office:value-type="float" office:value="109.376265100631" calcext:value-type="float">
            <text:p>109.376265100631</text:p>
          </table:table-cell>
          <table:table-cell office:value-type="float" office:value="27.1834684252086" calcext:value-type="float">
            <text:p>27.1834684252086</text:p>
          </table:table-cell>
        </table:table-row>
        <table:table-row table:style-name="ro1">
          <table:table-cell office:value-type="string" calcext:value-type="string">
            <text:p>Homesick</text:p>
          </table:table-cell>
          <table:table-cell office:value-type="string" calcext:value-type="string">
            <text:p>A Day To Remember</text:p>
          </table:table-cell>
          <table:table-cell office:value-type="float" office:value="2009" calcext:value-type="float">
            <text:p>2009</text:p>
          </table:table-cell>
          <table:table-cell office:value-type="float" office:value="76" calcext:value-type="float">
            <text:p>76</text:p>
          </table:table-cell>
          <table:table-cell office:value-type="float" office:value="1870219" calcext:value-type="float">
            <text:p>1870219</text:p>
          </table:table-cell>
          <table:table-cell office:value-type="float" office:value="6.81818181818182" calcext:value-type="float">
            <text:p>6.818181818181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41742878787879" calcext:value-type="float">
            <text:p>3.41742878787879</text:p>
          </table:table-cell>
          <table:table-cell office:value-type="float" office:value="45.7272727272727" calcext:value-type="float">
            <text:p>45.7272727272727</text:p>
          </table:table-cell>
          <table:table-cell office:value-type="float" office:value="0.437636363636364" calcext:value-type="float">
            <text:p>0.437636363636364</text:p>
          </table:table-cell>
          <table:table-cell office:value-type="float" office:value="0.882454545454545" calcext:value-type="float">
            <text:p>0.882454545454545</text:p>
          </table:table-cell>
          <table:table-cell office:value-type="float" office:value="5.36363636363636" calcext:value-type="float">
            <text:p>5.36363636363636</text:p>
          </table:table-cell>
          <table:table-cell office:value-type="float" office:value="-5.33445454545455" calcext:value-type="float">
            <text:p>-5.3344545454545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0949363636363637" calcext:value-type="float">
            <text:p>0.094936363636364</text:p>
          </table:table-cell>
          <table:table-cell office:value-type="float" office:value="0.0103819636363636" calcext:value-type="float">
            <text:p>0.010381963636364</text:p>
          </table:table-cell>
          <table:table-cell office:value-type="float" office:value="0.00000199272727272727" calcext:value-type="float">
            <text:p>1.99272727272727E-06</text:p>
          </table:table-cell>
          <table:table-cell office:value-type="float" office:value="0.300409090909091" calcext:value-type="float">
            <text:p>0.300409090909091</text:p>
          </table:table-cell>
          <table:table-cell office:value-type="float" office:value="0.584454545454545" calcext:value-type="float">
            <text:p>0.584454545454545</text:p>
          </table:table-cell>
          <table:table-cell office:value-type="float" office:value="138.971545454545" calcext:value-type="float">
            <text:p>138.971545454545</text:p>
          </table:table-cell>
          <table:table-cell office:value-type="float" office:value="0.453818181818182" calcext:value-type="float">
            <text:p>0.453818181818182</text:p>
          </table:table-cell>
          <table:table-cell office:value-type="float" office:value="205.046059090909" calcext:value-type="float">
            <text:p>205.046059090909</text:p>
          </table:table-cell>
          <table:table-cell office:value-type="float" office:value="0.336334545454545" calcext:value-type="float">
            <text:p>0.336334545454545</text:p>
          </table:table-cell>
          <table:table-cell office:value-type="float" office:value="196.181918181818" calcext:value-type="float">
            <text:p>196.181918181818</text:p>
          </table:table-cell>
          <table:table-cell office:value-type="float" office:value="8.86414090909091" calcext:value-type="float">
            <text:p>8.86414090909091</text:p>
          </table:table-cell>
          <table:table-cell office:value-type="float" office:value="269.654702903006" calcext:value-type="float">
            <text:p>269.654702903006</text:p>
          </table:table-cell>
          <table:table-cell office:value-type="float" office:value="134.827351451503" calcext:value-type="float">
            <text:p>134.827351451503</text:p>
          </table:table-cell>
          <table:table-cell office:value-type="float" office:value="33.6360646603678" calcext:value-type="float">
            <text:p>33.6360646603678</text:p>
          </table:table-cell>
        </table:table-row>
        <table:table-row table:style-name="ro1">
          <table:table-cell office:value-type="string" calcext:value-type="string">
            <text:p>How To Be A Human Being</text:p>
          </table:table-cell>
          <table:table-cell office:value-type="string" calcext:value-type="string">
            <text:p>Glass Animals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 office:value-type="float" office:value="1671565" calcext:value-type="float">
            <text:p>167156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454545454545455" calcext:value-type="float">
            <text:p>0.454545454545455</text:p>
          </table:table-cell>
          <table:table-cell office:value-type="float" office:value="3.92968484848485" calcext:value-type="float">
            <text:p>3.92968484848485</text:p>
          </table:table-cell>
          <table:table-cell office:value-type="float" office:value="62.6363636363636" calcext:value-type="float">
            <text:p>62.6363636363636</text:p>
          </table:table-cell>
          <table:table-cell office:value-type="float" office:value="0.658818181818182" calcext:value-type="float">
            <text:p>0.658818181818182</text:p>
          </table:table-cell>
          <table:table-cell office:value-type="float" office:value="0.521454545454545" calcext:value-type="float">
            <text:p>0.521454545454545</text:p>
          </table:table-cell>
          <table:table-cell office:value-type="float" office:value="5.81818181818182" calcext:value-type="float">
            <text:p>5.81818181818182</text:p>
          </table:table-cell>
          <table:table-cell office:value-type="float" office:value="-9.21" calcext:value-type="float">
            <text:p>-9.2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0.116609090909091" calcext:value-type="float">
            <text:p>0.116609090909091</text:p>
          </table:table-cell>
          <table:table-cell office:value-type="float" office:value="0.300463636363636" calcext:value-type="float">
            <text:p>0.300463636363636</text:p>
          </table:table-cell>
          <table:table-cell office:value-type="float" office:value="0.0497705209090909" calcext:value-type="float">
            <text:p>0.049770520909091</text:p>
          </table:table-cell>
          <table:table-cell office:value-type="float" office:value="0.191045454545454" calcext:value-type="float">
            <text:p>0.191045454545454</text:p>
          </table:table-cell>
          <table:table-cell office:value-type="float" office:value="0.576545454545455" calcext:value-type="float">
            <text:p>0.576545454545455</text:p>
          </table:table-cell>
          <table:table-cell office:value-type="float" office:value="119.939727272727" calcext:value-type="float">
            <text:p>119.939727272727</text:p>
          </table:table-cell>
          <table:table-cell office:value-type="float" office:value="0.475454545454545" calcext:value-type="float">
            <text:p>0.475454545454545</text:p>
          </table:table-cell>
          <table:table-cell office:value-type="float" office:value="235.781534545455" calcext:value-type="float">
            <text:p>235.781534545455</text:p>
          </table:table-cell>
          <table:table-cell office:value-type="float" office:value="0.207845454545455" calcext:value-type="float">
            <text:p>0.207845454545455</text:p>
          </table:table-cell>
          <table:table-cell office:value-type="float" office:value="227.957356363636" calcext:value-type="float">
            <text:p>227.957356363636</text:p>
          </table:table-cell>
          <table:table-cell office:value-type="float" office:value="7.82417818181818" calcext:value-type="float">
            <text:p>7.82417818181818</text:p>
          </table:table-cell>
          <table:table-cell office:value-type="float" office:value="237.098266957787" calcext:value-type="float">
            <text:p>237.098266957787</text:p>
          </table:table-cell>
          <table:table-cell office:value-type="float" office:value="118.549133478894" calcext:value-type="float">
            <text:p>118.549133478894</text:p>
          </table:table-cell>
          <table:table-cell office:value-type="float" office:value="29.3127843464624" calcext:value-type="float">
            <text:p>29.3127843464624</text:p>
          </table:table-cell>
        </table:table-row>
        <table:table-row table:style-name="ro1">
          <table:table-cell office:value-type="string" calcext:value-type="string">
            <text:p>Humanz (Deluxe)</text:p>
          </table:table-cell>
          <table:table-cell office:value-type="string" calcext:value-type="string">
            <text:p>Gorillaz</text:p>
          </table:table-cell>
          <table:table-cell office:value-type="float" office:value="2017" calcext:value-type="float">
            <text:p>2017</text:p>
          </table:table-cell>
          <table:table-cell office:value-type="float" office:value="82" calcext:value-type="float">
            <text:p>82</text:p>
          </table:table-cell>
          <table:table-cell office:value-type="float" office:value="6850741" calcext:value-type="float">
            <text:p>6850741</text:p>
          </table:table-cell>
          <table:table-cell office:value-type="float" office:value="13.5" calcext:value-type="float">
            <text:p>13.5</text:p>
          </table:table-cell>
          <table:table-cell office:value-type="float" office:value="26" calcext:value-type="float">
            <text:p>26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2.66119807692308" calcext:value-type="float">
            <text:p>2.66119807692308</text:p>
          </table:table-cell>
          <table:table-cell office:value-type="float" office:value="40.8461538461538" calcext:value-type="float">
            <text:p>40.8461538461538</text:p>
          </table:table-cell>
          <table:table-cell office:value-type="float" office:value="0.467769230769231" calcext:value-type="float">
            <text:p>0.467769230769231</text:p>
          </table:table-cell>
          <table:table-cell office:value-type="float" office:value="0.718923076923077" calcext:value-type="float">
            <text:p>0.718923076923077</text:p>
          </table:table-cell>
          <table:table-cell office:value-type="float" office:value="4.34615384615385" calcext:value-type="float">
            <text:p>4.34615384615385</text:p>
          </table:table-cell>
          <table:table-cell office:value-type="float" office:value="-8.13803846153846" calcext:value-type="float">
            <text:p>-8.13803846153846</text:p>
          </table:table-cell>
          <table:table-cell office:value-type="float" office:value="0.653846153846154" calcext:value-type="float">
            <text:p>0.653846153846154</text:p>
          </table:table-cell>
          <table:table-cell office:value-type="float" office:value="0.122426923076923" calcext:value-type="float">
            <text:p>0.122426923076923</text:p>
          </table:table-cell>
          <table:table-cell office:value-type="float" office:value="0.245119423076923" calcext:value-type="float">
            <text:p>0.245119423076923</text:p>
          </table:table-cell>
          <table:table-cell office:value-type="float" office:value="0.085650646923077" calcext:value-type="float">
            <text:p>0.085650646923077</text:p>
          </table:table-cell>
          <table:table-cell office:value-type="float" office:value="0.389703846153846" calcext:value-type="float">
            <text:p>0.389703846153846</text:p>
          </table:table-cell>
          <table:table-cell office:value-type="float" office:value="0.361542307692308" calcext:value-type="float">
            <text:p>0.361542307692308</text:p>
          </table:table-cell>
          <table:table-cell office:value-type="float" office:value="105.654076923077" calcext:value-type="float">
            <text:p>105.654076923077</text:p>
          </table:table-cell>
          <table:table-cell office:value-type="float" office:value="0.380384615384615" calcext:value-type="float">
            <text:p>0.380384615384615</text:p>
          </table:table-cell>
          <table:table-cell office:value-type="float" office:value="159.672308846154" calcext:value-type="float">
            <text:p>159.672308846154</text:p>
          </table:table-cell>
          <table:table-cell office:value-type="float" office:value="0.536264230769231" calcext:value-type="float">
            <text:p>0.536264230769231</text:p>
          </table:table-cell>
          <table:table-cell office:value-type="float" office:value="155.988833461538" calcext:value-type="float">
            <text:p>155.988833461538</text:p>
          </table:table-cell>
          <table:table-cell office:value-type="float" office:value="3.68347538461539" calcext:value-type="float">
            <text:p>3.68347538461539</text:p>
          </table:table-cell>
          <table:table-cell office:value-type="float" office:value="208.647702584336" calcext:value-type="float">
            <text:p>208.647702584336</text:p>
          </table:table-cell>
          <table:table-cell office:value-type="float" office:value="104.376943187159" calcext:value-type="float">
            <text:p>104.376943187159</text:p>
          </table:table-cell>
          <table:table-cell office:value-type="float" office:value="27.7988149481215" calcext:value-type="float">
            <text:p>27.7988149481215</text:p>
          </table:table-cell>
        </table:table-row>
        <table:table-row table:style-name="ro1">
          <table:table-cell office:value-type="string" calcext:value-type="string">
            <text:p>I-Empire</text:p>
          </table:table-cell>
          <table:table-cell office:value-type="string" calcext:value-type="string">
            <text:p>Angels &amp; Airwaves</text:p>
          </table:table-cell>
          <table:table-cell office:value-type="float" office:value="2007" calcext:value-type="float">
            <text:p>2007</text:p>
          </table:table-cell>
          <table:table-cell office:value-type="float" office:value="63" calcext:value-type="float">
            <text:p>63</text:p>
          </table:table-cell>
          <table:table-cell office:value-type="float" office:value="523382" calcext:value-type="float">
            <text:p>523382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.41645972222222" calcext:value-type="float">
            <text:p>4.41645972222222</text:p>
          </table:table-cell>
          <table:table-cell office:value-type="float" office:value="40.5" calcext:value-type="float">
            <text:p>40.5</text:p>
          </table:table-cell>
          <table:table-cell office:value-type="float" office:value="0.503833333333333" calcext:value-type="float">
            <text:p>0.503833333333333</text:p>
          </table:table-cell>
          <table:table-cell office:value-type="float" office:value="0.870083333333333" calcext:value-type="float">
            <text:p>0.870083333333333</text:p>
          </table:table-cell>
          <table:table-cell office:value-type="float" office:value="4.16666666666667" calcext:value-type="float">
            <text:p>4.16666666666667</text:p>
          </table:table-cell>
          <table:table-cell office:value-type="float" office:value="-6.34533333333333" calcext:value-type="float">
            <text:p>-6.345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505416666666667" calcext:value-type="float">
            <text:p>0.050541666666667</text:p>
          </table:table-cell>
          <table:table-cell office:value-type="float" office:value="0.0359557833333333" calcext:value-type="float">
            <text:p>0.035955783333333</text:p>
          </table:table-cell>
          <table:table-cell office:value-type="float" office:value="0.1494402925" calcext:value-type="float">
            <text:p>0.1494402925</text:p>
          </table:table-cell>
          <table:table-cell office:value-type="float" office:value="0.200291666666667" calcext:value-type="float">
            <text:p>0.200291666666667</text:p>
          </table:table-cell>
          <table:table-cell office:value-type="float" office:value="0.510166666666667" calcext:value-type="float">
            <text:p>0.510166666666667</text:p>
          </table:table-cell>
          <table:table-cell office:value-type="float" office:value="145.00825" calcext:value-type="float">
            <text:p>145.00825</text:p>
          </table:table-cell>
          <table:table-cell office:value-type="float" office:value="0.6755" calcext:value-type="float">
            <text:p>0.6755</text:p>
          </table:table-cell>
          <table:table-cell office:value-type="float" office:value="264.987775833333" calcext:value-type="float">
            <text:p>264.987775833333</text:p>
          </table:table-cell>
          <table:table-cell office:value-type="float" office:value="0.452826666666667" calcext:value-type="float">
            <text:p>0.452826666666667</text:p>
          </table:table-cell>
          <table:table-cell office:value-type="float" office:value="255.0727725" calcext:value-type="float">
            <text:p>255.0727725</text:p>
          </table:table-cell>
          <table:table-cell office:value-type="float" office:value="9.91500333333333" calcext:value-type="float">
            <text:p>9.91500333333333</text:p>
          </table:table-cell>
          <table:table-cell office:value-type="float" office:value="288.522542893668" calcext:value-type="float">
            <text:p>288.522542893668</text:p>
          </table:table-cell>
          <table:table-cell office:value-type="float" office:value="144.261271446834" calcext:value-type="float">
            <text:p>144.261271446834</text:p>
          </table:table-cell>
          <table:table-cell office:value-type="float" office:value="36.0071892802034" calcext:value-type="float">
            <text:p>36.0071892802034</text:p>
          </table:table-cell>
        </table:table-row>
        <table:table-row table:style-name="ro1">
          <table:table-cell office:value-type="string" calcext:value-type="string">
            <text:p>Illmatic</text:p>
          </table:table-cell>
          <table:table-cell office:value-type="string" calcext:value-type="string">
            <text:p>Nas</text:p>
          </table:table-cell>
          <table:table-cell office:value-type="float" office:value="1994" calcext:value-type="float">
            <text:p>1994</text:p>
          </table:table-cell>
          <table:table-cell office:value-type="float" office:value="77" calcext:value-type="float">
            <text:p>77</text:p>
          </table:table-cell>
          <table:table-cell office:value-type="float" office:value="2322514" calcext:value-type="float">
            <text:p>2322514</text:p>
          </table:table-cell>
          <table:table-cell office:value-type="float" office:value="5.88888888888889" calcext:value-type="float">
            <text:p>5.8888888888888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8794537037037" calcext:value-type="float">
            <text:p>3.8794537037037</text:p>
          </table:table-cell>
          <table:table-cell office:value-type="float" office:value="57" calcext:value-type="float">
            <text:p>57</text:p>
          </table:table-cell>
          <table:table-cell office:value-type="float" office:value="0.717777777777778" calcext:value-type="float">
            <text:p>0.717777777777778</text:p>
          </table:table-cell>
          <table:table-cell office:value-type="float" office:value="0.761777777777778" calcext:value-type="float">
            <text:p>0.761777777777778</text:p>
          </table:table-cell>
          <table:table-cell office:value-type="float" office:value="4.22222222222222" calcext:value-type="float">
            <text:p>4.22222222222222</text:p>
          </table:table-cell>
          <table:table-cell office:value-type="float" office:value="-5.73333333333333" calcext:value-type="float">
            <text:p>-5.7333333333333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251" calcext:value-type="float">
            <text:p>0.251</text:p>
          </table:table-cell>
          <table:table-cell office:value-type="float" office:value="0.150610777777778" calcext:value-type="float">
            <text:p>0.150610777777778</text:p>
          </table:table-cell>
          <table:table-cell office:value-type="float" office:value="0.00479027222222222" calcext:value-type="float">
            <text:p>0.004790272222222</text:p>
          </table:table-cell>
          <table:table-cell office:value-type="float" office:value="0.203666666666667" calcext:value-type="float">
            <text:p>0.203666666666667</text:p>
          </table:table-cell>
          <table:table-cell office:value-type="float" office:value="0.594555555555556" calcext:value-type="float">
            <text:p>0.594555555555556</text:p>
          </table:table-cell>
          <table:table-cell office:value-type="float" office:value="90.1582222222222" calcext:value-type="float">
            <text:p>90.1582222222222</text:p>
          </table:table-cell>
          <table:table-cell office:value-type="float" office:value="0.401888888888889" calcext:value-type="float">
            <text:p>0.401888888888889</text:p>
          </table:table-cell>
          <table:table-cell office:value-type="float" office:value="232.767405555556" calcext:value-type="float">
            <text:p>232.767405555556</text:p>
          </table:table-cell>
          <table:table-cell office:value-type="float" office:value="0.0839455555555556" calcext:value-type="float">
            <text:p>0.083945555555556</text:p>
          </table:table-cell>
          <table:table-cell office:value-type="float" office:value="222.343322222222" calcext:value-type="float">
            <text:p>222.343322222222</text:p>
          </table:table-cell>
          <table:table-cell office:value-type="float" office:value="10.4240833333333" calcext:value-type="float">
            <text:p>10.4240833333333</text:p>
          </table:table-cell>
          <table:table-cell office:value-type="float" office:value="179.374904184538" calcext:value-type="float">
            <text:p>179.374904184538</text:p>
          </table:table-cell>
          <table:table-cell office:value-type="float" office:value="89.6874520922692" calcext:value-type="float">
            <text:p>89.6874520922692</text:p>
          </table:table-cell>
          <table:table-cell office:value-type="float" office:value="22.2276332536722" calcext:value-type="float">
            <text:p>22.2276332536722</text:p>
          </table:table-cell>
        </table:table-row>
        <table:table-row table:style-name="ro1">
          <table:table-cell office:value-type="string" calcext:value-type="string">
            <text:p>Illmatic</text:p>
          </table:table-cell>
          <table:table-cell office:value-type="string" calcext:value-type="string">
            <text:p>Nas</text:p>
          </table:table-cell>
          <table:table-cell office:value-type="float" office:value="1994" calcext:value-type="float">
            <text:p>1994</text:p>
          </table:table-cell>
          <table:table-cell office:value-type="float" office:value="77" calcext:value-type="float">
            <text:p>77</text:p>
          </table:table-cell>
          <table:table-cell office:value-type="float" office:value="2322514" calcext:value-type="float">
            <text:p>23225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89955" calcext:value-type="float">
            <text:p>4.89955</text:p>
          </table:table-cell>
          <table:table-cell office:value-type="float" office:value="66" calcext:value-type="float">
            <text:p>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91" calcext:value-type="float">
            <text:p>0.91</text:p>
          </table:table-cell>
          <table:table-cell office:value-type="float" office:value="6" calcext:value-type="float">
            <text:p>6</text:p>
          </table:table-cell>
          <table:table-cell office:value-type="float" office:value="-4.682" calcext:value-type="float">
            <text:p>-4.682</text:p>
          </table:table-cell>
          <table:table-cell office:value-type="float" office:value="0" calcext:value-type="float">
            <text:p>0</text:p>
          </table:table-cell>
          <table:table-cell office:value-type="float" office:value="0.223" calcext:value-type="float">
            <text:p>0.223</text:p>
          </table:table-cell>
          <table:table-cell office:value-type="float" office:value="0.0394" calcext:value-type="float">
            <text:p>0.0394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887" calcext:value-type="float">
            <text:p>0.887</text:p>
          </table:table-cell>
          <table:table-cell office:value-type="float" office:value="84.099" calcext:value-type="float">
            <text:p>84.099</text:p>
          </table:table-cell>
          <table:table-cell office:value-type="float" office:value="0.126" calcext:value-type="float">
            <text:p>0.126</text:p>
          </table:table-cell>
          <table:table-cell office:value-type="float" office:value="293.97333" calcext:value-type="float">
            <text:p>293.97333</text:p>
          </table:table-cell>
          <table:table-cell office:value-type="float" office:value="0" calcext:value-type="float">
            <text:p>0</text:p>
          </table:table-cell>
          <table:table-cell office:value-type="float" office:value="283.2312" calcext:value-type="float">
            <text:p>283.2312</text:p>
          </table:table-cell>
          <table:table-cell office:value-type="float" office:value="10.74213" calcext:value-type="float">
            <text:p>10.74213</text:p>
          </table:table-cell>
          <table:table-cell office:value-type="float" office:value="166.545907277199" calcext:value-type="float">
            <text:p>166.545907277199</text:p>
          </table:table-cell>
          <table:table-cell office:value-type="float" office:value="83.2729536385995" calcext:value-type="float">
            <text:p>83.2729536385995</text:p>
          </table:table-cell>
          <table:table-cell office:value-type="float" office:value="20.8182384096499" calcext:value-type="float">
            <text:p>20.8182384096499</text:p>
          </table:table-cell>
        </table:table-row>
        <table:table-row table:style-name="ro1">
          <table:table-cell office:value-type="string" calcext:value-type="string">
            <text:p>Leftoverture (Expanded Edition)</text:p>
          </table:table-cell>
          <table:table-cell office:value-type="string" calcext:value-type="string">
            <text:p>Kansas</text:p>
          </table:table-cell>
          <table:table-cell office:value-type="float" office:value="1976" calcext:value-type="float">
            <text:p>1976</text:p>
          </table:table-cell>
          <table:table-cell office:value-type="float" office:value="70" calcext:value-type="float">
            <text:p>70</text:p>
          </table:table-cell>
          <table:table-cell office:value-type="float" office:value="1036798" calcext:value-type="float">
            <text:p>1036798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48892833333333" calcext:value-type="float">
            <text:p>5.48892833333333</text:p>
          </table:table-cell>
          <table:table-cell office:value-type="float" office:value="37.3" calcext:value-type="float">
            <text:p>37.3</text:p>
          </table:table-cell>
          <table:table-cell office:value-type="float" office:value="0.3725" calcext:value-type="float">
            <text:p>0.3725</text:p>
          </table:table-cell>
          <table:table-cell office:value-type="float" office:value="0.7311" calcext:value-type="float">
            <text:p>0.7311</text:p>
          </table:table-cell>
          <table:table-cell office:value-type="float" office:value="4.8" calcext:value-type="float">
            <text:p>4.8</text:p>
          </table:table-cell>
          <table:table-cell office:value-type="float" office:value="-6.2995" calcext:value-type="float">
            <text:p>-6.2995</text:p>
          </table:table-cell>
          <table:table-cell office:value-type="float" office:value="0.7" calcext:value-type="float">
            <text:p>0.7</text:p>
          </table:table-cell>
          <table:table-cell office:value-type="float" office:value="0.04245" calcext:value-type="float">
            <text:p>0.04245</text:p>
          </table:table-cell>
          <table:table-cell office:value-type="float" office:value="0.076761" calcext:value-type="float">
            <text:p>0.076761</text:p>
          </table:table-cell>
          <table:table-cell office:value-type="float" office:value="0.023287789" calcext:value-type="float">
            <text:p>0.023287789</text:p>
          </table:table-cell>
          <table:table-cell office:value-type="float" office:value="0.356" calcext:value-type="float">
            <text:p>0.356</text:p>
          </table:table-cell>
          <table:table-cell office:value-type="float" office:value="0.5249" calcext:value-type="float">
            <text:p>0.5249</text:p>
          </table:table-cell>
          <table:table-cell office:value-type="float" office:value="122.0601" calcext:value-type="float">
            <text:p>122.0601</text:p>
          </table:table-cell>
          <table:table-cell office:value-type="float" office:value="0.3993" calcext:value-type="float">
            <text:p>0.3993</text:p>
          </table:table-cell>
          <table:table-cell office:value-type="float" office:value="329.335998" calcext:value-type="float">
            <text:p>329.335998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321.034452" calcext:value-type="float">
            <text:p>321.034452</text:p>
          </table:table-cell>
          <table:table-cell office:value-type="float" office:value="8.30154600000001" calcext:value-type="float">
            <text:p>8.30154600000001</text:p>
          </table:table-cell>
          <table:table-cell office:value-type="float" office:value="244.782308707877" calcext:value-type="float">
            <text:p>244.782308707877</text:p>
          </table:table-cell>
          <table:table-cell office:value-type="float" office:value="122.391154353938" calcext:value-type="float">
            <text:p>122.391154353938</text:p>
          </table:table-cell>
          <table:table-cell office:value-type="float" office:value="30.6181000380685" calcext:value-type="float">
            <text:p>30.6181000380685</text:p>
          </table:table-cell>
        </table:table-row>
        <table:table-row table:style-name="ro1">
          <table:table-cell office:value-type="string" calcext:value-type="string">
            <text:p>Legends Never Die</text:p>
          </table:table-cell>
          <table:table-cell office:value-type="string" calcext:value-type="string">
            <text:p>R.A. The Rugged Man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103258" calcext:value-type="float">
            <text:p>103258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.17846203703704" calcext:value-type="float">
            <text:p>3.17846203703704</text:p>
          </table:table-cell>
          <table:table-cell office:value-type="float" office:value="22.7777777777778" calcext:value-type="float">
            <text:p>22.7777777777778</text:p>
          </table:table-cell>
          <table:table-cell office:value-type="float" office:value="0.6225" calcext:value-type="float">
            <text:p>0.6225</text:p>
          </table:table-cell>
          <table:table-cell office:value-type="float" office:value="0.836388888888889" calcext:value-type="float">
            <text:p>0.836388888888889</text:p>
          </table:table-cell>
          <table:table-cell office:value-type="float" office:value="6.83333333333333" calcext:value-type="float">
            <text:p>6.83333333333333</text:p>
          </table:table-cell>
          <table:table-cell office:value-type="float" office:value="-4.00183333333333" calcext:value-type="float">
            <text:p>-4.001833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15333333333333" calcext:value-type="float">
            <text:p>0.315333333333333</text:p>
          </table:table-cell>
          <table:table-cell office:value-type="float" office:value="0.212483333333333" calcext:value-type="float">
            <text:p>0.212483333333333</text:p>
          </table:table-cell>
          <table:table-cell office:value-type="float" office:value="0.0000658483333333333" calcext:value-type="float">
            <text:p>6.58483333333333E-05</text:p>
          </table:table-cell>
          <table:table-cell office:value-type="float" office:value="0.300172222222222" calcext:value-type="float">
            <text:p>0.300172222222222</text:p>
          </table:table-cell>
          <table:table-cell office:value-type="float" office:value="0.7375" calcext:value-type="float">
            <text:p>0.7375</text:p>
          </table:table-cell>
          <table:table-cell office:value-type="float" office:value="99.6317777777778" calcext:value-type="float">
            <text:p>99.6317777777778</text:p>
          </table:table-cell>
          <table:table-cell office:value-type="float" office:value="0.379166666666667" calcext:value-type="float">
            <text:p>0.379166666666667</text:p>
          </table:table-cell>
          <table:table-cell office:value-type="float" office:value="190.708246111111" calcext:value-type="float">
            <text:p>190.708246111111</text:p>
          </table:table-cell>
          <table:table-cell office:value-type="float" office:value="0.00451" calcext:value-type="float">
            <text:p>0.00451</text:p>
          </table:table-cell>
          <table:table-cell office:value-type="float" office:value="186.820091111111" calcext:value-type="float">
            <text:p>186.820091111111</text:p>
          </table:table-cell>
          <table:table-cell office:value-type="float" office:value="3.888155" calcext:value-type="float">
            <text:p>3.888155</text:p>
          </table:table-cell>
          <table:table-cell office:value-type="float" office:value="195.458215136532" calcext:value-type="float">
            <text:p>195.458215136532</text:p>
          </table:table-cell>
          <table:table-cell office:value-type="float" office:value="97.7291075682662" calcext:value-type="float">
            <text:p>97.7291075682662</text:p>
          </table:table-cell>
          <table:table-cell office:value-type="float" office:value="25.1414797145347" calcext:value-type="float">
            <text:p>25.1414797145347</text:p>
          </table:table-cell>
        </table:table-row>
        <table:table-row table:style-name="ro1">
          <table:table-cell office:value-type="string" calcext:value-type="string">
            <text:p>MM..FOOD</text:p>
          </table:table-cell>
          <table:table-cell office:value-type="string" calcext:value-type="string">
            <text:p>MF DOOM</text:p>
          </table:table-cell>
          <table:table-cell office:value-type="float" office:value="2004" calcext:value-type="float">
            <text:p>2004</text:p>
          </table:table-cell>
          <table:table-cell office:value-type="float" office:value="75" calcext:value-type="float">
            <text:p>75</text:p>
          </table:table-cell>
          <table:table-cell office:value-type="float" office:value="905380" calcext:value-type="float">
            <text:p>90538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.26086888888889" calcext:value-type="float">
            <text:p>3.26086888888889</text:p>
          </table:table-cell>
          <table:table-cell office:value-type="float" office:value="53.2" calcext:value-type="float">
            <text:p>53.2</text:p>
          </table:table-cell>
          <table:table-cell office:value-type="float" office:value="0.6036" calcext:value-type="float">
            <text:p>0.6036</text:p>
          </table:table-cell>
          <table:table-cell office:value-type="float" office:value="0.755466666666667" calcext:value-type="float">
            <text:p>0.755466666666667</text:p>
          </table:table-cell>
          <table:table-cell office:value-type="float" office:value="5.73333333333333" calcext:value-type="float">
            <text:p>5.73333333333333</text:p>
          </table:table-cell>
          <table:table-cell office:value-type="float" office:value="-6.96246666666667" calcext:value-type="float">
            <text:p>-6.9624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33" calcext:value-type="float">
            <text:p>0.33</text:p>
          </table:table-cell>
          <table:table-cell office:value-type="float" office:value="0.261466666666667" calcext:value-type="float">
            <text:p>0.261466666666667</text:p>
          </table:table-cell>
          <table:table-cell office:value-type="float" office:value="0.000368713333333333" calcext:value-type="float">
            <text:p>0.000368713333333</text:p>
          </table:table-cell>
          <table:table-cell office:value-type="float" office:value="0.45432" calcext:value-type="float">
            <text:p>0.45432</text:p>
          </table:table-cell>
          <table:table-cell office:value-type="float" office:value="0.753" calcext:value-type="float">
            <text:p>0.753</text:p>
          </table:table-cell>
          <table:table-cell office:value-type="float" office:value="104.5468" calcext:value-type="float">
            <text:p>104.5468</text:p>
          </table:table-cell>
          <table:table-cell office:value-type="float" office:value="0.384866666666667" calcext:value-type="float">
            <text:p>0.384866666666667</text:p>
          </table:table-cell>
          <table:table-cell office:value-type="float" office:value="195.652445333333" calcext:value-type="float">
            <text:p>195.652445333333</text:p>
          </table:table-cell>
          <table:table-cell office:value-type="float" office:value="0.0243986666666667" calcext:value-type="float">
            <text:p>0.024398666666667</text:p>
          </table:table-cell>
          <table:table-cell office:value-type="float" office:value="195.229612" calcext:value-type="float">
            <text:p>195.229612</text:p>
          </table:table-cell>
          <table:table-cell office:value-type="float" office:value="0.422833333333333" calcext:value-type="float">
            <text:p>0.422833333333333</text:p>
          </table:table-cell>
          <table:table-cell office:value-type="float" office:value="207.176679173433" calcext:value-type="float">
            <text:p>207.176679173433</text:p>
          </table:table-cell>
          <table:table-cell office:value-type="float" office:value="103.62879266115" calcext:value-type="float">
            <text:p>103.62879266115</text:p>
          </table:table-cell>
          <table:table-cell office:value-type="float" office:value="26.8578042433804" calcext:value-type="float">
            <text:p>26.8578042433804</text:p>
          </table:table-cell>
        </table:table-row>
        <table:table-row table:style-name="ro1">
          <table:table-cell office:value-type="string" calcext:value-type="string">
            <text:p>Madvillainy</text:p>
          </table:table-cell>
          <table:table-cell office:value-type="string" calcext:value-type="string">
            <text:p>Madvillain</text:p>
          </table:table-cell>
          <table:table-cell office:value-type="float" office:value="2004" calcext:value-type="float">
            <text:p>2004</text:p>
          </table:table-cell>
          <table:table-cell office:value-type="float" office:value="67" calcext:value-type="float">
            <text:p>67</text:p>
          </table:table-cell>
          <table:table-cell office:value-type="float" office:value="359540" calcext:value-type="float">
            <text:p>359540</text:p>
          </table:table-cell>
          <table:table-cell office:value-type="float" office:value="11.5" calcext:value-type="float">
            <text:p>11.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.10770151515152" calcext:value-type="float">
            <text:p>2.10770151515152</text:p>
          </table:table-cell>
          <table:table-cell office:value-type="float" office:value="54.7727272727273" calcext:value-type="float">
            <text:p>54.7727272727273</text:p>
          </table:table-cell>
          <table:table-cell office:value-type="float" office:value="0.48" calcext:value-type="float">
            <text:p>0.48</text:p>
          </table:table-cell>
          <table:table-cell office:value-type="float" office:value="0.749590909090909" calcext:value-type="float">
            <text:p>0.749590909090909</text:p>
          </table:table-cell>
          <table:table-cell office:value-type="float" office:value="5.81818181818182" calcext:value-type="float">
            <text:p>5.81818181818182</text:p>
          </table:table-cell>
          <table:table-cell office:value-type="float" office:value="-8.70295454545455" calcext:value-type="float">
            <text:p>-8.70295454545455</text:p>
          </table:table-cell>
          <table:table-cell office:value-type="float" office:value="0.590909090909091" calcext:value-type="float">
            <text:p>0.590909090909091</text:p>
          </table:table-cell>
          <table:table-cell office:value-type="float" office:value="0.324563636363636" calcext:value-type="float">
            <text:p>0.324563636363636</text:p>
          </table:table-cell>
          <table:table-cell office:value-type="float" office:value="0.304014545454545" calcext:value-type="float">
            <text:p>0.304014545454545</text:p>
          </table:table-cell>
          <table:table-cell office:value-type="float" office:value="0.0717581877272727" calcext:value-type="float">
            <text:p>0.071758187727273</text:p>
          </table:table-cell>
          <table:table-cell office:value-type="float" office:value="0.421713636363636" calcext:value-type="float">
            <text:p>0.421713636363636</text:p>
          </table:table-cell>
          <table:table-cell office:value-type="float" office:value="0.603090909090909" calcext:value-type="float">
            <text:p>0.603090909090909</text:p>
          </table:table-cell>
          <table:table-cell office:value-type="float" office:value="111.435318181818" calcext:value-type="float">
            <text:p>111.435318181818</text:p>
          </table:table-cell>
          <table:table-cell office:value-type="float" office:value="0.331" calcext:value-type="float">
            <text:p>0.331</text:p>
          </table:table-cell>
          <table:table-cell office:value-type="float" office:value="126.462425909091" calcext:value-type="float">
            <text:p>126.462425909091</text:p>
          </table:table-cell>
          <table:table-cell office:value-type="float" office:value="0.135155909090909" calcext:value-type="float">
            <text:p>0.135155909090909</text:p>
          </table:table-cell>
          <table:table-cell office:value-type="float" office:value="125.271498181818" calcext:value-type="float">
            <text:p>125.271498181818</text:p>
          </table:table-cell>
          <table:table-cell office:value-type="float" office:value="1.19092772727273" calcext:value-type="float">
            <text:p>1.19092772727273</text:p>
          </table:table-cell>
          <table:table-cell office:value-type="float" office:value="221.384159928918" calcext:value-type="float">
            <text:p>221.384159928918</text:p>
          </table:table-cell>
          <table:table-cell office:value-type="float" office:value="110.692079964459" calcext:value-type="float">
            <text:p>110.692079964459</text:p>
          </table:table-cell>
          <table:table-cell office:value-type="float" office:value="27.8704642664442" calcext:value-type="float">
            <text:p>27.8704642664442</text:p>
          </table:table-cell>
        </table:table-row>
        <table:table-row table:style-name="ro1">
          <table:table-cell office:value-type="string" calcext:value-type="string">
            <text:p>Man On The Moon II: The Legend Of Mr. Rager</text:p>
          </table:table-cell>
          <table:table-cell office:value-type="string" calcext:value-type="string">
            <text:p>Kid Cudi</text:p>
          </table:table-cell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  <table:table-cell office:value-type="float" office:value="4767708" calcext:value-type="float">
            <text:p>476770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0.588235294117647" calcext:value-type="float">
            <text:p>0.588235294117647</text:p>
          </table:table-cell>
          <table:table-cell office:value-type="float" office:value="3.65096176470588" calcext:value-type="float">
            <text:p>3.65096176470588</text:p>
          </table:table-cell>
          <table:table-cell office:value-type="float" office:value="55.7647058823529" calcext:value-type="float">
            <text:p>55.7647058823529</text:p>
          </table:table-cell>
          <table:table-cell office:value-type="float" office:value="0.660529411764706" calcext:value-type="float">
            <text:p>0.660529411764706</text:p>
          </table:table-cell>
          <table:table-cell office:value-type="float" office:value="0.633470588235294" calcext:value-type="float">
            <text:p>0.633470588235294</text:p>
          </table:table-cell>
          <table:table-cell office:value-type="float" office:value="7.35294117647059" calcext:value-type="float">
            <text:p>7.35294117647059</text:p>
          </table:table-cell>
          <table:table-cell office:value-type="float" office:value="-7.51758823529412" calcext:value-type="float">
            <text:p>-7.51758823529412</text:p>
          </table:table-cell>
          <table:table-cell office:value-type="float" office:value="0.529411764705882" calcext:value-type="float">
            <text:p>0.529411764705882</text:p>
          </table:table-cell>
          <table:table-cell office:value-type="float" office:value="0.0701176470588235" calcext:value-type="float">
            <text:p>0.070117647058824</text:p>
          </table:table-cell>
          <table:table-cell office:value-type="float" office:value="0.442352941176471" calcext:value-type="float">
            <text:p>0.442352941176471</text:p>
          </table:table-cell>
          <table:table-cell office:value-type="float" office:value="0.339090329411765" calcext:value-type="float">
            <text:p>0.339090329411765</text:p>
          </table:table-cell>
          <table:table-cell office:value-type="float" office:value="0.203411764705882" calcext:value-type="float">
            <text:p>0.203411764705882</text:p>
          </table:table-cell>
          <table:table-cell office:value-type="float" office:value="0.516117647058823" calcext:value-type="float">
            <text:p>0.516117647058823</text:p>
          </table:table-cell>
          <table:table-cell office:value-type="float" office:value="120.489470588235" calcext:value-type="float">
            <text:p>120.489470588235</text:p>
          </table:table-cell>
          <table:table-cell office:value-type="float" office:value="0.379058823529412" calcext:value-type="float">
            <text:p>0.379058823529412</text:p>
          </table:table-cell>
          <table:table-cell office:value-type="float" office:value="219.058037647059" calcext:value-type="float">
            <text:p>219.058037647059</text:p>
          </table:table-cell>
          <table:table-cell office:value-type="float" office:value="0.382822352941176" calcext:value-type="float">
            <text:p>0.382822352941176</text:p>
          </table:table-cell>
          <table:table-cell office:value-type="float" office:value="213.438166470588" calcext:value-type="float">
            <text:p>213.438166470588</text:p>
          </table:table-cell>
          <table:table-cell office:value-type="float" office:value="5.61987117647059" calcext:value-type="float">
            <text:p>5.61987117647059</text:p>
          </table:table-cell>
          <table:table-cell office:value-type="float" office:value="238.669244876714" calcext:value-type="float">
            <text:p>238.669244876714</text:p>
          </table:table-cell>
          <table:table-cell office:value-type="float" office:value="119.334622438357" calcext:value-type="float">
            <text:p>119.334622438357</text:p>
          </table:table-cell>
          <table:table-cell office:value-type="float" office:value="30.1771554643475" calcext:value-type="float">
            <text:p>30.1771554643475</text:p>
          </table:table-cell>
        </table:table-row>
        <table:table-row table:style-name="ro1">
          <table:table-cell office:value-type="string" calcext:value-type="string">
            <text:p>Man On The Moon: The End Of Day</text:p>
          </table:table-cell>
          <table:table-cell office:value-type="string" calcext:value-type="string">
            <text:p>Kid Cudi</text:p>
          </table:table-cell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  <table:table-cell office:value-type="float" office:value="4767708" calcext:value-type="float">
            <text:p>4767708</text:p>
          </table:table-cell>
          <table:table-cell office:value-type="float" office:value="6.8" calcext:value-type="float">
            <text:p>6.8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3.83348333333333" calcext:value-type="float">
            <text:p>3.83348333333333</text:p>
          </table:table-cell>
          <table:table-cell office:value-type="float" office:value="57.1" calcext:value-type="float">
            <text:p>57.1</text:p>
          </table:table-cell>
          <table:table-cell office:value-type="float" office:value="0.6847" calcext:value-type="float">
            <text:p>0.6847</text:p>
          </table:table-cell>
          <table:table-cell office:value-type="float" office:value="0.5904" calcext:value-type="float">
            <text:p>0.5904</text:p>
          </table:table-cell>
          <table:table-cell office:value-type="float" office:value="6.4" calcext:value-type="float">
            <text:p>6.4</text:p>
          </table:table-cell>
          <table:table-cell office:value-type="float" office:value="-7.7941" calcext:value-type="float">
            <text:p>-7.7941</text:p>
          </table:table-cell>
          <table:table-cell office:value-type="float" office:value="0.2" calcext:value-type="float">
            <text:p>0.2</text:p>
          </table:table-cell>
          <table:table-cell office:value-type="float" office:value="0.07412" calcext:value-type="float">
            <text:p>0.07412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11579985" calcext:value-type="float">
            <text:p>0.011579985</text:p>
          </table:table-cell>
          <table:table-cell office:value-type="float" office:value="0.30403" calcext:value-type="float">
            <text:p>0.30403</text:p>
          </table:table-cell>
          <table:table-cell office:value-type="float" office:value="0.5095" calcext:value-type="float">
            <text:p>0.5095</text:p>
          </table:table-cell>
          <table:table-cell office:value-type="float" office:value="124.0379" calcext:value-type="float">
            <text:p>124.0379</text:p>
          </table:table-cell>
          <table:table-cell office:value-type="float" office:value="0.4109" calcext:value-type="float">
            <text:p>0.4109</text:p>
          </table:table-cell>
          <table:table-cell office:value-type="float" office:value="230.009333" calcext:value-type="float">
            <text:p>230.009333</text:p>
          </table:table-cell>
          <table:table-cell office:value-type="float" office:value="0.712199" calcext:value-type="float">
            <text:p>0.712199</text:p>
          </table:table-cell>
          <table:table-cell office:value-type="float" office:value="225.028363" calcext:value-type="float">
            <text:p>225.028363</text:p>
          </table:table-cell>
          <table:table-cell office:value-type="float" office:value="4.98097" calcext:value-type="float">
            <text:p>4.98097</text:p>
          </table:table-cell>
          <table:table-cell office:value-type="float" office:value="245.003133493429" calcext:value-type="float">
            <text:p>245.003133493429</text:p>
          </table:table-cell>
          <table:table-cell office:value-type="float" office:value="122.501566746715" calcext:value-type="float">
            <text:p>122.501566746715</text:p>
          </table:table-cell>
          <table:table-cell office:value-type="float" office:value="30.6199441418525" calcext:value-type="float">
            <text:p>30.6199441418525</text:p>
          </table:table-cell>
        </table:table-row>
        <table:table-row table:style-name="ro1">
          <table:table-cell office:value-type="string" calcext:value-type="string">
            <text:p>Man On The Moon: The End Of Day</text:p>
          </table:table-cell>
          <table:table-cell office:value-type="string" calcext:value-type="string">
            <text:p>Kid Cudi</text:p>
          </table:table-cell>
          <table:table-cell office:value-type="float" office:value="2009" calcext:value-type="float">
            <text:p>2009</text:p>
          </table:table-cell>
          <table:table-cell office:value-type="float" office:value="87" calcext:value-type="float">
            <text:p>87</text:p>
          </table:table-cell>
          <table:table-cell office:value-type="float" office:value="4767708" calcext:value-type="float">
            <text:p>4767708</text:p>
          </table:table-cell>
          <table:table-cell office:value-type="float" office:value="10.4" calcext:value-type="float">
            <text:p>10.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.05288333333333" calcext:value-type="float">
            <text:p>4.05288333333333</text:p>
          </table:table-cell>
          <table:table-cell office:value-type="float" office:value="57.2" calcext:value-type="float">
            <text:p>57.2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082" calcext:value-type="float">
            <text:p>0.7082</text:p>
          </table:table-cell>
          <table:table-cell office:value-type="float" office:value="8.4" calcext:value-type="float">
            <text:p>8.4</text:p>
          </table:table-cell>
          <table:table-cell office:value-type="float" office:value="-5.9162" calcext:value-type="float">
            <text:p>-5.9162</text:p>
          </table:table-cell>
          <table:table-cell office:value-type="float" office:value="0" calcext:value-type="float">
            <text:p>0</text:p>
          </table:table-cell>
          <table:table-cell office:value-type="float" office:value="0.05122" calcext:value-type="float">
            <text:p>0.05122</text:p>
          </table:table-cell>
          <table:table-cell office:value-type="float" office:value="0.33024" calcext:value-type="float">
            <text:p>0.33024</text:p>
          </table:table-cell>
          <table:table-cell office:value-type="float" office:value="0.00010262" calcext:value-type="float">
            <text:p>0.00010262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5902" calcext:value-type="float">
            <text:p>0.5902</text:p>
          </table:table-cell>
          <table:table-cell office:value-type="float" office:value="106.9452" calcext:value-type="float">
            <text:p>106.9452</text:p>
          </table:table-cell>
          <table:table-cell office:value-type="float" office:value="0.5418" calcext:value-type="float">
            <text:p>0.5418</text:p>
          </table:table-cell>
          <table:table-cell office:value-type="float" office:value="243.173332" calcext:value-type="float">
            <text:p>243.173332</text:p>
          </table:table-cell>
          <table:table-cell office:value-type="float" office:value="2.656282" calcext:value-type="float">
            <text:p>2.656282</text:p>
          </table:table-cell>
          <table:table-cell office:value-type="float" office:value="239.271492" calcext:value-type="float">
            <text:p>239.271492</text:p>
          </table:table-cell>
          <table:table-cell office:value-type="float" office:value="3.90184" calcext:value-type="float">
            <text:p>3.90184</text:p>
          </table:table-cell>
          <table:table-cell office:value-type="float" office:value="213.025464451917" calcext:value-type="float">
            <text:p>213.025464451917</text:p>
          </table:table-cell>
          <table:table-cell office:value-type="float" office:value="106.512732225959" calcext:value-type="float">
            <text:p>106.512732225959</text:p>
          </table:table-cell>
          <table:table-cell office:value-type="float" office:value="26.4467047842407" calcext:value-type="float">
            <text:p>26.4467047842407</text:p>
          </table:table-cell>
        </table:table-row>
        <table:table-row table:style-name="ro1">
          <table:table-cell office:value-type="string" calcext:value-type="string">
            <text:p>Melophobia</text:p>
          </table:table-cell>
          <table:table-cell office:value-type="string" calcext:value-type="string">
            <text:p>Cage The Elephant</text:p>
          </table:table-cell>
          <table:table-cell office:value-type="float" office:value="2013" calcext:value-type="float">
            <text:p>2013</text:p>
          </table:table-cell>
          <table:table-cell office:value-type="float" office:value="79" calcext:value-type="float">
            <text:p>79</text:p>
          </table:table-cell>
          <table:table-cell office:value-type="float" office:value="2472744" calcext:value-type="float">
            <text:p>2472744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746705" calcext:value-type="float">
            <text:p>3.746705</text:p>
          </table:table-cell>
          <table:table-cell office:value-type="float" office:value="54.4" calcext:value-type="float">
            <text:p>54.4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8414" calcext:value-type="float">
            <text:p>0.8414</text:p>
          </table:table-cell>
          <table:table-cell office:value-type="float" office:value="4.2" calcext:value-type="float">
            <text:p>4.2</text:p>
          </table:table-cell>
          <table:table-cell office:value-type="float" office:value="-2.1877" calcext:value-type="float">
            <text:p>-2.1877</text:p>
          </table:table-cell>
          <table:table-cell office:value-type="float" office:value="0.5" calcext:value-type="float">
            <text:p>0.5</text:p>
          </table:table-cell>
          <table:table-cell office:value-type="float" office:value="0.05191" calcext:value-type="float">
            <text:p>0.05191</text:p>
          </table:table-cell>
          <table:table-cell office:value-type="float" office:value="0.080527" calcext:value-type="float">
            <text:p>0.080527</text:p>
          </table:table-cell>
          <table:table-cell office:value-type="float" office:value="0.002288924" calcext:value-type="float">
            <text:p>0.002288924</text:p>
          </table:table-cell>
          <table:table-cell office:value-type="float" office:value="0.12789" calcext:value-type="float">
            <text:p>0.12789</text:p>
          </table:table-cell>
          <table:table-cell office:value-type="float" office:value="0.4805" calcext:value-type="float">
            <text:p>0.4805</text:p>
          </table:table-cell>
          <table:table-cell office:value-type="float" office:value="121.49" calcext:value-type="float">
            <text:p>121.49</text:p>
          </table:table-cell>
          <table:table-cell office:value-type="float" office:value="0.5665" calcext:value-type="float">
            <text:p>0.5665</text:p>
          </table:table-cell>
          <table:table-cell office:value-type="float" office:value="224.802665" calcext:value-type="float">
            <text:p>224.802665</text:p>
          </table:table-cell>
          <table:table-cell office:value-type="float" office:value="0.56453" calcext:value-type="float">
            <text:p>0.56453</text:p>
          </table:table-cell>
          <table:table-cell office:value-type="float" office:value="217.790407" calcext:value-type="float">
            <text:p>217.790407</text:p>
          </table:table-cell>
          <table:table-cell office:value-type="float" office:value="7.012258" calcext:value-type="float">
            <text:p>7.012258</text:p>
          </table:table-cell>
          <table:table-cell office:value-type="float" office:value="240.071184572053" calcext:value-type="float">
            <text:p>240.071184572053</text:p>
          </table:table-cell>
          <table:table-cell office:value-type="float" office:value="120.035592286027" calcext:value-type="float">
            <text:p>120.035592286027</text:p>
          </table:table-cell>
          <table:table-cell office:value-type="float" office:value="29.8774584556562" calcext:value-type="float">
            <text:p>29.8774584556562</text:p>
          </table:table-cell>
        </table:table-row>
        <table:table-row table:style-name="ro1">
          <table:table-cell office:value-type="string" calcext:value-type="string">
            <text:p>Modern Vampires of the City</text:p>
          </table:table-cell>
          <table:table-cell office:value-type="string" calcext:value-type="string">
            <text:p>Vampire Weekend</text:p>
          </table:table-cell>
          <table:table-cell office:value-type="float" office:value="2013" calcext:value-type="float">
            <text:p>2013</text:p>
          </table:table-cell>
          <table:table-cell office:value-type="float" office:value="73" calcext:value-type="float">
            <text:p>73</text:p>
          </table:table-cell>
          <table:table-cell office:value-type="float" office:value="1713891" calcext:value-type="float">
            <text:p>1713891</text:p>
          </table:table-cell>
          <table:table-cell office:value-type="float" office:value="6.63636363636364" calcext:value-type="float">
            <text:p>6.6363636363636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.58623787878788" calcext:value-type="float">
            <text:p>3.58623787878788</text:p>
          </table:table-cell>
          <table:table-cell office:value-type="float" office:value="50.1818181818182" calcext:value-type="float">
            <text:p>50.1818181818182</text:p>
          </table:table-cell>
          <table:table-cell office:value-type="float" office:value="0.553" calcext:value-type="float">
            <text:p>0.553</text:p>
          </table:table-cell>
          <table:table-cell office:value-type="float" office:value="0.608909090909091" calcext:value-type="float">
            <text:p>0.608909090909091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-8.24745454545455" calcext:value-type="float">
            <text:p>-8.24745454545455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0920090909090909" calcext:value-type="float">
            <text:p>0.092009090909091</text:p>
          </table:table-cell>
          <table:table-cell office:value-type="float" office:value="0.386605454545455" calcext:value-type="float">
            <text:p>0.386605454545455</text:p>
          </table:table-cell>
          <table:table-cell office:value-type="float" office:value="0.00238056727272727" calcext:value-type="float">
            <text:p>0.002380567272727</text:p>
          </table:table-cell>
          <table:table-cell office:value-type="float" office:value="0.174045454545455" calcext:value-type="float">
            <text:p>0.174045454545455</text:p>
          </table:table-cell>
          <table:table-cell office:value-type="float" office:value="0.462" calcext:value-type="float">
            <text:p>0.462</text:p>
          </table:table-cell>
          <table:table-cell office:value-type="float" office:value="112.431363636364" calcext:value-type="float">
            <text:p>112.431363636364</text:p>
          </table:table-cell>
          <table:table-cell office:value-type="float" office:value="0.257" calcext:value-type="float">
            <text:p>0.257</text:p>
          </table:table-cell>
          <table:table-cell office:value-type="float" office:value="215.174543636364" calcext:value-type="float">
            <text:p>215.174543636364</text:p>
          </table:table-cell>
          <table:table-cell office:value-type="float" office:value="0.0208045454545455" calcext:value-type="float">
            <text:p>0.020804545454546</text:p>
          </table:table-cell>
          <table:table-cell office:value-type="float" office:value="208.965340909091" calcext:value-type="float">
            <text:p>208.965340909091</text:p>
          </table:table-cell>
          <table:table-cell office:value-type="float" office:value="6.20920272727273" calcext:value-type="float">
            <text:p>6.20920272727273</text:p>
          </table:table-cell>
          <table:table-cell office:value-type="float" office:value="218.243092591961" calcext:value-type="float">
            <text:p>218.243092591961</text:p>
          </table:table-cell>
          <table:table-cell office:value-type="float" office:value="109.121546295981" calcext:value-type="float">
            <text:p>109.121546295981</text:p>
          </table:table-cell>
          <table:table-cell office:value-type="float" office:value="28.2985891548197" calcext:value-type="float">
            <text:p>28.2985891548197</text:p>
          </table:table-cell>
        </table:table-row>
        <table:table-row table:style-name="ro1">
          <table:table-cell office:value-type="string" calcext:value-type="string">
            <text:p>My Beautiful Dark Twisted Fantasy</text:p>
          </table:table-cell>
          <table:table-cell office:value-type="string" calcext:value-type="string">
            <text:p>Kanye West</text:p>
          </table:table-cell>
          <table:table-cell office:value-type="float" office:value="2010" calcext:value-type="float">
            <text:p>2010</text:p>
          </table:table-cell>
          <table:table-cell office:value-type="float" office:value="92" calcext:value-type="float">
            <text:p>92</text:p>
          </table:table-cell>
          <table:table-cell office:value-type="float" office:value="13761535" calcext:value-type="float">
            <text:p>1376153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.28342820512821" calcext:value-type="float">
            <text:p>5.28342820512821</text:p>
          </table:table-cell>
          <table:table-cell office:value-type="float" office:value="66.9230769230769" calcext:value-type="float">
            <text:p>66.9230769230769</text:p>
          </table:table-cell>
          <table:table-cell office:value-type="float" office:value="0.522769230769231" calcext:value-type="float">
            <text:p>0.522769230769231</text:p>
          </table:table-cell>
          <table:table-cell office:value-type="float" office:value="0.680938461538462" calcext:value-type="float">
            <text:p>0.680938461538462</text:p>
          </table:table-cell>
          <table:table-cell office:value-type="float" office:value="4.46153846153846" calcext:value-type="float">
            <text:p>4.46153846153846</text:p>
          </table:table-cell>
          <table:table-cell office:value-type="float" office:value="-5.93992307692308" calcext:value-type="float">
            <text:p>-5.93992307692308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131261538461538" calcext:value-type="float">
            <text:p>0.131261538461538</text:p>
          </table:table-cell>
          <table:table-cell office:value-type="float" office:value="0.187443076923077" calcext:value-type="float">
            <text:p>0.187443076923077</text:p>
          </table:table-cell>
          <table:table-cell office:value-type="float" office:value="0.0473770076923077" calcext:value-type="float">
            <text:p>0.047377007692308</text:p>
          </table:table-cell>
          <table:table-cell office:value-type="float" office:value="0.393384615384615" calcext:value-type="float">
            <text:p>0.393384615384615</text:p>
          </table:table-cell>
          <table:table-cell office:value-type="float" office:value="0.364715384615385" calcext:value-type="float">
            <text:p>0.364715384615385</text:p>
          </table:table-cell>
          <table:table-cell office:value-type="float" office:value="111.951923076923" calcext:value-type="float">
            <text:p>111.951923076923</text:p>
          </table:table-cell>
          <table:table-cell office:value-type="float" office:value="0.252461538461539" calcext:value-type="float">
            <text:p>0.252461538461539</text:p>
          </table:table-cell>
          <table:table-cell office:value-type="float" office:value="317.006154615385" calcext:value-type="float">
            <text:p>317.006154615385</text:p>
          </table:table-cell>
          <table:table-cell office:value-type="float" office:value="0.0312230769230769" calcext:value-type="float">
            <text:p>0.031223076923077</text:p>
          </table:table-cell>
          <table:table-cell office:value-type="float" office:value="312.708511538462" calcext:value-type="float">
            <text:p>312.708511538462</text:p>
          </table:table-cell>
          <table:table-cell office:value-type="float" office:value="4.29764307692308" calcext:value-type="float">
            <text:p>4.29764307692308</text:p>
          </table:table-cell>
          <table:table-cell office:value-type="float" office:value="223.193830596148" calcext:value-type="float">
            <text:p>223.193830596148</text:p>
          </table:table-cell>
          <table:table-cell office:value-type="float" office:value="111.596915298074" calcext:value-type="float">
            <text:p>111.596915298074</text:p>
          </table:table-cell>
          <table:table-cell office:value-type="float" office:value="28.5306623561655" calcext:value-type="float">
            <text:p>28.5306623561655</text:p>
          </table:table-cell>
        </table:table-row>
        <table:table-row table:style-name="ro1">
          <table:table-cell office:value-type="string" calcext:value-type="string">
            <text:p>None Shall Pass</text:p>
          </table:table-cell>
          <table:table-cell office:value-type="string" calcext:value-type="string">
            <text:p>Aesop Rock</text:p>
          </table:table-cell>
          <table:table-cell office:value-type="float" office:value="2007" calcext:value-type="float">
            <text:p>2007</text:p>
          </table:table-cell>
          <table:table-cell office:value-type="float" office:value="62" calcext:value-type="float">
            <text:p>62</text:p>
          </table:table-cell>
          <table:table-cell office:value-type="float" office:value="340602" calcext:value-type="float">
            <text:p>34060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1753282051282" calcext:value-type="float">
            <text:p>4.1753282051282</text:p>
          </table:table-cell>
          <table:table-cell office:value-type="float" office:value="31.4615384615385" calcext:value-type="float">
            <text:p>31.4615384615385</text:p>
          </table:table-cell>
          <table:table-cell office:value-type="float" office:value="0.556461538461539" calcext:value-type="float">
            <text:p>0.556461538461539</text:p>
          </table:table-cell>
          <table:table-cell office:value-type="float" office:value="0.730692307692308" calcext:value-type="float">
            <text:p>0.730692307692308</text:p>
          </table:table-cell>
          <table:table-cell office:value-type="float" office:value="6.23076923076923" calcext:value-type="float">
            <text:p>6.23076923076923</text:p>
          </table:table-cell>
          <table:table-cell office:value-type="float" office:value="-8.67769230769231" calcext:value-type="float">
            <text:p>-8.67769230769231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325484615384615" calcext:value-type="float">
            <text:p>0.325484615384615</text:p>
          </table:table-cell>
          <table:table-cell office:value-type="float" office:value="0.206861538461538" calcext:value-type="float">
            <text:p>0.206861538461538</text:p>
          </table:table-cell>
          <table:table-cell office:value-type="float" office:value="0.00145008230769231" calcext:value-type="float">
            <text:p>0.001450082307692</text:p>
          </table:table-cell>
          <table:table-cell office:value-type="float" office:value="0.270053846153846" calcext:value-type="float">
            <text:p>0.270053846153846</text:p>
          </table:table-cell>
          <table:table-cell office:value-type="float" office:value="0.684307692307692" calcext:value-type="float">
            <text:p>0.684307692307692</text:p>
          </table:table-cell>
          <table:table-cell office:value-type="float" office:value="118.862461538462" calcext:value-type="float">
            <text:p>118.862461538462</text:p>
          </table:table-cell>
          <table:table-cell office:value-type="float" office:value="0.265923076923077" calcext:value-type="float">
            <text:p>0.265923076923077</text:p>
          </table:table-cell>
          <table:table-cell office:value-type="float" office:value="250.52" calcext:value-type="float">
            <text:p>250.52</text:p>
          </table:table-cell>
          <table:table-cell office:value-type="float" office:value="0.0165215384615385" calcext:value-type="float">
            <text:p>0.016521538461539</text:p>
          </table:table-cell>
          <table:table-cell office:value-type="float" office:value="245.9452" calcext:value-type="float">
            <text:p>245.9452</text:p>
          </table:table-cell>
          <table:table-cell office:value-type="float" office:value="4.5748" calcext:value-type="float">
            <text:p>4.5748</text:p>
          </table:table-cell>
          <table:table-cell office:value-type="float" office:value="235.060278960405" calcext:value-type="float">
            <text:p>235.060278960405</text:p>
          </table:table-cell>
          <table:table-cell office:value-type="float" office:value="117.530139480203" calcext:value-type="float">
            <text:p>117.530139480203</text:p>
          </table:table-cell>
          <table:table-cell office:value-type="float" office:value="29.4816166618046" calcext:value-type="float">
            <text:p>29.4816166618046</text:p>
          </table:table-cell>
        </table:table-row>
        <table:table-row table:style-name="ro1">
          <table:table-cell office:value-type="string" calcext:value-type="string">
            <text:p>None Shall Pass</text:p>
          </table:table-cell>
          <table:table-cell office:value-type="string" calcext:value-type="string">
            <text:p>Aesop Rock</text:p>
          </table:table-cell>
          <table:table-cell office:value-type="float" office:value="2007" calcext:value-type="float">
            <text:p>2007</text:p>
          </table:table-cell>
          <table:table-cell office:value-type="float" office:value="62" calcext:value-type="float">
            <text:p>62</text:p>
          </table:table-cell>
          <table:table-cell office:value-type="float" office:value="340602" calcext:value-type="float">
            <text:p>34060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.56733333333333" calcext:value-type="float">
            <text:p>9.56733333333333</text:p>
          </table:table-cell>
          <table:table-cell office:value-type="float" office:value="31" calcext:value-type="float">
            <text:p>31</text:p>
          </table:table-cell>
          <table:table-cell office:value-type="float" office:value="0.453" calcext:value-type="float">
            <text:p>0.453</text:p>
          </table:table-cell>
          <table:table-cell office:value-type="float" office:value="0.79" calcext:value-type="float">
            <text:p>0.79</text:p>
          </table:table-cell>
          <table:table-cell office:value-type="float" office:value="9" calcext:value-type="float">
            <text:p>9</text:p>
          </table:table-cell>
          <table:table-cell office:value-type="float" office:value="-8.676" calcext:value-type="float">
            <text:p>-8.676</text:p>
          </table:table-cell>
          <table:table-cell office:value-type="float" office:value="1" calcext:value-type="float">
            <text:p>1</text:p>
          </table:table-cell>
          <table:table-cell office:value-type="float" office:value="0.521" calcext:value-type="float">
            <text:p>0.521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5" calcext:value-type="float">
            <text:p>0.175</text:p>
          </table:table-cell>
          <table:table-cell office:value-type="float" office:value="77.234" calcext:value-type="float">
            <text:p>77.234</text:p>
          </table:table-cell>
          <table:table-cell office:value-type="float" office:value="0.007" calcext:value-type="float">
            <text:p>0.007</text:p>
          </table:table-cell>
          <table:table-cell office:value-type="float" office:value="574.04" calcext:value-type="float">
            <text:p>574.04</text:p>
          </table:table-cell>
          <table:table-cell office:value-type="float" office:value="0" calcext:value-type="float">
            <text:p>0</text:p>
          </table:table-cell>
          <table:table-cell office:value-type="float" office:value="560.669" calcext:value-type="float">
            <text:p>560.669</text:p>
          </table:table-cell>
          <table:table-cell office:value-type="float" office:value="13.371" calcext:value-type="float">
            <text:p>13.371</text:p>
          </table:table-cell>
          <table:table-cell office:value-type="float" office:value="217.824541843774" calcext:value-type="float">
            <text:p>217.824541843774</text:p>
          </table:table-cell>
          <table:table-cell office:value-type="float" office:value="108.912270921887" calcext:value-type="float">
            <text:p>108.912270921887</text:p>
          </table:table-cell>
          <table:table-cell office:value-type="float" office:value="27.4893735628179" calcext:value-type="float">
            <text:p>27.4893735628179</text:p>
          </table:table-cell>
        </table:table-row>
        <table:table-row table:style-name="ro1">
          <table:table-cell office:value-type="string" calcext:value-type="string">
            <text:p>Overcast! (20 Year Anniversary Remaster)</text:p>
          </table:table-cell>
          <table:table-cell office:value-type="string" calcext:value-type="string">
            <text:p>Atmosphere</text:p>
          </table:table-cell>
          <table:table-cell office:value-type="float" office:value="2017" calcext:value-type="float">
            <text:p>2017</text:p>
          </table:table-cell>
          <table:table-cell office:value-type="float" office:value="63" calcext:value-type="float">
            <text:p>63</text:p>
          </table:table-cell>
          <table:table-cell office:value-type="float" office:value="577705" calcext:value-type="float">
            <text:p>577705</text:p>
          </table:table-cell>
          <table:table-cell office:value-type="float" office:value="11.047619047619" calcext:value-type="float">
            <text:p>11.04761904761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.85667222222222" calcext:value-type="float">
            <text:p>3.85667222222222</text:p>
          </table:table-cell>
          <table:table-cell office:value-type="float" office:value="20.9047619047619" calcext:value-type="float">
            <text:p>20.9047619047619</text:p>
          </table:table-cell>
          <table:table-cell office:value-type="float" office:value="0.746047619047619" calcext:value-type="float">
            <text:p>0.746047619047619</text:p>
          </table:table-cell>
          <table:table-cell office:value-type="float" office:value="0.77747619047619" calcext:value-type="float">
            <text:p>0.77747619047619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-5.248" calcext:value-type="float">
            <text:p>-5.248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293666666666667" calcext:value-type="float">
            <text:p>0.293666666666667</text:p>
          </table:table-cell>
          <table:table-cell office:value-type="float" office:value="0.100999523809524" calcext:value-type="float">
            <text:p>0.100999523809524</text:p>
          </table:table-cell>
          <table:table-cell office:value-type="float" office:value="0.00000263619047619048" calcext:value-type="float">
            <text:p>2.63619047619048E-06</text:p>
          </table:table-cell>
          <table:table-cell office:value-type="float" office:value="0.331809523809524" calcext:value-type="float">
            <text:p>0.331809523809524</text:p>
          </table:table-cell>
          <table:table-cell office:value-type="float" office:value="0.628285714285714" calcext:value-type="float">
            <text:p>0.628285714285714</text:p>
          </table:table-cell>
          <table:table-cell office:value-type="float" office:value="93.4124761904762" calcext:value-type="float">
            <text:p>93.4124761904762</text:p>
          </table:table-cell>
          <table:table-cell office:value-type="float" office:value="0.516047619047619" calcext:value-type="float">
            <text:p>0.516047619047619</text:p>
          </table:table-cell>
          <table:table-cell office:value-type="float" office:value="231.400633809524" calcext:value-type="float">
            <text:p>231.400633809524</text:p>
          </table:table-cell>
          <table:table-cell office:value-type="float" office:value="0.233810476190476" calcext:value-type="float">
            <text:p>0.233810476190476</text:p>
          </table:table-cell>
          <table:table-cell office:value-type="float" office:value="222.164934761905" calcext:value-type="float">
            <text:p>222.164934761905</text:p>
          </table:table-cell>
          <table:table-cell office:value-type="float" office:value="9.23569904761905" calcext:value-type="float">
            <text:p>9.23569904761905</text:p>
          </table:table-cell>
          <table:table-cell office:value-type="float" office:value="183.748597065138" calcext:value-type="float">
            <text:p>183.748597065138</text:p>
          </table:table-cell>
          <table:table-cell office:value-type="float" office:value="91.8742985325689" calcext:value-type="float">
            <text:p>91.8742985325689</text:p>
          </table:table-cell>
          <table:table-cell office:value-type="float" office:value="22.8353811024529" calcext:value-type="float">
            <text:p>22.8353811024529</text:p>
          </table:table-cell>
        </table:table-row>
        <table:table-row table:style-name="ro1">
          <table:table-cell office:value-type="string" calcext:value-type="string">
            <text:p>Plastic Beach</text:p>
          </table:table-cell>
          <table:table-cell office:value-type="string" calcext:value-type="string">
            <text:p>Gorillaz</text:p>
          </table:table-cell>
          <table:table-cell office:value-type="float" office:value="2010" calcext:value-type="float">
            <text:p>2010</text:p>
          </table:table-cell>
          <table:table-cell office:value-type="float" office:value="82" calcext:value-type="float">
            <text:p>82</text:p>
          </table:table-cell>
          <table:table-cell office:value-type="float" office:value="6850741" calcext:value-type="float">
            <text:p>6850741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55571458333333" calcext:value-type="float">
            <text:p>3.55571458333333</text:p>
          </table:table-cell>
          <table:table-cell office:value-type="float" office:value="57.625" calcext:value-type="float">
            <text:p>57.625</text:p>
          </table:table-cell>
          <table:table-cell office:value-type="float" office:value="0.570125" calcext:value-type="float">
            <text:p>0.570125</text:p>
          </table:table-cell>
          <table:table-cell office:value-type="float" office:value="0.68425" calcext:value-type="float">
            <text:p>0.68425</text:p>
          </table:table-cell>
          <table:table-cell office:value-type="float" office:value="4.1875" calcext:value-type="float">
            <text:p>4.1875</text:p>
          </table:table-cell>
          <table:table-cell office:value-type="float" office:value="-6.4345625" calcext:value-type="float">
            <text:p>-6.434562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07154375" calcext:value-type="float">
            <text:p>0.07154375</text:p>
          </table:table-cell>
          <table:table-cell office:value-type="float" office:value="0.18928005" calcext:value-type="float">
            <text:p>0.18928005</text:p>
          </table:table-cell>
          <table:table-cell office:value-type="float" office:value="0.151629525625" calcext:value-type="float">
            <text:p>0.151629525625</text:p>
          </table:table-cell>
          <table:table-cell office:value-type="float" office:value="0.26578125" calcext:value-type="float">
            <text:p>0.26578125</text:p>
          </table:table-cell>
          <table:table-cell office:value-type="float" office:value="0.5264625" calcext:value-type="float">
            <text:p>0.5264625</text:p>
          </table:table-cell>
          <table:table-cell office:value-type="float" office:value="117.4654375" calcext:value-type="float">
            <text:p>117.4654375</text:p>
          </table:table-cell>
          <table:table-cell office:value-type="float" office:value="0.3553125" calcext:value-type="float">
            <text:p>0.3553125</text:p>
          </table:table-cell>
          <table:table-cell office:value-type="float" office:value="213.3433325" calcext:value-type="float">
            <text:p>213.3433325</text:p>
          </table:table-cell>
          <table:table-cell office:value-type="float" office:value="0.769231875" calcext:value-type="float">
            <text:p>0.769231875</text:p>
          </table:table-cell>
          <table:table-cell office:value-type="float" office:value="207.066845" calcext:value-type="float">
            <text:p>207.066845</text:p>
          </table:table-cell>
          <table:table-cell office:value-type="float" office:value="6.2764875" calcext:value-type="float">
            <text:p>6.2764875</text:p>
          </table:table-cell>
          <table:table-cell office:value-type="float" office:value="236.37747348608" calcext:value-type="float">
            <text:p>236.37747348608</text:p>
          </table:table-cell>
          <table:table-cell office:value-type="float" office:value="118.18873674304" calcext:value-type="float">
            <text:p>118.18873674304</text:p>
          </table:table-cell>
          <table:table-cell office:value-type="float" office:value="31.5219026859962" calcext:value-type="float">
            <text:p>31.5219026859962</text:p>
          </table:table-cell>
        </table:table-row>
        <table:table-row table:style-name="ro1">
          <table:table-cell office:value-type="string" calcext:value-type="string">
            <text:p>Pookie Baby</text:p>
          </table:table-cell>
          <table:table-cell office:value-type="string" calcext:value-type="string">
            <text:p>Prof</text:p>
          </table:table-cell>
          <table:table-cell office:value-type="float" office:value="2018" calcext:value-type="float">
            <text:p>2018</text:p>
          </table:table-cell>
          <table:table-cell office:value-type="float" office:value="57" calcext:value-type="float">
            <text:p>57</text:p>
          </table:table-cell>
          <table:table-cell office:value-type="float" office:value="82318" calcext:value-type="float">
            <text:p>8231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3.61763777777778" calcext:value-type="float">
            <text:p>3.61763777777778</text:p>
          </table:table-cell>
          <table:table-cell office:value-type="float" office:value="34.2666666666667" calcext:value-type="float">
            <text:p>34.2666666666667</text:p>
          </table:table-cell>
          <table:table-cell office:value-type="float" office:value="0.7284" calcext:value-type="float">
            <text:p>0.7284</text:p>
          </table:table-cell>
          <table:table-cell office:value-type="float" office:value="0.5074" calcext:value-type="float">
            <text:p>0.5074</text:p>
          </table:table-cell>
          <table:table-cell office:value-type="float" office:value="4.86666666666667" calcext:value-type="float">
            <text:p>4.86666666666667</text:p>
          </table:table-cell>
          <table:table-cell office:value-type="float" office:value="-7.25633333333333" calcext:value-type="float">
            <text:p>-7.2563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15496" calcext:value-type="float">
            <text:p>0.15496</text:p>
          </table:table-cell>
          <table:table-cell office:value-type="float" office:value="0.27914" calcext:value-type="float">
            <text:p>0.27914</text:p>
          </table:table-cell>
          <table:table-cell office:value-type="float" office:value="0.000573373333333333" calcext:value-type="float">
            <text:p>0.000573373333333</text:p>
          </table:table-cell>
          <table:table-cell office:value-type="float" office:value="0.164733333333333" calcext:value-type="float">
            <text:p>0.164733333333333</text:p>
          </table:table-cell>
          <table:table-cell office:value-type="float" office:value="0.340266666666667" calcext:value-type="float">
            <text:p>0.340266666666667</text:p>
          </table:table-cell>
          <table:table-cell office:value-type="float" office:value="114.331733333333" calcext:value-type="float">
            <text:p>114.331733333333</text:p>
          </table:table-cell>
          <table:table-cell office:value-type="float" office:value="0.336666666666667" calcext:value-type="float">
            <text:p>0.336666666666667</text:p>
          </table:table-cell>
          <table:table-cell office:value-type="float" office:value="217.058665333333" calcext:value-type="float">
            <text:p>217.058665333333</text:p>
          </table:table-cell>
          <table:table-cell office:value-type="float" office:value="0.84299" calcext:value-type="float">
            <text:p>0.84299</text:p>
          </table:table-cell>
          <table:table-cell office:value-type="float" office:value="210.593530666667" calcext:value-type="float">
            <text:p>210.593530666667</text:p>
          </table:table-cell>
          <table:table-cell office:value-type="float" office:value="6.46513466666666" calcext:value-type="float">
            <text:p>6.46513466666666</text:p>
          </table:table-cell>
          <table:table-cell office:value-type="float" office:value="223.273574631572" calcext:value-type="float">
            <text:p>223.273574631572</text:p>
          </table:table-cell>
          <table:table-cell office:value-type="float" office:value="111.636787315786" calcext:value-type="float">
            <text:p>111.636787315786</text:p>
          </table:table-cell>
          <table:table-cell office:value-type="float" office:value="28.5318683495632" calcext:value-type="float">
            <text:p>28.5318683495632</text:p>
          </table:table-cell>
        </table:table-row>
        <table:table-row table:style-name="ro1">
          <table:table-cell office:value-type="string" calcext:value-type="string">
            <text:p>Professional Rapper</text:p>
          </table:table-cell>
          <table:table-cell office:value-type="string" calcext:value-type="string">
            <text:p>Lil Dicky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1799161" calcext:value-type="float">
            <text:p>1799161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.46055833333333" calcext:value-type="float">
            <text:p>4.46055833333333</text:p>
          </table:table-cell>
          <table:table-cell office:value-type="float" office:value="47.8" calcext:value-type="float">
            <text:p>47.8</text:p>
          </table:table-cell>
          <table:table-cell office:value-type="float" office:value="0.72995" calcext:value-type="float">
            <text:p>0.72995</text:p>
          </table:table-cell>
          <table:table-cell office:value-type="float" office:value="0.60735" calcext:value-type="float">
            <text:p>0.60735</text:p>
          </table:table-cell>
          <table:table-cell office:value-type="float" office:value="4.9" calcext:value-type="float">
            <text:p>4.9</text:p>
          </table:table-cell>
          <table:table-cell office:value-type="float" office:value="-8.4704" calcext:value-type="float">
            <text:p>-8.4704</text:p>
          </table:table-cell>
          <table:table-cell office:value-type="float" office:value="0.7" calcext:value-type="float">
            <text:p>0.7</text:p>
          </table:table-cell>
          <table:table-cell office:value-type="float" office:value="0.368895" calcext:value-type="float">
            <text:p>0.368895</text:p>
          </table:table-cell>
          <table:table-cell office:value-type="float" office:value="0.42579" calcext:value-type="float">
            <text:p>0.42579</text:p>
          </table:table-cell>
          <table:table-cell office:value-type="float" office:value="0.000008366" calcext:value-type="float">
            <text:p>8.366E-06</text:p>
          </table:table-cell>
          <table:table-cell office:value-type="float" office:value="0.328265" calcext:value-type="float">
            <text:p>0.328265</text:p>
          </table:table-cell>
          <table:table-cell office:value-type="float" office:value="0.45589" calcext:value-type="float">
            <text:p>0.45589</text:p>
          </table:table-cell>
          <table:table-cell office:value-type="float" office:value="114.90615" calcext:value-type="float">
            <text:p>114.90615</text:p>
          </table:table-cell>
          <table:table-cell office:value-type="float" office:value="0.328" calcext:value-type="float">
            <text:p>0.328</text:p>
          </table:table-cell>
          <table:table-cell office:value-type="float" office:value="267.634001" calcext:value-type="float">
            <text:p>267.634001</text:p>
          </table:table-cell>
          <table:table-cell office:value-type="float" office:value="0.1034745" calcext:value-type="float">
            <text:p>0.1034745</text:p>
          </table:table-cell>
          <table:table-cell office:value-type="float" office:value="261.035987" calcext:value-type="float">
            <text:p>261.035987</text:p>
          </table:table-cell>
          <table:table-cell office:value-type="float" office:value="6.598014" calcext:value-type="float">
            <text:p>6.598014</text:p>
          </table:table-cell>
          <table:table-cell office:value-type="float" office:value="229.545944831274" calcext:value-type="float">
            <text:p>229.545944831274</text:p>
          </table:table-cell>
          <table:table-cell office:value-type="float" office:value="114.83020843734" calcext:value-type="float">
            <text:p>114.83020843734</text:p>
          </table:table-cell>
          <table:table-cell office:value-type="float" office:value="29.2407823887877" calcext:value-type="float">
            <text:p>29.2407823887877</text:p>
          </table:table-cell>
        </table:table-row>
        <table:table-row table:style-name="ro1">
          <table:table-cell office:value-type="string" calcext:value-type="string">
            <text:p>Pure Comedy</text:p>
          </table:table-cell>
          <table:table-cell office:value-type="string" calcext:value-type="string">
            <text:p>Father John Misty</text:p>
          </table:table-cell>
          <table:table-cell office:value-type="float" office:value="2017" calcext:value-type="float">
            <text:p>2017</text:p>
          </table:table-cell>
          <table:table-cell office:value-type="float" office:value="65" calcext:value-type="float">
            <text:p>65</text:p>
          </table:table-cell>
          <table:table-cell office:value-type="float" office:value="610059" calcext:value-type="float">
            <text:p>61005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72434743589743" calcext:value-type="float">
            <text:p>5.72434743589743</text:p>
          </table:table-cell>
          <table:table-cell office:value-type="float" office:value="35.8461538461538" calcext:value-type="float">
            <text:p>35.8461538461538</text:p>
          </table:table-cell>
          <table:table-cell office:value-type="float" office:value="0.431076923076923" calcext:value-type="float">
            <text:p>0.431076923076923</text:p>
          </table:table-cell>
          <table:table-cell office:value-type="float" office:value="0.305153846153846" calcext:value-type="float">
            <text:p>0.305153846153846</text:p>
          </table:table-cell>
          <table:table-cell office:value-type="float" office:value="4.15384615384615" calcext:value-type="float">
            <text:p>4.15384615384615</text:p>
          </table:table-cell>
          <table:table-cell office:value-type="float" office:value="-11.3986153846154" calcext:value-type="float">
            <text:p>-11.3986153846154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0352769230769231" calcext:value-type="float">
            <text:p>0.035276923076923</text:p>
          </table:table-cell>
          <table:table-cell office:value-type="float" office:value="0.645923076923077" calcext:value-type="float">
            <text:p>0.645923076923077</text:p>
          </table:table-cell>
          <table:table-cell office:value-type="float" office:value="0.000435443076923077" calcext:value-type="float">
            <text:p>0.000435443076923</text:p>
          </table:table-cell>
          <table:table-cell office:value-type="float" office:value="0.135861538461538" calcext:value-type="float">
            <text:p>0.135861538461538</text:p>
          </table:table-cell>
          <table:table-cell office:value-type="float" office:value="0.229215384615385" calcext:value-type="float">
            <text:p>0.229215384615385</text:p>
          </table:table-cell>
          <table:table-cell office:value-type="float" office:value="115.369153846154" calcext:value-type="float">
            <text:p>115.369153846154</text:p>
          </table:table-cell>
          <table:table-cell office:value-type="float" office:value="0.205923076923077" calcext:value-type="float">
            <text:p>0.205923076923077</text:p>
          </table:table-cell>
          <table:table-cell office:value-type="float" office:value="343.461145384615" calcext:value-type="float">
            <text:p>343.461145384615</text:p>
          </table:table-cell>
          <table:table-cell office:value-type="float" office:value="1.48875538461538" calcext:value-type="float">
            <text:p>1.48875538461538</text:p>
          </table:table-cell>
          <table:table-cell office:value-type="float" office:value="329.492053076923" calcext:value-type="float">
            <text:p>329.492053076923</text:p>
          </table:table-cell>
          <table:table-cell office:value-type="float" office:value="13.9690923076923" calcext:value-type="float">
            <text:p>13.9690923076923</text:p>
          </table:table-cell>
          <table:table-cell office:value-type="float" office:value="227.033897247416" calcext:value-type="float">
            <text:p>227.033897247416</text:p>
          </table:table-cell>
          <table:table-cell office:value-type="float" office:value="113.522909065448" calcext:value-type="float">
            <text:p>113.522909065448</text:p>
          </table:table-cell>
          <table:table-cell office:value-type="float" office:value="29.7403118934511" calcext:value-type="float">
            <text:p>29.7403118934511</text:p>
          </table:table-cell>
        </table:table-row>
        <table:table-row table:style-name="ro1">
          <table:table-cell office:value-type="string" calcext:value-type="string">
            <text:p>Rap Album Two</text:p>
          </table:table-cell>
          <table:table-cell office:value-type="string" calcext:value-type="string">
            <text:p>Jonwayne</text:p>
          </table:table-cell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float" office:value="91432" calcext:value-type="float">
            <text:p>91432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3.72932777777778" calcext:value-type="float">
            <text:p>3.72932777777778</text:p>
          </table:table-cell>
          <table:table-cell office:value-type="float" office:value="30.5833333333333" calcext:value-type="float">
            <text:p>30.5833333333333</text:p>
          </table:table-cell>
          <table:table-cell office:value-type="float" office:value="0.537083333333333" calcext:value-type="float">
            <text:p>0.537083333333333</text:p>
          </table:table-cell>
          <table:table-cell office:value-type="float" office:value="0.625333333333333" calcext:value-type="float">
            <text:p>0.625333333333333</text:p>
          </table:table-cell>
          <table:table-cell office:value-type="float" office:value="5.25" calcext:value-type="float">
            <text:p>5.25</text:p>
          </table:table-cell>
          <table:table-cell office:value-type="float" office:value="-8.17325" calcext:value-type="float">
            <text:p>-8.17325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246566666666667" calcext:value-type="float">
            <text:p>0.246566666666667</text:p>
          </table:table-cell>
          <table:table-cell office:value-type="float" office:value="0.618975" calcext:value-type="float">
            <text:p>0.618975</text:p>
          </table:table-cell>
          <table:table-cell office:value-type="float" office:value="0.0163526333333333" calcext:value-type="float">
            <text:p>0.016352633333333</text:p>
          </table:table-cell>
          <table:table-cell office:value-type="float" office:value="0.199725" calcext:value-type="float">
            <text:p>0.199725</text:p>
          </table:table-cell>
          <table:table-cell office:value-type="float" office:value="0.435666666666667" calcext:value-type="float">
            <text:p>0.435666666666667</text:p>
          </table:table-cell>
          <table:table-cell office:value-type="float" office:value="116.6955" calcext:value-type="float">
            <text:p>116.6955</text:p>
          </table:table-cell>
          <table:table-cell office:value-type="float" office:value="0.2175" calcext:value-type="float">
            <text:p>0.2175</text:p>
          </table:table-cell>
          <table:table-cell office:value-type="float" office:value="223.760185833333" calcext:value-type="float">
            <text:p>223.760185833333</text:p>
          </table:table-cell>
          <table:table-cell office:value-type="float" office:value="0.2113875" calcext:value-type="float">
            <text:p>0.2113875</text:p>
          </table:table-cell>
          <table:table-cell office:value-type="float" office:value="213.861845" calcext:value-type="float">
            <text:p>213.861845</text:p>
          </table:table-cell>
          <table:table-cell office:value-type="float" office:value="9.89834083333333" calcext:value-type="float">
            <text:p>9.89834083333333</text:p>
          </table:table-cell>
          <table:table-cell office:value-type="float" office:value="227.456088652322" calcext:value-type="float">
            <text:p>227.456088652322</text:p>
          </table:table-cell>
          <table:table-cell office:value-type="float" office:value="113.728044326161" calcext:value-type="float">
            <text:p>113.728044326161</text:p>
          </table:table-cell>
          <table:table-cell office:value-type="float" office:value="28.9885043248201" calcext:value-type="float">
            <text:p>28.9885043248201</text:p>
          </table:table-cell>
        </table:table-row>
        <table:table-row table:style-name="ro1">
          <table:table-cell office:value-type="string" calcext:value-type="string">
            <text:p>Run The Jewels 2</text:p>
          </table:table-cell>
          <table:table-cell office:value-type="string" calcext:value-type="string">
            <text:p>Run The Jewels</text:p>
          </table:table-cell>
          <table:table-cell office:value-type="float" office:value="2014" calcext:value-type="float">
            <text:p>2014</text:p>
          </table:table-cell>
          <table:table-cell office:value-type="float" office:value="69" calcext:value-type="float">
            <text:p>69</text:p>
          </table:table-cell>
          <table:table-cell office:value-type="float" office:value="889181" calcext:value-type="float">
            <text:p>889181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.473125" calcext:value-type="float">
            <text:p>3.473125</text:p>
          </table:table-cell>
          <table:table-cell office:value-type="float" office:value="48.1666666666667" calcext:value-type="float">
            <text:p>48.1666666666667</text:p>
          </table:table-cell>
          <table:table-cell office:value-type="float" office:value="0.639833333333333" calcext:value-type="float">
            <text:p>0.639833333333333</text:p>
          </table:table-cell>
          <table:table-cell office:value-type="float" office:value="0.65425" calcext:value-type="float">
            <text:p>0.65425</text:p>
          </table:table-cell>
          <table:table-cell office:value-type="float" office:value="4.91666666666667" calcext:value-type="float">
            <text:p>4.91666666666667</text:p>
          </table:table-cell>
          <table:table-cell office:value-type="float" office:value="-7.84216666666667" calcext:value-type="float">
            <text:p>-7.8421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236491666666667" calcext:value-type="float">
            <text:p>0.236491666666667</text:p>
          </table:table-cell>
          <table:table-cell office:value-type="float" office:value="0.0945741666666667" calcext:value-type="float">
            <text:p>0.094574166666667</text:p>
          </table:table-cell>
          <table:table-cell office:value-type="float" office:value="0.0470013808333333" calcext:value-type="float">
            <text:p>0.047001380833333</text:p>
          </table:table-cell>
          <table:table-cell office:value-type="float" office:value="0.271858333333333" calcext:value-type="float">
            <text:p>0.271858333333333</text:p>
          </table:table-cell>
          <table:table-cell office:value-type="float" office:value="0.361166666666667" calcext:value-type="float">
            <text:p>0.361166666666667</text:p>
          </table:table-cell>
          <table:table-cell office:value-type="float" office:value="123.153916666667" calcext:value-type="float">
            <text:p>123.153916666667</text:p>
          </table:table-cell>
          <table:table-cell office:value-type="float" office:value="0.262166666666667" calcext:value-type="float">
            <text:p>0.262166666666667</text:p>
          </table:table-cell>
          <table:table-cell office:value-type="float" office:value="208.387776666667" calcext:value-type="float">
            <text:p>208.387776666667</text:p>
          </table:table-cell>
          <table:table-cell office:value-type="float" office:value="0.223476666666667" calcext:value-type="float">
            <text:p>0.223476666666667</text:p>
          </table:table-cell>
          <table:table-cell office:value-type="float" office:value="206.492140833333" calcext:value-type="float">
            <text:p>206.492140833333</text:p>
          </table:table-cell>
          <table:table-cell office:value-type="float" office:value="1.89563583333333" calcext:value-type="float">
            <text:p>1.89563583333333</text:p>
          </table:table-cell>
          <table:table-cell office:value-type="float" office:value="245.039848959376" calcext:value-type="float">
            <text:p>245.039848959376</text:p>
          </table:table-cell>
          <table:table-cell office:value-type="float" office:value="122.519924479688" calcext:value-type="float">
            <text:p>122.519924479688</text:p>
          </table:table-cell>
          <table:table-cell office:value-type="float" office:value="31.6717155749328" calcext:value-type="float">
            <text:p>31.6717155749328</text:p>
          </table:table-cell>
        </table:table-row>
        <table:table-row table:style-name="ro1">
          <table:table-cell office:value-type="string" calcext:value-type="string">
            <text:p>Run the Jewels</text:p>
          </table:table-cell>
          <table:table-cell office:value-type="string" calcext:value-type="string">
            <text:p>Run The Jewels</text:p>
          </table:table-cell>
          <table:table-cell office:value-type="float" office:value="2013" calcext:value-type="float">
            <text:p>2013</text:p>
          </table:table-cell>
          <table:table-cell office:value-type="float" office:value="69" calcext:value-type="float">
            <text:p>69</text:p>
          </table:table-cell>
          <table:table-cell office:value-type="float" office:value="889181" calcext:value-type="float">
            <text:p>889181</text:p>
          </table:table-cell>
          <table:table-cell office:value-type="float" office:value="5.77777777777778" calcext:value-type="float">
            <text:p>5.7777777777777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.35031296296296" calcext:value-type="float">
            <text:p>3.35031296296296</text:p>
          </table:table-cell>
          <table:table-cell office:value-type="float" office:value="43.3333333333333" calcext:value-type="float">
            <text:p>43.3333333333333</text:p>
          </table:table-cell>
          <table:table-cell office:value-type="float" office:value="0.649888888888889" calcext:value-type="float">
            <text:p>0.649888888888889</text:p>
          </table:table-cell>
          <table:table-cell office:value-type="float" office:value="0.739444444444445" calcext:value-type="float">
            <text:p>0.739444444444445</text:p>
          </table:table-cell>
          <table:table-cell office:value-type="float" office:value="4.66666666666667" calcext:value-type="float">
            <text:p>4.66666666666667</text:p>
          </table:table-cell>
          <table:table-cell office:value-type="float" office:value="-6.23644444444444" calcext:value-type="float">
            <text:p>-6.2364444444444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08477777777778" calcext:value-type="float">
            <text:p>0.208477777777778</text:p>
          </table:table-cell>
          <table:table-cell office:value-type="float" office:value="0.0605766666666667" calcext:value-type="float">
            <text:p>0.060576666666667</text:p>
          </table:table-cell>
          <table:table-cell office:value-type="float" office:value="0.0000838222222222222" calcext:value-type="float">
            <text:p>8.38222222222222E-05</text:p>
          </table:table-cell>
          <table:table-cell office:value-type="float" office:value="0.248622222222222" calcext:value-type="float">
            <text:p>0.248622222222222</text:p>
          </table:table-cell>
          <table:table-cell office:value-type="float" office:value="0.351711111111111" calcext:value-type="float">
            <text:p>0.351711111111111</text:p>
          </table:table-cell>
          <table:table-cell office:value-type="float" office:value="127.818555555556" calcext:value-type="float">
            <text:p>127.818555555556</text:p>
          </table:table-cell>
          <table:table-cell office:value-type="float" office:value="0.339777777777778" calcext:value-type="float">
            <text:p>0.339777777777778</text:p>
          </table:table-cell>
          <table:table-cell office:value-type="float" office:value="201.019247777778" calcext:value-type="float">
            <text:p>201.019247777778</text:p>
          </table:table-cell>
          <table:table-cell office:value-type="float" office:value="1.43392444444444" calcext:value-type="float">
            <text:p>1.43392444444444</text:p>
          </table:table-cell>
          <table:table-cell office:value-type="float" office:value="196.096903333333" calcext:value-type="float">
            <text:p>196.096903333333</text:p>
          </table:table-cell>
          <table:table-cell office:value-type="float" office:value="4.92234444444444" calcext:value-type="float">
            <text:p>4.92234444444444</text:p>
          </table:table-cell>
          <table:table-cell office:value-type="float" office:value="239.026397510822" calcext:value-type="float">
            <text:p>239.026397510822</text:p>
          </table:table-cell>
          <table:table-cell office:value-type="float" office:value="119.513198755411" calcext:value-type="float">
            <text:p>119.513198755411</text:p>
          </table:table-cell>
          <table:table-cell office:value-type="float" office:value="29.7425939557652" calcext:value-type="float">
            <text:p>29.7425939557652</text:p>
          </table:table-cell>
        </table:table-row>
        <table:table-row table:style-name="ro1">
          <table:table-cell office:value-type="string" calcext:value-type="string">
            <text:p>Run the Jewels 3</text:p>
          </table:table-cell>
          <table:table-cell office:value-type="string" calcext:value-type="string">
            <text:p>Run The Jewels</text:p>
          </table:table-cell>
          <table:table-cell office:value-type="float" office:value="2016" calcext:value-type="float">
            <text:p>2016</text:p>
          </table:table-cell>
          <table:table-cell office:value-type="float" office:value="69" calcext:value-type="float">
            <text:p>69</text:p>
          </table:table-cell>
          <table:table-cell office:value-type="float" office:value="889181" calcext:value-type="float">
            <text:p>889181</text:p>
          </table:table-cell>
          <table:table-cell office:value-type="float" office:value="7.53846153846154" calcext:value-type="float">
            <text:p>7.5384615384615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.72129358974359" calcext:value-type="float">
            <text:p>3.72129358974359</text:p>
          </table:table-cell>
          <table:table-cell office:value-type="float" office:value="45.6153846153846" calcext:value-type="float">
            <text:p>45.6153846153846</text:p>
          </table:table-cell>
          <table:table-cell office:value-type="float" office:value="0.661538461538462" calcext:value-type="float">
            <text:p>0.661538461538462</text:p>
          </table:table-cell>
          <table:table-cell office:value-type="float" office:value="0.673153846153846" calcext:value-type="float">
            <text:p>0.673153846153846</text:p>
          </table:table-cell>
          <table:table-cell office:value-type="float" office:value="6" calcext:value-type="float">
            <text:p>6</text:p>
          </table:table-cell>
          <table:table-cell office:value-type="float" office:value="-7.659" calcext:value-type="float">
            <text:p>-7.659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249415384615385" calcext:value-type="float">
            <text:p>0.249415384615385</text:p>
          </table:table-cell>
          <table:table-cell office:value-type="float" office:value="0.112704615384615" calcext:value-type="float">
            <text:p>0.112704615384615</text:p>
          </table:table-cell>
          <table:table-cell office:value-type="float" office:value="0.000122291538461538" calcext:value-type="float">
            <text:p>0.000122291538462</text:p>
          </table:table-cell>
          <table:table-cell office:value-type="float" office:value="0.231876923076923" calcext:value-type="float">
            <text:p>0.231876923076923</text:p>
          </table:table-cell>
          <table:table-cell office:value-type="float" office:value="0.434" calcext:value-type="float">
            <text:p>0.434</text:p>
          </table:table-cell>
          <table:table-cell office:value-type="float" office:value="118.292230769231" calcext:value-type="float">
            <text:p>118.292230769231</text:p>
          </table:table-cell>
          <table:table-cell office:value-type="float" office:value="0.332230769230769" calcext:value-type="float">
            <text:p>0.332230769230769</text:p>
          </table:table-cell>
          <table:table-cell office:value-type="float" office:value="223.277947692308" calcext:value-type="float">
            <text:p>223.277947692308</text:p>
          </table:table-cell>
          <table:table-cell office:value-type="float" office:value="1.36776846153846" calcext:value-type="float">
            <text:p>1.36776846153846</text:p>
          </table:table-cell>
          <table:table-cell office:value-type="float" office:value="221.380681538462" calcext:value-type="float">
            <text:p>221.380681538462</text:p>
          </table:table-cell>
          <table:table-cell office:value-type="float" office:value="1.89726615384615" calcext:value-type="float">
            <text:p>1.89726615384615</text:p>
          </table:table-cell>
          <table:table-cell office:value-type="float" office:value="228.704648037683" calcext:value-type="float">
            <text:p>228.704648037683</text:p>
          </table:table-cell>
          <table:table-cell office:value-type="float" office:value="114.352324018841" calcext:value-type="float">
            <text:p>114.352324018841</text:p>
          </table:table-cell>
          <table:table-cell office:value-type="float" office:value="29.2330395587525" calcext:value-type="float">
            <text:p>29.2330395587525</text:p>
          </table:table-cell>
        </table:table-row>
        <table:table-row table:style-name="ro1">
          <table:table-cell office:value-type="string" calcext:value-type="string">
            <text:p>Runaround Sue</text:p>
          </table:table-cell>
          <table:table-cell office:value-type="string" calcext:value-type="string">
            <text:p>Dion</text:p>
          </table:table-cell>
          <table:table-cell office:value-type="float" office:value="1961" calcext:value-type="float">
            <text:p>1961</text:p>
          </table:table-cell>
          <table:table-cell office:value-type="float" office:value="61" calcext:value-type="float">
            <text:p>61</text:p>
          </table:table-cell>
          <table:table-cell office:value-type="float" office:value="139420" calcext:value-type="float">
            <text:p>139420</text:p>
          </table:table-cell>
          <table:table-cell office:value-type="float" office:value="5.7" calcext:value-type="float">
            <text:p>5.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58277333333333" calcext:value-type="float">
            <text:p>2.58277333333333</text:p>
          </table:table-cell>
          <table:table-cell office:value-type="float" office:value="38.9" calcext:value-type="float">
            <text:p>38.9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4719" calcext:value-type="float">
            <text:p>0.4719</text:p>
          </table:table-cell>
          <table:table-cell office:value-type="float" office:value="6" calcext:value-type="float">
            <text:p>6</text:p>
          </table:table-cell>
          <table:table-cell office:value-type="float" office:value="-11.0748" calcext:value-type="float">
            <text:p>-11.0748</text:p>
          </table:table-cell>
          <table:table-cell office:value-type="float" office:value="0.8" calcext:value-type="float">
            <text:p>0.8</text:p>
          </table:table-cell>
          <table:table-cell office:value-type="float" office:value="0.05452" calcext:value-type="float">
            <text:p>0.05452</text:p>
          </table:table-cell>
          <table:table-cell office:value-type="float" office:value="0.4828" calcext:value-type="float">
            <text:p>0.4828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0.25436" calcext:value-type="float">
            <text:p>0.25436</text:p>
          </table:table-cell>
          <table:table-cell office:value-type="float" office:value="0.6929" calcext:value-type="float">
            <text:p>0.6929</text:p>
          </table:table-cell>
          <table:table-cell office:value-type="float" office:value="112.1537" calcext:value-type="float">
            <text:p>112.1537</text:p>
          </table:table-cell>
          <table:table-cell office:value-type="float" office:value="0.2882" calcext:value-type="float">
            <text:p>0.2882</text:p>
          </table:table-cell>
          <table:table-cell office:value-type="float" office:value="154.966669" calcext:value-type="float">
            <text:p>154.966669</text:p>
          </table:table-cell>
          <table:table-cell office:value-type="float" office:value="0.467511" calcext:value-type="float">
            <text:p>0.467511</text:p>
          </table:table-cell>
          <table:table-cell office:value-type="float" office:value="145.339497" calcext:value-type="float">
            <text:p>145.339497</text:p>
          </table:table-cell>
          <table:table-cell office:value-type="float" office:value="9.627172" calcext:value-type="float">
            <text:p>9.627172</text:p>
          </table:table-cell>
          <table:table-cell office:value-type="float" office:value="220.005511545476" calcext:value-type="float">
            <text:p>220.005511545476</text:p>
          </table:table-cell>
          <table:table-cell office:value-type="float" office:value="110.002755772738" calcext:value-type="float">
            <text:p>110.002755772738</text:p>
          </table:table-cell>
          <table:table-cell office:value-type="float" office:value="27.9463058497808" calcext:value-type="float">
            <text:p>27.9463058497808</text:p>
          </table:table-cell>
        </table:table-row>
        <table:table-row table:style-name="ro1">
          <table:table-cell office:value-type="string" calcext:value-type="string">
            <text:p>Runaround Sue</text:p>
          </table:table-cell>
          <table:table-cell office:value-type="string" calcext:value-type="string">
            <text:p>Dion &amp; The Belmonts</text:p>
          </table:table-cell>
          <table:table-cell office:value-type="float" office:value="1961" calcext:value-type="float">
            <text:p>1961</text:p>
          </table:table-cell>
          <table:table-cell office:value-type="float" office:value="61" calcext:value-type="float">
            <text:p>61</text:p>
          </table:table-cell>
          <table:table-cell office:value-type="float" office:value="139420" calcext:value-type="float">
            <text:p>139420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75665833333333" calcext:value-type="float">
            <text:p>2.75665833333333</text:p>
          </table:table-cell>
          <table:table-cell office:value-type="float" office:value="33.5" calcext:value-type="float">
            <text:p>33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3" calcext:value-type="float">
            <text:p>0.523</text:p>
          </table:table-cell>
          <table:table-cell office:value-type="float" office:value="4.5" calcext:value-type="float">
            <text:p>4.5</text:p>
          </table:table-cell>
          <table:table-cell office:value-type="float" office:value="-10.3225" calcext:value-type="float">
            <text:p>-10.3225</text:p>
          </table:table-cell>
          <table:table-cell office:value-type="float" office:value="0.5" calcext:value-type="float">
            <text:p>0.5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447" calcext:value-type="float">
            <text:p>0.447</text:p>
          </table:table-cell>
          <table:table-cell office:value-type="float" office:value="0" calcext:value-type="float">
            <text:p>0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6315" calcext:value-type="float">
            <text:p>0.6315</text:p>
          </table:table-cell>
          <table:table-cell office:value-type="float" office:value="112.302" calcext:value-type="float">
            <text:p>112.302</text:p>
          </table:table-cell>
          <table:table-cell office:value-type="float" office:value="0.431" calcext:value-type="float">
            <text:p>0.431</text:p>
          </table:table-cell>
          <table:table-cell office:value-type="float" office:value="165.400005" calcext:value-type="float">
            <text:p>165.400005</text:p>
          </table:table-cell>
          <table:table-cell office:value-type="float" office:value="0.431725" calcext:value-type="float">
            <text:p>0.431725</text:p>
          </table:table-cell>
          <table:table-cell office:value-type="float" office:value="156.235455" calcext:value-type="float">
            <text:p>156.235455</text:p>
          </table:table-cell>
          <table:table-cell office:value-type="float" office:value="9.16455000000001" calcext:value-type="float">
            <text:p>9.16455000000001</text:p>
          </table:table-cell>
          <table:table-cell office:value-type="float" office:value="218.825822179176" calcext:value-type="float">
            <text:p>218.825822179176</text:p>
          </table:table-cell>
          <table:table-cell office:value-type="float" office:value="109.412911089588" calcext:value-type="float">
            <text:p>109.412911089588</text:p>
          </table:table-cell>
          <table:table-cell office:value-type="float" office:value="31.8190654518145" calcext:value-type="float">
            <text:p>31.8190654518145</text:p>
          </table:table-cell>
        </table:table-row>
        <table:table-row table:style-name="ro1">
          <table:table-cell office:value-type="string" calcext:value-type="string">
            <text:p>Sad Clown Bad Summer Number 9</text:p>
          </table:table-cell>
          <table:table-cell office:value-type="string" calcext:value-type="string">
            <text:p>Atmosphere</text:p>
          </table:table-cell>
          <table:table-cell office:value-type="float" office:value="2007" calcext:value-type="float">
            <text:p>2007</text:p>
          </table:table-cell>
          <table:table-cell office:value-type="float" office:value="63" calcext:value-type="float">
            <text:p>63</text:p>
          </table:table-cell>
          <table:table-cell office:value-type="float" office:value="577705" calcext:value-type="float">
            <text:p>57770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52710416666667" calcext:value-type="float">
            <text:p>3.52710416666667</text:p>
          </table:table-cell>
          <table:table-cell office:value-type="float" office:value="18" calcext:value-type="float">
            <text:p>18</text:p>
          </table:table-cell>
          <table:table-cell office:value-type="float" office:value="0.78475" calcext:value-type="float">
            <text:p>0.78475</text:p>
          </table:table-cell>
          <table:table-cell office:value-type="float" office:value="0.748" calcext:value-type="float">
            <text:p>0.748</text:p>
          </table:table-cell>
          <table:table-cell office:value-type="float" office:value="4.25" calcext:value-type="float">
            <text:p>4.25</text:p>
          </table:table-cell>
          <table:table-cell office:value-type="float" office:value="-4.85525" calcext:value-type="float">
            <text:p>-4.85525</text:p>
          </table:table-cell>
          <table:table-cell office:value-type="float" office:value="0.75" calcext:value-type="float">
            <text:p>0.75</text:p>
          </table:table-cell>
          <table:table-cell office:value-type="float" office:value="0.113125" calcext:value-type="float">
            <text:p>0.113125</text:p>
          </table:table-cell>
          <table:table-cell office:value-type="float" office:value="0.241575" calcext:value-type="float">
            <text:p>0.241575</text:p>
          </table:table-cell>
          <table:table-cell office:value-type="float" office:value="0.0000006975" calcext:value-type="float">
            <text:p>6.975E-07</text:p>
          </table:table-cell>
          <table:table-cell office:value-type="float" office:value="0.285875" calcext:value-type="float">
            <text:p>0.285875</text:p>
          </table:table-cell>
          <table:table-cell office:value-type="float" office:value="0.658" calcext:value-type="float">
            <text:p>0.658</text:p>
          </table:table-cell>
          <table:table-cell office:value-type="float" office:value="98.493" calcext:value-type="float">
            <text:p>98.493</text:p>
          </table:table-cell>
          <table:table-cell office:value-type="float" office:value="0.5255" calcext:value-type="float">
            <text:p>0.5255</text:p>
          </table:table-cell>
          <table:table-cell office:value-type="float" office:value="211.6266675" calcext:value-type="float">
            <text:p>211.6266675</text:p>
          </table:table-cell>
          <table:table-cell office:value-type="float" office:value="0.18432" calcext:value-type="float">
            <text:p>0.18432</text:p>
          </table:table-cell>
          <table:table-cell office:value-type="float" office:value="208.739505" calcext:value-type="float">
            <text:p>208.739505</text:p>
          </table:table-cell>
          <table:table-cell office:value-type="float" office:value="2.8871625" calcext:value-type="float">
            <text:p>2.8871625</text:p>
          </table:table-cell>
          <table:table-cell office:value-type="float" office:value="195.235760132163" calcext:value-type="float">
            <text:p>195.235760132163</text:p>
          </table:table-cell>
          <table:table-cell office:value-type="float" office:value="97.6178800660815" calcext:value-type="float">
            <text:p>97.6178800660815</text:p>
          </table:table-cell>
          <table:table-cell office:value-type="float" office:value="24.175948668977" calcext:value-type="float">
            <text:p>24.175948668977</text:p>
          </table:table-cell>
        </table:table-row>
        <table:table-row table:style-name="ro1">
          <table:table-cell office:value-type="string" calcext:value-type="string">
            <text:p>Shadows On The Sun</text:p>
          </table:table-cell>
          <table:table-cell office:value-type="string" calcext:value-type="string">
            <text:p>Brother Ali</text:p>
          </table:table-cell>
          <table:table-cell office:value-type="float" office:value="2003" calcext:value-type="float">
            <text:p>2003</text:p>
          </table:table-cell>
          <table:table-cell office:value-type="float" office:value="53" calcext:value-type="float">
            <text:p>53</text:p>
          </table:table-cell>
          <table:table-cell office:value-type="float" office:value="181735" calcext:value-type="float">
            <text:p>181735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.66909259259259" calcext:value-type="float">
            <text:p>3.66909259259259</text:p>
          </table:table-cell>
          <table:table-cell office:value-type="float" office:value="25.2222222222222" calcext:value-type="float">
            <text:p>25.2222222222222</text:p>
          </table:table-cell>
          <table:table-cell office:value-type="float" office:value="0.667111111111111" calcext:value-type="float">
            <text:p>0.667111111111111</text:p>
          </table:table-cell>
          <table:table-cell office:value-type="float" office:value="0.747888888888889" calcext:value-type="float">
            <text:p>0.747888888888889</text:p>
          </table:table-cell>
          <table:table-cell office:value-type="float" office:value="3.38888888888889" calcext:value-type="float">
            <text:p>3.38888888888889</text:p>
          </table:table-cell>
          <table:table-cell office:value-type="float" office:value="-4.6985" calcext:value-type="float">
            <text:p>-4.6985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295666666666667" calcext:value-type="float">
            <text:p>0.295666666666667</text:p>
          </table:table-cell>
          <table:table-cell office:value-type="float" office:value="0.14175" calcext:value-type="float">
            <text:p>0.14175</text:p>
          </table:table-cell>
          <table:table-cell office:value-type="float" office:value="0.00000368722222222222" calcext:value-type="float">
            <text:p>3.68722222222222E-06</text:p>
          </table:table-cell>
          <table:table-cell office:value-type="float" office:value="0.338455555555556" calcext:value-type="float">
            <text:p>0.338455555555556</text:p>
          </table:table-cell>
          <table:table-cell office:value-type="float" office:value="0.657777777777778" calcext:value-type="float">
            <text:p>0.657777777777778</text:p>
          </table:table-cell>
          <table:table-cell office:value-type="float" office:value="106.092333333333" calcext:value-type="float">
            <text:p>106.092333333333</text:p>
          </table:table-cell>
          <table:table-cell office:value-type="float" office:value="0.464944444444445" calcext:value-type="float">
            <text:p>0.464944444444445</text:p>
          </table:table-cell>
          <table:table-cell office:value-type="float" office:value="220.145924444444" calcext:value-type="float">
            <text:p>220.145924444444</text:p>
          </table:table-cell>
          <table:table-cell office:value-type="float" office:value="0.0480422222222222" calcext:value-type="float">
            <text:p>0.048042222222222</text:p>
          </table:table-cell>
          <table:table-cell office:value-type="float" office:value="217.312795" calcext:value-type="float">
            <text:p>217.312795</text:p>
          </table:table-cell>
          <table:table-cell office:value-type="float" office:value="2.83312944444444" calcext:value-type="float">
            <text:p>2.83312944444444</text:p>
          </table:table-cell>
          <table:table-cell office:value-type="float" office:value="211.371965815421" calcext:value-type="float">
            <text:p>211.371965815421</text:p>
          </table:table-cell>
          <table:table-cell office:value-type="float" office:value="105.685982907711" calcext:value-type="float">
            <text:p>105.685982907711</text:p>
          </table:table-cell>
          <table:table-cell office:value-type="float" office:value="26.2778301896933" calcext:value-type="float">
            <text:p>26.2778301896933</text:p>
          </table:table-cell>
        </table:table-row>
        <table:table-row table:style-name="ro1">
          <table:table-cell office:value-type="string" calcext:value-type="string">
            <text:p>Some Nights</text:p>
          </table:table-cell>
          <table:table-cell office:value-type="string" calcext:value-type="string">
            <text:p>fun.</text:p>
          </table:table-cell>
          <table:table-cell office:value-type="float" office:value="2012" calcext:value-type="float">
            <text:p>2012</text:p>
          </table:table-cell>
          <table:table-cell office:value-type="float" office:value="72" calcext:value-type="float">
            <text:p>72</text:p>
          </table:table-cell>
          <table:table-cell office:value-type="float" office:value="3467478" calcext:value-type="float">
            <text:p>3467478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4.2043625" calcext:value-type="float">
            <text:p>4.2043625</text:p>
          </table:table-cell>
          <table:table-cell office:value-type="float" office:value="48" calcext:value-type="float">
            <text:p>48</text:p>
          </table:table-cell>
          <table:table-cell office:value-type="float" office:value="0.477583333333333" calcext:value-type="float">
            <text:p>0.477583333333333</text:p>
          </table:table-cell>
          <table:table-cell office:value-type="float" office:value="0.667666666666667" calcext:value-type="float">
            <text:p>0.667666666666667</text:p>
          </table:table-cell>
          <table:table-cell office:value-type="float" office:value="4.75" calcext:value-type="float">
            <text:p>4.75</text:p>
          </table:table-cell>
          <table:table-cell office:value-type="float" office:value="-6.16491666666667" calcext:value-type="float">
            <text:p>-6.16491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670583333333333" calcext:value-type="float">
            <text:p>0.067058333333333</text:p>
          </table:table-cell>
          <table:table-cell office:value-type="float" office:value="0.203343975" calcext:value-type="float">
            <text:p>0.203343975</text:p>
          </table:table-cell>
          <table:table-cell office:value-type="float" office:value="0.0000569033333333333" calcext:value-type="float">
            <text:p>5.69033333333333E-05</text:p>
          </table:table-cell>
          <table:table-cell office:value-type="float" office:value="0.194975" calcext:value-type="float">
            <text:p>0.194975</text:p>
          </table:table-cell>
          <table:table-cell office:value-type="float" office:value="0.464583333333333" calcext:value-type="float">
            <text:p>0.464583333333333</text:p>
          </table:table-cell>
          <table:table-cell office:value-type="float" office:value="136.840916666667" calcext:value-type="float">
            <text:p>136.840916666667</text:p>
          </table:table-cell>
          <table:table-cell office:value-type="float" office:value="0.2655" calcext:value-type="float">
            <text:p>0.2655</text:p>
          </table:table-cell>
          <table:table-cell office:value-type="float" office:value="252.262221666667" calcext:value-type="float">
            <text:p>252.262221666667</text:p>
          </table:table-cell>
          <table:table-cell office:value-type="float" office:value="1.2311225" calcext:value-type="float">
            <text:p>1.2311225</text:p>
          </table:table-cell>
          <table:table-cell office:value-type="float" office:value="244.478806666667" calcext:value-type="float">
            <text:p>244.478806666667</text:p>
          </table:table-cell>
          <table:table-cell office:value-type="float" office:value="7.783415" calcext:value-type="float">
            <text:p>7.783415</text:p>
          </table:table-cell>
          <table:table-cell office:value-type="float" office:value="268.549995805362" calcext:value-type="float">
            <text:p>268.549995805362</text:p>
          </table:table-cell>
          <table:table-cell office:value-type="float" office:value="134.274997902681" calcext:value-type="float">
            <text:p>134.274997902681</text:p>
          </table:table-cell>
          <table:table-cell office:value-type="float" office:value="34.5168289267722" calcext:value-type="float">
            <text:p>34.5168289267722</text:p>
          </table:table-cell>
        </table:table-row>
        <table:table-row table:style-name="ro1">
          <table:table-cell office:value-type="string" calcext:value-type="string">
            <text:p>Southsiders (Deluxe Version)</text:p>
          </table:table-cell>
          <table:table-cell office:value-type="string" calcext:value-type="string">
            <text:p>Atmosphere</text:p>
          </table:table-cell>
          <table:table-cell office:value-type="float" office:value="2014" calcext:value-type="float">
            <text:p>2014</text:p>
          </table:table-cell>
          <table:table-cell office:value-type="float" office:value="63" calcext:value-type="float">
            <text:p>63</text:p>
          </table:table-cell>
          <table:table-cell office:value-type="float" office:value="577705" calcext:value-type="float">
            <text:p>577705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3.875795" calcext:value-type="float">
            <text:p>3.875795</text:p>
          </table:table-cell>
          <table:table-cell office:value-type="float" office:value="26.75" calcext:value-type="float">
            <text:p>26.75</text:p>
          </table:table-cell>
          <table:table-cell office:value-type="float" office:value="0.6947" calcext:value-type="float">
            <text:p>0.6947</text:p>
          </table:table-cell>
          <table:table-cell office:value-type="float" office:value="0.7344" calcext:value-type="float">
            <text:p>0.7344</text:p>
          </table:table-cell>
          <table:table-cell office:value-type="float" office:value="7.4" calcext:value-type="float">
            <text:p>7.4</text:p>
          </table:table-cell>
          <table:table-cell office:value-type="float" office:value="-5.444" calcext:value-type="float">
            <text:p>-5.444</text:p>
          </table:table-cell>
          <table:table-cell office:value-type="float" office:value="0.45" calcext:value-type="float">
            <text:p>0.45</text:p>
          </table:table-cell>
          <table:table-cell office:value-type="float" office:value="0.13767" calcext:value-type="float">
            <text:p>0.13767</text:p>
          </table:table-cell>
          <table:table-cell office:value-type="float" office:value="0.1591305" calcext:value-type="float">
            <text:p>0.1591305</text:p>
          </table:table-cell>
          <table:table-cell office:value-type="float" office:value="0.00000441" calcext:value-type="float">
            <text:p>4.41E-06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4795" calcext:value-type="float">
            <text:p>0.4795</text:p>
          </table:table-cell>
          <table:table-cell office:value-type="float" office:value="92.46285" calcext:value-type="float">
            <text:p>92.46285</text:p>
          </table:table-cell>
          <table:table-cell office:value-type="float" office:value="0.4279" calcext:value-type="float">
            <text:p>0.4279</text:p>
          </table:table-cell>
          <table:table-cell office:value-type="float" office:value="232.5479985" calcext:value-type="float">
            <text:p>232.5479985</text:p>
          </table:table-cell>
          <table:table-cell office:value-type="float" office:value="0.8690645" calcext:value-type="float">
            <text:p>0.8690645</text:p>
          </table:table-cell>
          <table:table-cell office:value-type="float" office:value="223.710036" calcext:value-type="float">
            <text:p>223.710036</text:p>
          </table:table-cell>
          <table:table-cell office:value-type="float" office:value="8.83796250000001" calcext:value-type="float">
            <text:p>8.83796250000001</text:p>
          </table:table-cell>
          <table:table-cell office:value-type="float" office:value="182.726331797492" calcext:value-type="float">
            <text:p>182.726331797492</text:p>
          </table:table-cell>
          <table:table-cell office:value-type="float" office:value="91.3631658987459" calcext:value-type="float">
            <text:p>91.3631658987459</text:p>
          </table:table-cell>
          <table:table-cell office:value-type="float" office:value="22.6664146926482" calcext:value-type="float">
            <text:p>22.6664146926482</text:p>
          </table:table-cell>
        </table:table-row>
        <table:table-row table:style-name="ro1">
          <table:table-cell office:value-type="string" calcext:value-type="string">
            <text:p>Stankonia</text:p>
          </table:table-cell>
          <table:table-cell office:value-type="string" calcext:value-type="string">
            <text:p>Outkast</text:p>
          </table:table-cell>
          <table:table-cell office:value-type="float" office:value="2000" calcext:value-type="float">
            <text:p>2000</text:p>
          </table:table-cell>
          <table:table-cell office:value-type="float" office:value="78" calcext:value-type="float">
            <text:p>78</text:p>
          </table:table-cell>
          <table:table-cell office:value-type="float" office:value="1637646" calcext:value-type="float">
            <text:p>1637646</text:p>
          </table:table-cell>
          <table:table-cell office:value-type="float" office:value="12.1904761904762" calcext:value-type="float">
            <text:p>12.1904761904762</text:p>
          </table:table-cell>
          <table:table-cell office:value-type="float" office:value="24" calcext:value-type="float">
            <text:p>24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3.38097698412698" calcext:value-type="float">
            <text:p>3.38097698412698</text:p>
          </table:table-cell>
          <table:table-cell office:value-type="float" office:value="38.5238095238095" calcext:value-type="float">
            <text:p>38.5238095238095</text:p>
          </table:table-cell>
          <table:table-cell office:value-type="float" office:value="0.670095238095238" calcext:value-type="float">
            <text:p>0.670095238095238</text:p>
          </table:table-cell>
          <table:table-cell office:value-type="float" office:value="0.675809523809524" calcext:value-type="float">
            <text:p>0.675809523809524</text:p>
          </table:table-cell>
          <table:table-cell office:value-type="float" office:value="5.28571428571429" calcext:value-type="float">
            <text:p>5.28571428571429</text:p>
          </table:table-cell>
          <table:table-cell office:value-type="float" office:value="-8.42328571428572" calcext:value-type="float">
            <text:p>-8.42328571428572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226342857142857" calcext:value-type="float">
            <text:p>0.226342857142857</text:p>
          </table:table-cell>
          <table:table-cell office:value-type="float" office:value="0.19603619047619" calcext:value-type="float">
            <text:p>0.19603619047619</text:p>
          </table:table-cell>
          <table:table-cell office:value-type="float" office:value="0.00411335238095238" calcext:value-type="float">
            <text:p>0.004113352380952</text:p>
          </table:table-cell>
          <table:table-cell office:value-type="float" office:value="0.259771428571429" calcext:value-type="float">
            <text:p>0.259771428571429</text:p>
          </table:table-cell>
          <table:table-cell office:value-type="float" office:value="0.566761904761905" calcext:value-type="float">
            <text:p>0.566761904761905</text:p>
          </table:table-cell>
          <table:table-cell office:value-type="float" office:value="109.381238095238" calcext:value-type="float">
            <text:p>109.381238095238</text:p>
          </table:table-cell>
          <table:table-cell office:value-type="float" office:value="0.439904761904762" calcext:value-type="float">
            <text:p>0.439904761904762</text:p>
          </table:table-cell>
          <table:table-cell office:value-type="float" office:value="202.85904952381" calcext:value-type="float">
            <text:p>202.85904952381</text:p>
          </table:table-cell>
          <table:table-cell office:value-type="float" office:value="0.0969333333333333" calcext:value-type="float">
            <text:p>0.096933333333333</text:p>
          </table:table-cell>
          <table:table-cell office:value-type="float" office:value="194.261915238095" calcext:value-type="float">
            <text:p>194.261915238095</text:p>
          </table:table-cell>
          <table:table-cell office:value-type="float" office:value="8.59713428571429" calcext:value-type="float">
            <text:p>8.59713428571429</text:p>
          </table:table-cell>
          <table:table-cell office:value-type="float" office:value="217.857378192387" calcext:value-type="float">
            <text:p>217.857378192387</text:p>
          </table:table-cell>
          <table:table-cell office:value-type="float" office:value="108.928689096193" calcext:value-type="float">
            <text:p>108.928689096193</text:p>
          </table:table-cell>
          <table:table-cell office:value-type="float" office:value="28.2248366791686" calcext:value-type="float">
            <text:p>28.2248366791686</text:p>
          </table:table-cell>
        </table:table-row>
        <table:table-row table:style-name="ro1">
          <table:table-cell office:value-type="string" calcext:value-type="string">
            <text:p>Swimming</text:p>
          </table:table-cell>
          <table:table-cell office:value-type="string" calcext:value-type="string">
            <text:p>Mac Miller</text:p>
          </table:table-cell>
          <table:table-cell office:value-type="float" office:value="2018" calcext:value-type="float">
            <text:p>2018</text:p>
          </table:table-cell>
          <table:table-cell office:value-type="float" office:value="87" calcext:value-type="float">
            <text:p>87</text:p>
          </table:table-cell>
          <table:table-cell office:value-type="float" office:value="5780041" calcext:value-type="float">
            <text:p>578004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4.51162051282051" calcext:value-type="float">
            <text:p>4.51162051282051</text:p>
          </table:table-cell>
          <table:table-cell office:value-type="float" office:value="68.6153846153846" calcext:value-type="float">
            <text:p>68.6153846153846</text:p>
          </table:table-cell>
          <table:table-cell office:value-type="float" office:value="0.624846153846154" calcext:value-type="float">
            <text:p>0.624846153846154</text:p>
          </table:table-cell>
          <table:table-cell office:value-type="float" office:value="0.438153846153846" calcext:value-type="float">
            <text:p>0.438153846153846</text:p>
          </table:table-cell>
          <table:table-cell office:value-type="float" office:value="4.15384615384615" calcext:value-type="float">
            <text:p>4.15384615384615</text:p>
          </table:table-cell>
          <table:table-cell office:value-type="float" office:value="-9.45607692307692" calcext:value-type="float">
            <text:p>-9.45607692307692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0.170246153846154" calcext:value-type="float">
            <text:p>0.170246153846154</text:p>
          </table:table-cell>
          <table:table-cell office:value-type="float" office:value="0.652461538461538" calcext:value-type="float">
            <text:p>0.652461538461538</text:p>
          </table:table-cell>
          <table:table-cell office:value-type="float" office:value="0.0128185153846154" calcext:value-type="float">
            <text:p>0.012818515384615</text:p>
          </table:table-cell>
          <table:table-cell office:value-type="float" office:value="0.121130769230769" calcext:value-type="float">
            <text:p>0.121130769230769</text:p>
          </table:table-cell>
          <table:table-cell office:value-type="float" office:value="0.281138461538462" calcext:value-type="float">
            <text:p>0.281138461538462</text:p>
          </table:table-cell>
          <table:table-cell office:value-type="float" office:value="122.121307692308" calcext:value-type="float">
            <text:p>122.121307692308</text:p>
          </table:table-cell>
          <table:table-cell office:value-type="float" office:value="0.318384615384615" calcext:value-type="float">
            <text:p>0.318384615384615</text:p>
          </table:table-cell>
          <table:table-cell office:value-type="float" office:value="270.697433076923" calcext:value-type="float">
            <text:p>270.697433076923</text:p>
          </table:table-cell>
          <table:table-cell office:value-type="float" office:value="0.0300292307692308" calcext:value-type="float">
            <text:p>0.030029230769231</text:p>
          </table:table-cell>
          <table:table-cell office:value-type="float" office:value="262.913623846154" calcext:value-type="float">
            <text:p>262.913623846154</text:p>
          </table:table-cell>
          <table:table-cell office:value-type="float" office:value="7.78380923076923" calcext:value-type="float">
            <text:p>7.78380923076923</text:p>
          </table:table-cell>
          <table:table-cell office:value-type="float" office:value="240.273976892231" calcext:value-type="float">
            <text:p>240.273976892231</text:p>
          </table:table-cell>
          <table:table-cell office:value-type="float" office:value="120.136988446115" calcext:value-type="float">
            <text:p>120.136988446115</text:p>
          </table:table-cell>
          <table:table-cell office:value-type="float" office:value="30.0802817491241" calcext:value-type="float">
            <text:p>30.0802817491241</text:p>
          </table:table-cell>
        </table:table-row>
        <table:table-row table:style-name="ro1">
          <table:table-cell office:value-type="string" calcext:value-type="string">
            <text:p>Take Off Your Pants And Jacket</text:p>
          </table:table-cell>
          <table:table-cell office:value-type="string" calcext:value-type="string">
            <text:p>blink-182</text:p>
          </table:table-cell>
          <table:table-cell office:value-type="float" office:value="2001" calcext:value-type="float">
            <text:p>2001</text:p>
          </table:table-cell>
          <table:table-cell office:value-type="float" office:value="81" calcext:value-type="float">
            <text:p>81</text:p>
          </table:table-cell>
          <table:table-cell office:value-type="float" office:value="6439195" calcext:value-type="float">
            <text:p>643919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615384615384615" calcext:value-type="float">
            <text:p>0.615384615384615</text:p>
          </table:table-cell>
          <table:table-cell office:value-type="float" office:value="3.00204743589744" calcext:value-type="float">
            <text:p>3.00204743589744</text:p>
          </table:table-cell>
          <table:table-cell office:value-type="float" office:value="58.4615384615385" calcext:value-type="float">
            <text:p>58.4615384615385</text:p>
          </table:table-cell>
          <table:table-cell office:value-type="float" office:value="0.519230769230769" calcext:value-type="float">
            <text:p>0.519230769230769</text:p>
          </table:table-cell>
          <table:table-cell office:value-type="float" office:value="0.933692307692308" calcext:value-type="float">
            <text:p>0.933692307692308</text:p>
          </table:table-cell>
          <table:table-cell office:value-type="float" office:value="7.30769230769231" calcext:value-type="float">
            <text:p>7.30769230769231</text:p>
          </table:table-cell>
          <table:table-cell office:value-type="float" office:value="-3.74876923076923" calcext:value-type="float">
            <text:p>-3.74876923076923</text:p>
          </table:table-cell>
          <table:table-cell office:value-type="float" office:value="1" calcext:value-type="float">
            <text:p>1</text:p>
          </table:table-cell>
          <table:table-cell office:value-type="float" office:value="0.0580076923076923" calcext:value-type="float">
            <text:p>0.058007692307692</text:p>
          </table:table-cell>
          <table:table-cell office:value-type="float" office:value="0.00243430769230769" calcext:value-type="float">
            <text:p>0.002434307692308</text:p>
          </table:table-cell>
          <table:table-cell office:value-type="float" office:value="0.0000793438461538461" calcext:value-type="float">
            <text:p>7.93438461538461E-05</text:p>
          </table:table-cell>
          <table:table-cell office:value-type="float" office:value="0.278430769230769" calcext:value-type="float">
            <text:p>0.278430769230769</text:p>
          </table:table-cell>
          <table:table-cell office:value-type="float" office:value="0.656461538461539" calcext:value-type="float">
            <text:p>0.656461538461539</text:p>
          </table:table-cell>
          <table:table-cell office:value-type="float" office:value="130.873384615385" calcext:value-type="float">
            <text:p>130.873384615385</text:p>
          </table:table-cell>
          <table:table-cell office:value-type="float" office:value="0.697923076923077" calcext:value-type="float">
            <text:p>0.697923076923077</text:p>
          </table:table-cell>
          <table:table-cell office:value-type="float" office:value="180.123076153846" calcext:value-type="float">
            <text:p>180.123076153846</text:p>
          </table:table-cell>
          <table:table-cell office:value-type="float" office:value="0.0319515384615385" calcext:value-type="float">
            <text:p>0.031951538461539</text:p>
          </table:table-cell>
          <table:table-cell office:value-type="float" office:value="171.657230769231" calcext:value-type="float">
            <text:p>171.657230769231</text:p>
          </table:table-cell>
          <table:table-cell office:value-type="float" office:value="8.46584538461538" calcext:value-type="float">
            <text:p>8.46584538461538</text:p>
          </table:table-cell>
          <table:table-cell office:value-type="float" office:value="258.266859410335" calcext:value-type="float">
            <text:p>258.266859410335</text:p>
          </table:table-cell>
          <table:table-cell office:value-type="float" office:value="129.147202039303" calcext:value-type="float">
            <text:p>129.147202039303</text:p>
          </table:table-cell>
          <table:table-cell office:value-type="float" office:value="32.1656194764045" calcext:value-type="float">
            <text:p>32.1656194764045</text:p>
          </table:table-cell>
        </table:table-row>
        <table:table-row table:style-name="ro1"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office:value-type="float" office:value="2010" calcext:value-type="float">
            <text:p>2010</text:p>
          </table:table-cell>
          <table:table-cell office:value-type="float" office:value="87" calcext:value-type="float">
            <text:p>87</text:p>
          </table:table-cell>
          <table:table-cell office:value-type="float" office:value="18093779" calcext:value-type="float">
            <text:p>18093779</text:p>
          </table:table-cell>
          <table:table-cell office:value-type="float" office:value="6.5" calcext:value-type="float">
            <text:p>6.5</text:p>
          </table:table-cell>
          <table:table-cell office:value-type="float" office:value="12" calcext:value-type="float">
            <text:p>1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3.90182083333333" calcext:value-type="float">
            <text:p>3.90182083333333</text:p>
          </table:table-cell>
          <table:table-cell office:value-type="float" office:value="50.1666666666667" calcext:value-type="float">
            <text:p>50.1666666666667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749583333333333" calcext:value-type="float">
            <text:p>0.749583333333333</text:p>
          </table:table-cell>
          <table:table-cell office:value-type="float" office:value="4.08333333333333" calcext:value-type="float">
            <text:p>4.08333333333333</text:p>
          </table:table-cell>
          <table:table-cell office:value-type="float" office:value="-4.75258333333333" calcext:value-type="float">
            <text:p>-4.75258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05795" calcext:value-type="float">
            <text:p>0.05795</text:p>
          </table:table-cell>
          <table:table-cell office:value-type="float" office:value="0.104051833333333" calcext:value-type="float">
            <text:p>0.104051833333333</text:p>
          </table:table-cell>
          <table:table-cell office:value-type="float" office:value="0.000003015" calcext:value-type="float">
            <text:p>3.015E-06</text:p>
          </table:table-cell>
          <table:table-cell office:value-type="float" office:value="0.211175" calcext:value-type="float">
            <text:p>0.211175</text:p>
          </table:table-cell>
          <table:table-cell office:value-type="float" office:value="0.60425" calcext:value-type="float">
            <text:p>0.60425</text:p>
          </table:table-cell>
          <table:table-cell office:value-type="float" office:value="132.920166666667" calcext:value-type="float">
            <text:p>132.920166666667</text:p>
          </table:table-cell>
          <table:table-cell office:value-type="float" office:value="0.694" calcext:value-type="float">
            <text:p>0.694</text:p>
          </table:table-cell>
          <table:table-cell office:value-type="float" office:value="234.109630833333" calcext:value-type="float">
            <text:p>234.109630833333</text:p>
          </table:table-cell>
          <table:table-cell office:value-type="float" office:value="0.35754" calcext:value-type="float">
            <text:p>0.35754</text:p>
          </table:table-cell>
          <table:table-cell office:value-type="float" office:value="227.202435833333" calcext:value-type="float">
            <text:p>227.202435833333</text:p>
          </table:table-cell>
          <table:table-cell office:value-type="float" office:value="6.907195" calcext:value-type="float">
            <text:p>6.907195</text:p>
          </table:table-cell>
          <table:table-cell office:value-type="float" office:value="262.702149882501" calcext:value-type="float">
            <text:p>262.702149882501</text:p>
          </table:table-cell>
          <table:table-cell office:value-type="float" office:value="131.35107494125" calcext:value-type="float">
            <text:p>131.35107494125</text:p>
          </table:table-cell>
          <table:table-cell office:value-type="float" office:value="32.7086378476745" calcext:value-type="float">
            <text:p>32.7086378476745</text:p>
          </table:table-cell>
        </table:table-row>
        <table:table-row table:style-name="ro1">
          <table:table-cell office:value-type="string" calcext:value-type="string">
            <text:p>Thank You for Today</text:p>
          </table:table-cell>
          <table:table-cell office:value-type="string" calcext:value-type="string">
            <text:p>Death Cab for Cutie</text:p>
          </table:table-cell>
          <table:table-cell office:value-type="float" office:value="2018" calcext:value-type="float">
            <text:p>2018</text:p>
          </table:table-cell>
          <table:table-cell office:value-type="float" office:value="70" calcext:value-type="float">
            <text:p>70</text:p>
          </table:table-cell>
          <table:table-cell office:value-type="float" office:value="1275878" calcext:value-type="float">
            <text:p>1275878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85923833333333" calcext:value-type="float">
            <text:p>3.85923833333333</text:p>
          </table:table-cell>
          <table:table-cell office:value-type="float" office:value="46.1" calcext:value-type="float">
            <text:p>46.1</text:p>
          </table:table-cell>
          <table:table-cell office:value-type="float" office:value="0.5739" calcext:value-type="float">
            <text:p>0.5739</text:p>
          </table:table-cell>
          <table:table-cell office:value-type="float" office:value="0.7692" calcext:value-type="float">
            <text:p>0.7692</text:p>
          </table:table-cell>
          <table:table-cell office:value-type="float" office:value="5.1" calcext:value-type="float">
            <text:p>5.1</text:p>
          </table:table-cell>
          <table:table-cell office:value-type="float" office:value="-6.5663" calcext:value-type="float">
            <text:p>-6.5663</text:p>
          </table:table-cell>
          <table:table-cell office:value-type="float" office:value="0.5" calcext:value-type="float">
            <text:p>0.5</text:p>
          </table:table-cell>
          <table:table-cell office:value-type="float" office:value="0.03445" calcext:value-type="float">
            <text:p>0.03445</text:p>
          </table:table-cell>
          <table:table-cell office:value-type="float" office:value="0.227168" calcext:value-type="float">
            <text:p>0.227168</text:p>
          </table:table-cell>
          <table:table-cell office:value-type="float" office:value="0.1654783" calcext:value-type="float">
            <text:p>0.1654783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6123" calcext:value-type="float">
            <text:p>0.6123</text:p>
          </table:table-cell>
          <table:table-cell office:value-type="float" office:value="126.289" calcext:value-type="float">
            <text:p>126.289</text:p>
          </table:table-cell>
          <table:table-cell office:value-type="float" office:value="0.5485" calcext:value-type="float">
            <text:p>0.5485</text:p>
          </table:table-cell>
          <table:table-cell office:value-type="float" office:value="231.554668" calcext:value-type="float">
            <text:p>231.554668</text:p>
          </table:table-cell>
          <table:table-cell office:value-type="float" office:value="0.573419" calcext:value-type="float">
            <text:p>0.573419</text:p>
          </table:table-cell>
          <table:table-cell office:value-type="float" office:value="220.155356" calcext:value-type="float">
            <text:p>220.155356</text:p>
          </table:table-cell>
          <table:table-cell office:value-type="float" office:value="11.399312" calcext:value-type="float">
            <text:p>11.399312</text:p>
          </table:table-cell>
          <table:table-cell office:value-type="float" office:value="248.076717203503" calcext:value-type="float">
            <text:p>248.076717203503</text:p>
          </table:table-cell>
          <table:table-cell office:value-type="float" office:value="124.038358601752" calcext:value-type="float">
            <text:p>124.038358601752</text:p>
          </table:table-cell>
          <table:table-cell office:value-type="float" office:value="30.9347790536729" calcext:value-type="float">
            <text:p>30.9347790536729</text:p>
          </table:table-cell>
        </table:table-row>
        <table:table-row table:style-name="ro1">
          <table:table-cell office:value-type="string" calcext:value-type="string">
            <text:p>The College Dropout</text:p>
          </table:table-cell>
          <table:table-cell office:value-type="string" calcext:value-type="string">
            <text:p>Kanye West</text:p>
          </table:table-cell>
          <table:table-cell office:value-type="float" office:value="2004" calcext:value-type="float">
            <text:p>2004</text:p>
          </table:table-cell>
          <table:table-cell office:value-type="float" office:value="92" calcext:value-type="float">
            <text:p>92</text:p>
          </table:table-cell>
          <table:table-cell office:value-type="float" office:value="13761535" calcext:value-type="float">
            <text:p>13761535</text:p>
          </table:table-cell>
          <table:table-cell office:value-type="float" office:value="11.3157894736842" calcext:value-type="float">
            <text:p>11.3157894736842</text:p>
          </table:table-cell>
          <table:table-cell office:value-type="float" office:value="21" calcext:value-type="float">
            <text:p>21</text:p>
          </table:table-cell>
          <table:table-cell office:value-type="float" office:value="0.947368421052632" calcext:value-type="float">
            <text:p>0.947368421052632</text:p>
          </table:table-cell>
          <table:table-cell office:value-type="float" office:value="3.92481315789474" calcext:value-type="float">
            <text:p>3.92481315789474</text:p>
          </table:table-cell>
          <table:table-cell office:value-type="float" office:value="54.9473684210526" calcext:value-type="float">
            <text:p>54.9473684210526</text:p>
          </table:table-cell>
          <table:table-cell office:value-type="float" office:value="0.597947368421053" calcext:value-type="float">
            <text:p>0.597947368421053</text:p>
          </table:table-cell>
          <table:table-cell office:value-type="float" office:value="0.630842105263158" calcext:value-type="float">
            <text:p>0.630842105263158</text:p>
          </table:table-cell>
          <table:table-cell office:value-type="float" office:value="5.78947368421053" calcext:value-type="float">
            <text:p>5.78947368421053</text:p>
          </table:table-cell>
          <table:table-cell office:value-type="float" office:value="-7.24421052631579" calcext:value-type="float">
            <text:p>-7.24421052631579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401736842105263" calcext:value-type="float">
            <text:p>0.401736842105263</text:p>
          </table:table-cell>
          <table:table-cell office:value-type="float" office:value="0.300593157894737" calcext:value-type="float">
            <text:p>0.300593157894737</text:p>
          </table:table-cell>
          <table:table-cell office:value-type="float" office:value="0.000000723157894736842" calcext:value-type="float">
            <text:p>7.23157894736842E-07</text:p>
          </table:table-cell>
          <table:table-cell office:value-type="float" office:value="0.316315789473684" calcext:value-type="float">
            <text:p>0.316315789473684</text:p>
          </table:table-cell>
          <table:table-cell office:value-type="float" office:value="0.666526315789474" calcext:value-type="float">
            <text:p>0.666526315789474</text:p>
          </table:table-cell>
          <table:table-cell office:value-type="float" office:value="104.785368421053" calcext:value-type="float">
            <text:p>104.785368421053</text:p>
          </table:table-cell>
          <table:table-cell office:value-type="float" office:value="0.335421052631579" calcext:value-type="float">
            <text:p>0.335421052631579</text:p>
          </table:table-cell>
          <table:table-cell office:value-type="float" office:value="235.489121052632" calcext:value-type="float">
            <text:p>235.489121052632</text:p>
          </table:table-cell>
          <table:table-cell office:value-type="float" office:value="0.0409789473684211" calcext:value-type="float">
            <text:p>0.040978947368421</text:p>
          </table:table-cell>
          <table:table-cell office:value-type="float" office:value="233.991821578947" calcext:value-type="float">
            <text:p>233.991821578947</text:p>
          </table:table-cell>
          <table:table-cell office:value-type="float" office:value="1.49729947368421" calcext:value-type="float">
            <text:p>1.49729947368421</text:p>
          </table:table-cell>
          <table:table-cell office:value-type="float" office:value="209.159974880656" calcext:value-type="float">
            <text:p>209.159974880656</text:p>
          </table:table-cell>
          <table:table-cell office:value-type="float" office:value="104.579987440328" calcext:value-type="float">
            <text:p>104.579987440328</text:p>
          </table:table-cell>
          <table:table-cell office:value-type="float" office:value="27.4418613412622" calcext:value-type="float">
            <text:p>27.4418613412622</text:p>
          </table:table-cell>
        </table:table-row>
        <table:table-row table:style-name="ro1">
          <table:table-cell office:value-type="string" calcext:value-type="string">
            <text:p>The Dark Side of the Moon</text:p>
          </table:table-cell>
          <table:table-cell office:value-type="string" calcext:value-type="string">
            <text:p>Pink Floyd</text:p>
          </table:table-cell>
          <table:table-cell office:value-type="float" office:value="1973" calcext:value-type="float">
            <text:p>1973</text:p>
          </table:table-cell>
          <table:table-cell office:value-type="float" office:value="83" calcext:value-type="float">
            <text:p>83</text:p>
          </table:table-cell>
          <table:table-cell office:value-type="float" office:value="14402220" calcext:value-type="float">
            <text:p>14402220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4.28938666666667" calcext:value-type="float">
            <text:p>4.28938666666667</text:p>
          </table:table-cell>
          <table:table-cell office:value-type="float" office:value="64.8" calcext:value-type="float">
            <text:p>64.8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40086" calcext:value-type="float">
            <text:p>0.40086</text:p>
          </table:table-cell>
          <table:table-cell office:value-type="float" office:value="5.6" calcext:value-type="float">
            <text:p>5.6</text:p>
          </table:table-cell>
          <table:table-cell office:value-type="float" office:value="-15.6986" calcext:value-type="float">
            <text:p>-15.6986</text:p>
          </table:table-cell>
          <table:table-cell office:value-type="float" office:value="0.9" calcext:value-type="float">
            <text:p>0.9</text:p>
          </table:table-cell>
          <table:table-cell office:value-type="float" office:value="0.06002" calcext:value-type="float">
            <text:p>0.06002</text:p>
          </table:table-cell>
          <table:table-cell office:value-type="float" office:value="0.39078" calcext:value-type="float">
            <text:p>0.39078</text:p>
          </table:table-cell>
          <table:table-cell office:value-type="float" office:value="0.594729" calcext:value-type="float">
            <text:p>0.594729</text:p>
          </table:table-cell>
          <table:table-cell office:value-type="float" office:value="0.23768" calcext:value-type="float">
            <text:p>0.23768</text:p>
          </table:table-cell>
          <table:table-cell office:value-type="float" office:value="0.27192" calcext:value-type="float">
            <text:p>0.27192</text:p>
          </table:table-cell>
          <table:table-cell office:value-type="float" office:value="119.8838" calcext:value-type="float">
            <text:p>119.8838</text:p>
          </table:table-cell>
          <table:table-cell office:value-type="float" office:value="0.1529" calcext:value-type="float">
            <text:p>0.1529</text:p>
          </table:table-cell>
          <table:table-cell office:value-type="float" office:value="257.363682" calcext:value-type="float">
            <text:p>257.363682</text:p>
          </table:table-cell>
          <table:table-cell office:value-type="float" office:value="0.390657" calcext:value-type="float">
            <text:p>0.390657</text:p>
          </table:table-cell>
          <table:table-cell office:value-type="float" office:value="250.372165" calcext:value-type="float">
            <text:p>250.372165</text:p>
          </table:table-cell>
          <table:table-cell office:value-type="float" office:value="6.991517" calcext:value-type="float">
            <text:p>6.991517</text:p>
          </table:table-cell>
          <table:table-cell office:value-type="float" office:value="240.155623134845" calcext:value-type="float">
            <text:p>240.155623134845</text:p>
          </table:table-cell>
          <table:table-cell office:value-type="float" office:value="120.08420510228" calcext:value-type="float">
            <text:p>120.08420510228</text:p>
          </table:table-cell>
          <table:table-cell office:value-type="float" office:value="29.804184074316" calcext:value-type="float">
            <text:p>29.804184074316</text:p>
          </table:table-cell>
        </table:table-row>
        <table:table-row table:style-name="ro1">
          <table:table-cell office:value-type="string" calcext:value-type="string">
            <text:p>The Definition</text:p>
          </table:table-cell>
          <table:table-cell office:value-type="string" calcext:value-type="string">
            <text:p>Jon Bellion</text:p>
          </table:table-cell>
          <table:table-cell office:value-type="float" office:value="2014" calcext:value-type="float">
            <text:p>2014</text:p>
          </table:table-cell>
          <table:table-cell office:value-type="float" office:value="74" calcext:value-type="float">
            <text:p>74</text:p>
          </table:table-cell>
          <table:table-cell office:value-type="float" office:value="1201791" calcext:value-type="float">
            <text:p>120179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363636363636364" calcext:value-type="float">
            <text:p>0.363636363636364</text:p>
          </table:table-cell>
          <table:table-cell office:value-type="float" office:value="3.56599848484848" calcext:value-type="float">
            <text:p>3.56599848484848</text:p>
          </table:table-cell>
          <table:table-cell office:value-type="float" office:value="47.8181818181818" calcext:value-type="float">
            <text:p>47.8181818181818</text:p>
          </table:table-cell>
          <table:table-cell office:value-type="float" office:value="0.635545454545454" calcext:value-type="float">
            <text:p>0.635545454545454</text:p>
          </table:table-cell>
          <table:table-cell office:value-type="float" office:value="0.501090909090909" calcext:value-type="float">
            <text:p>0.501090909090909</text:p>
          </table:table-cell>
          <table:table-cell office:value-type="float" office:value="6.81818181818182" calcext:value-type="float">
            <text:p>6.81818181818182</text:p>
          </table:table-cell>
          <table:table-cell office:value-type="float" office:value="-7.609" calcext:value-type="float">
            <text:p>-7.609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190218181818182" calcext:value-type="float">
            <text:p>0.190218181818182</text:p>
          </table:table-cell>
          <table:table-cell office:value-type="float" office:value="0.445990909090909" calcext:value-type="float">
            <text:p>0.445990909090909</text:p>
          </table:table-cell>
          <table:table-cell office:value-type="float" office:value="0.000114561818181818" calcext:value-type="float">
            <text:p>0.000114561818182</text:p>
          </table:table-cell>
          <table:table-cell office:value-type="float" office:value="0.159963636363636" calcext:value-type="float">
            <text:p>0.159963636363636</text:p>
          </table:table-cell>
          <table:table-cell office:value-type="float" office:value="0.501181818181818" calcext:value-type="float">
            <text:p>0.501181818181818</text:p>
          </table:table-cell>
          <table:table-cell office:value-type="float" office:value="99.8117272727272" calcext:value-type="float">
            <text:p>99.8117272727272</text:p>
          </table:table-cell>
          <table:table-cell office:value-type="float" office:value="0.196363636363636" calcext:value-type="float">
            <text:p>0.196363636363636</text:p>
          </table:table-cell>
          <table:table-cell office:value-type="float" office:value="213.960416363636" calcext:value-type="float">
            <text:p>213.960416363636</text:p>
          </table:table-cell>
          <table:table-cell office:value-type="float" office:value="0.581266363636364" calcext:value-type="float">
            <text:p>0.581266363636364</text:p>
          </table:table-cell>
          <table:table-cell office:value-type="float" office:value="208.669802727273" calcext:value-type="float">
            <text:p>208.669802727273</text:p>
          </table:table-cell>
          <table:table-cell office:value-type="float" office:value="5.29061363636364" calcext:value-type="float">
            <text:p>5.29061363636364</text:p>
          </table:table-cell>
          <table:table-cell office:value-type="float" office:value="193.536331240318" calcext:value-type="float">
            <text:p>193.536331240318</text:p>
          </table:table-cell>
          <table:table-cell office:value-type="float" office:value="96.7681656201589" calcext:value-type="float">
            <text:p>96.7681656201589</text:p>
          </table:table-cell>
          <table:table-cell office:value-type="float" office:value="25.3506472776172" calcext:value-type="float">
            <text:p>25.3506472776172</text:p>
          </table:table-cell>
        </table:table-row>
        <table:table-row table:style-name="ro1">
          <table:table-cell office:value-type="string" calcext:value-type="string">
            <text:p>The Eminem Show</text:p>
          </table:table-cell>
          <table:table-cell office:value-type="string" calcext:value-type="string">
            <text:p>Eminem</text:p>
          </table:table-cell>
          <table:table-cell office:value-type="float" office:value="2002" calcext:value-type="float">
            <text:p>2002</text:p>
          </table:table-cell>
          <table:table-cell office:value-type="float" office:value="94" calcext:value-type="float">
            <text:p>94</text:p>
          </table:table-cell>
          <table:table-cell office:value-type="float" office:value="43779354" calcext:value-type="float">
            <text:p>43779354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.87542833333333" calcext:value-type="float">
            <text:p>3.87542833333333</text:p>
          </table:table-cell>
          <table:table-cell office:value-type="float" office:value="58.2" calcext:value-type="float">
            <text:p>58.2</text:p>
          </table:table-cell>
          <table:table-cell office:value-type="float" office:value="0.72035" calcext:value-type="float">
            <text:p>0.72035</text:p>
          </table:table-cell>
          <table:table-cell office:value-type="float" office:value="0.604985" calcext:value-type="float">
            <text:p>0.604985</text:p>
          </table:table-cell>
          <table:table-cell office:value-type="float" office:value="5.65" calcext:value-type="float">
            <text:p>5.65</text:p>
          </table:table-cell>
          <table:table-cell office:value-type="float" office:value="-7.62325" calcext:value-type="float">
            <text:p>-7.62325</text:p>
          </table:table-cell>
          <table:table-cell office:value-type="float" office:value="0.65" calcext:value-type="float">
            <text:p>0.65</text:p>
          </table:table-cell>
          <table:table-cell office:value-type="float" office:value="0.28606" calcext:value-type="float">
            <text:p>0.28606</text:p>
          </table:table-cell>
          <table:table-cell office:value-type="float" office:value="0.1263365" calcext:value-type="float">
            <text:p>0.1263365</text:p>
          </table:table-cell>
          <table:table-cell office:value-type="float" office:value="0.0479443785" calcext:value-type="float">
            <text:p>0.0479443785</text:p>
          </table:table-cell>
          <table:table-cell office:value-type="float" office:value="0.17504" calcext:value-type="float">
            <text:p>0.17504</text:p>
          </table:table-cell>
          <table:table-cell office:value-type="float" office:value="0.504715" calcext:value-type="float">
            <text:p>0.504715</text:p>
          </table:table-cell>
          <table:table-cell office:value-type="float" office:value="107.90125" calcext:value-type="float">
            <text:p>107.90125</text:p>
          </table:table-cell>
          <table:table-cell office:value-type="float" office:value="0.40075" calcext:value-type="float">
            <text:p>0.40075</text:p>
          </table:table-cell>
          <table:table-cell office:value-type="float" office:value="232.5260015" calcext:value-type="float">
            <text:p>232.5260015</text:p>
          </table:table-cell>
          <table:table-cell office:value-type="float" office:value="0.275191" calcext:value-type="float">
            <text:p>0.275191</text:p>
          </table:table-cell>
          <table:table-cell office:value-type="float" office:value="226.3823815" calcext:value-type="float">
            <text:p>226.3823815</text:p>
          </table:table-cell>
          <table:table-cell office:value-type="float" office:value="6.14362" calcext:value-type="float">
            <text:p>6.14362</text:p>
          </table:table-cell>
          <table:table-cell office:value-type="float" office:value="214.308138004006" calcext:value-type="float">
            <text:p>214.308138004006</text:p>
          </table:table-cell>
          <table:table-cell office:value-type="float" office:value="107.154069002003" calcext:value-type="float">
            <text:p>107.154069002003</text:p>
          </table:table-cell>
          <table:table-cell office:value-type="float" office:value="27.5152521096307" calcext:value-type="float">
            <text:p>27.5152521096307</text:p>
          </table:table-cell>
        </table:table-row>
        <table:table-row table:style-name="ro1">
          <table:table-cell office:value-type="string" calcext:value-type="string">
            <text:p>The Human Condition</text:p>
          </table:table-cell>
          <table:table-cell office:value-type="string" calcext:value-type="string">
            <text:p>Jon Bellion</text:p>
          </table:table-cell>
          <table:table-cell office:value-type="float" office:value="2016" calcext:value-type="float">
            <text:p>2016</text:p>
          </table:table-cell>
          <table:table-cell office:value-type="float" office:value="74" calcext:value-type="float">
            <text:p>74</text:p>
          </table:table-cell>
          <table:table-cell office:value-type="float" office:value="1201791" calcext:value-type="float">
            <text:p>1201791</text:p>
          </table:table-cell>
          <table:table-cell office:value-type="float" office:value="7.92307692307692" calcext:value-type="float">
            <text:p>7.92307692307692</text:p>
          </table:table-cell>
          <table:table-cell office:value-type="float" office:value="14" calcext:value-type="float">
            <text:p>14</text:p>
          </table:table-cell>
          <table:table-cell office:value-type="float" office:value="0.230769230769231" calcext:value-type="float">
            <text:p>0.230769230769231</text:p>
          </table:table-cell>
          <table:table-cell office:value-type="float" office:value="3.97616025641026" calcext:value-type="float">
            <text:p>3.97616025641026</text:p>
          </table:table-cell>
          <table:table-cell office:value-type="float" office:value="53.8461538461539" calcext:value-type="float">
            <text:p>53.8461538461539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2230769230769" calcext:value-type="float">
            <text:p>0.592230769230769</text:p>
          </table:table-cell>
          <table:table-cell office:value-type="float" office:value="4.07692307692308" calcext:value-type="float">
            <text:p>4.07692307692308</text:p>
          </table:table-cell>
          <table:table-cell office:value-type="float" office:value="-5.28115384615385" calcext:value-type="float">
            <text:p>-5.28115384615385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119653846153846" calcext:value-type="float">
            <text:p>0.119653846153846</text:p>
          </table:table-cell>
          <table:table-cell office:value-type="float" office:value="0.178995384615385" calcext:value-type="float">
            <text:p>0.178995384615385</text:p>
          </table:table-cell>
          <table:table-cell office:value-type="float" office:value="0.000137389230769231" calcext:value-type="float">
            <text:p>0.000137389230769</text:p>
          </table:table-cell>
          <table:table-cell office:value-type="float" office:value="0.124323076923077" calcext:value-type="float">
            <text:p>0.124323076923077</text:p>
          </table:table-cell>
          <table:table-cell office:value-type="float" office:value="0.438538461538462" calcext:value-type="float">
            <text:p>0.438538461538462</text:p>
          </table:table-cell>
          <table:table-cell office:value-type="float" office:value="118.178538461539" calcext:value-type="float">
            <text:p>118.178538461539</text:p>
          </table:table-cell>
          <table:table-cell office:value-type="float" office:value="0.210615384615385" calcext:value-type="float">
            <text:p>0.210615384615385</text:p>
          </table:table-cell>
          <table:table-cell office:value-type="float" office:value="238.569993076923" calcext:value-type="float">
            <text:p>238.569993076923</text:p>
          </table:table-cell>
          <table:table-cell office:value-type="float" office:value="1.03199692307692" calcext:value-type="float">
            <text:p>1.03199692307692</text:p>
          </table:table-cell>
          <table:table-cell office:value-type="float" office:value="232.040579230769" calcext:value-type="float">
            <text:p>232.040579230769</text:p>
          </table:table-cell>
          <table:table-cell office:value-type="float" office:value="6.52941384615385" calcext:value-type="float">
            <text:p>6.52941384615385</text:p>
          </table:table-cell>
          <table:table-cell office:value-type="float" office:value="230.498145366981" calcext:value-type="float">
            <text:p>230.498145366981</text:p>
          </table:table-cell>
          <table:table-cell office:value-type="float" office:value="115.24907268349" calcext:value-type="float">
            <text:p>115.24907268349</text:p>
          </table:table-cell>
          <table:table-cell office:value-type="float" office:value="30.2378278040438" calcext:value-type="float">
            <text:p>30.2378278040438</text:p>
          </table:table-cell>
        </table:table-row>
        <table:table-row table:style-name="ro1">
          <table:table-cell office:value-type="string" calcext:value-type="string">
            <text:p>The Impossible Kid</text:p>
          </table:table-cell>
          <table:table-cell office:value-type="string" calcext:value-type="string">
            <text:p>Aesop Rock</text:p>
          </table:table-cell>
          <table:table-cell office:value-type="float" office:value="2016" calcext:value-type="float">
            <text:p>2016</text:p>
          </table:table-cell>
          <table:table-cell office:value-type="float" office:value="62" calcext:value-type="float">
            <text:p>62</text:p>
          </table:table-cell>
          <table:table-cell office:value-type="float" office:value="340602" calcext:value-type="float">
            <text:p>34060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 office:value-type="float" office:value="3.24350333333333" calcext:value-type="float">
            <text:p>3.24350333333333</text:p>
          </table:table-cell>
          <table:table-cell office:value-type="float" office:value="42.0666666666667" calcext:value-type="float">
            <text:p>42.0666666666667</text:p>
          </table:table-cell>
          <table:table-cell office:value-type="float" office:value="0.621666666666667" calcext:value-type="float">
            <text:p>0.621666666666667</text:p>
          </table:table-cell>
          <table:table-cell office:value-type="float" office:value="0.811" calcext:value-type="float">
            <text:p>0.811</text:p>
          </table:table-cell>
          <table:table-cell office:value-type="float" office:value="3.93333333333333" calcext:value-type="float">
            <text:p>3.93333333333333</text:p>
          </table:table-cell>
          <table:table-cell office:value-type="float" office:value="-5.87" calcext:value-type="float">
            <text:p>-5.8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199546666666667" calcext:value-type="float">
            <text:p>0.199546666666667</text:p>
          </table:table-cell>
          <table:table-cell office:value-type="float" office:value="0.0575766666666667" calcext:value-type="float">
            <text:p>0.057576666666667</text:p>
          </table:table-cell>
          <table:table-cell office:value-type="float" office:value="0.000319343333333333" calcext:value-type="float">
            <text:p>0.000319343333333</text:p>
          </table:table-cell>
          <table:table-cell office:value-type="float" office:value="0.262066666666667" calcext:value-type="float">
            <text:p>0.262066666666667</text:p>
          </table:table-cell>
          <table:table-cell office:value-type="float" office:value="0.701666666666667" calcext:value-type="float">
            <text:p>0.701666666666667</text:p>
          </table:table-cell>
          <table:table-cell office:value-type="float" office:value="115.297266666667" calcext:value-type="float">
            <text:p>115.297266666667</text:p>
          </table:table-cell>
          <table:table-cell office:value-type="float" office:value="0.307533333333333" calcext:value-type="float">
            <text:p>0.307533333333333</text:p>
          </table:table-cell>
          <table:table-cell office:value-type="float" office:value="194.610669333333" calcext:value-type="float">
            <text:p>194.610669333333</text:p>
          </table:table-cell>
          <table:table-cell office:value-type="float" office:value="0.397181333333333" calcext:value-type="float">
            <text:p>0.397181333333333</text:p>
          </table:table-cell>
          <table:table-cell office:value-type="float" office:value="190.083383333333" calcext:value-type="float">
            <text:p>190.083383333333</text:p>
          </table:table-cell>
          <table:table-cell office:value-type="float" office:value="4.527286" calcext:value-type="float">
            <text:p>4.527286</text:p>
          </table:table-cell>
          <table:table-cell office:value-type="float" office:value="229.473765545006" calcext:value-type="float">
            <text:p>229.473765545006</text:p>
          </table:table-cell>
          <table:table-cell office:value-type="float" office:value="114.736882772503" calcext:value-type="float">
            <text:p>114.736882772503</text:p>
          </table:table-cell>
          <table:table-cell office:value-type="float" office:value="29.1276641825562" calcext:value-type="float">
            <text:p>29.1276641825562</text:p>
          </table:table-cell>
        </table:table-row>
        <table:table-row table:style-name="ro1">
          <table:table-cell office:value-type="string" calcext:value-type="string">
            <text:p>The Now Now</text:p>
          </table:table-cell>
          <table:table-cell office:value-type="string" calcext:value-type="string">
            <text:p>Gorillaz</text:p>
          </table:table-cell>
          <table:table-cell office:value-type="float" office:value="2018" calcext:value-type="float">
            <text:p>2018</text:p>
          </table:table-cell>
          <table:table-cell office:value-type="float" office:value="82" calcext:value-type="float">
            <text:p>82</text:p>
          </table:table-cell>
          <table:table-cell office:value-type="float" office:value="6850741" calcext:value-type="float">
            <text:p>685074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3.70886363636364" calcext:value-type="float">
            <text:p>3.70886363636364</text:p>
          </table:table-cell>
          <table:table-cell office:value-type="float" office:value="55" calcext:value-type="float">
            <text:p>55</text:p>
          </table:table-cell>
          <table:table-cell office:value-type="float" office:value="0.574090909090909" calcext:value-type="float">
            <text:p>0.574090909090909</text:p>
          </table:table-cell>
          <table:table-cell office:value-type="float" office:value="0.728727272727273" calcext:value-type="float">
            <text:p>0.728727272727273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-7.71090909090909" calcext:value-type="float">
            <text:p>-7.71090909090909</text:p>
          </table:table-cell>
          <table:table-cell office:value-type="float" office:value="0.636363636363636" calcext:value-type="float">
            <text:p>0.636363636363636</text:p>
          </table:table-cell>
          <table:table-cell office:value-type="float" office:value="0.0456" calcext:value-type="float">
            <text:p>0.0456</text:p>
          </table:table-cell>
          <table:table-cell office:value-type="float" office:value="0.220900727272727" calcext:value-type="float">
            <text:p>0.220900727272727</text:p>
          </table:table-cell>
          <table:table-cell office:value-type="float" office:value="0.385206972727273" calcext:value-type="float">
            <text:p>0.385206972727273</text:p>
          </table:table-cell>
          <table:table-cell office:value-type="float" office:value="0.136536363636364" calcext:value-type="float">
            <text:p>0.136536363636364</text:p>
          </table:table-cell>
          <table:table-cell office:value-type="float" office:value="0.606818181818182" calcext:value-type="float">
            <text:p>0.606818181818182</text:p>
          </table:table-cell>
          <table:table-cell office:value-type="float" office:value="115.855181818182" calcext:value-type="float">
            <text:p>115.855181818182</text:p>
          </table:table-cell>
          <table:table-cell office:value-type="float" office:value="0.522727272727273" calcext:value-type="float">
            <text:p>0.522727272727273</text:p>
          </table:table-cell>
          <table:table-cell office:value-type="float" office:value="222.532119090909" calcext:value-type="float">
            <text:p>222.532119090909</text:p>
          </table:table-cell>
          <table:table-cell office:value-type="float" office:value="0.393256363636364" calcext:value-type="float">
            <text:p>0.393256363636364</text:p>
          </table:table-cell>
          <table:table-cell office:value-type="float" office:value="210.723196363636" calcext:value-type="float">
            <text:p>210.723196363636</text:p>
          </table:table-cell>
          <table:table-cell office:value-type="float" office:value="11.8089227272727" calcext:value-type="float">
            <text:p>11.8089227272727</text:p>
          </table:table-cell>
          <table:table-cell office:value-type="float" office:value="227.131497091048" calcext:value-type="float">
            <text:p>227.131497091048</text:p>
          </table:table-cell>
          <table:table-cell office:value-type="float" office:value="113.565748545524" calcext:value-type="float">
            <text:p>113.565748545524</text:p>
          </table:table-cell>
          <table:table-cell office:value-type="float" office:value="29.8250070818956" calcext:value-type="float">
            <text:p>29.8250070818956</text:p>
          </table:table-cell>
        </table:table-row>
        <table:table-row table:style-name="ro1">
          <table:table-cell office:value-type="string" calcext:value-type="string">
            <text:p>The Pick Of Destiny</text:p>
          </table:table-cell>
          <table:table-cell office:value-type="string" calcext:value-type="string">
            <text:p>Tenacious D</text:p>
          </table:table-cell>
          <table:table-cell office:value-type="float" office:value="2006" calcext:value-type="float">
            <text:p>2006</text:p>
          </table:table-cell>
          <table:table-cell office:value-type="float" office:value="67" calcext:value-type="float">
            <text:p>67</text:p>
          </table:table-cell>
          <table:table-cell office:value-type="float" office:value="1278706" calcext:value-type="float">
            <text:p>1278706</text:p>
          </table:table-cell>
          <table:table-cell office:value-type="float" office:value="8" calcext:value-type="float">
            <text:p>8</text:p>
          </table:table-cell>
          <table:table-cell office:value-type="float" office:value="15.9333333333333" calcext:value-type="float">
            <text:p>15.9333333333333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2.25158111111111" calcext:value-type="float">
            <text:p>2.25158111111111</text:p>
          </table:table-cell>
          <table:table-cell office:value-type="float" office:value="43.8666666666667" calcext:value-type="float">
            <text:p>43.8666666666667</text:p>
          </table:table-cell>
          <table:table-cell office:value-type="float" office:value="0.5466" calcext:value-type="float">
            <text:p>0.5466</text:p>
          </table:table-cell>
          <table:table-cell office:value-type="float" office:value="0.7244" calcext:value-type="float">
            <text:p>0.7244</text:p>
          </table:table-cell>
          <table:table-cell office:value-type="float" office:value="5" calcext:value-type="float">
            <text:p>5</text:p>
          </table:table-cell>
          <table:table-cell office:value-type="float" office:value="-5.97853333333333" calcext:value-type="float">
            <text:p>-5.978533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116333333333333" calcext:value-type="float">
            <text:p>0.116333333333333</text:p>
          </table:table-cell>
          <table:table-cell office:value-type="float" office:value="0.299633733333333" calcext:value-type="float">
            <text:p>0.299633733333333</text:p>
          </table:table-cell>
          <table:table-cell office:value-type="float" office:value="0.054349492" calcext:value-type="float">
            <text:p>0.054349492</text:p>
          </table:table-cell>
          <table:table-cell office:value-type="float" office:value="0.266333333333333" calcext:value-type="float">
            <text:p>0.266333333333333</text:p>
          </table:table-cell>
          <table:table-cell office:value-type="float" office:value="0.542813333333333" calcext:value-type="float">
            <text:p>0.542813333333333</text:p>
          </table:table-cell>
          <table:table-cell office:value-type="float" office:value="126.585333333333" calcext:value-type="float">
            <text:p>126.585333333333</text:p>
          </table:table-cell>
          <table:table-cell office:value-type="float" office:value="0.417266666666667" calcext:value-type="float">
            <text:p>0.417266666666667</text:p>
          </table:table-cell>
          <table:table-cell office:value-type="float" office:value="135.095110666667" calcext:value-type="float">
            <text:p>135.095110666667</text:p>
          </table:table-cell>
          <table:table-cell office:value-type="float" office:value="0.133687333333333" calcext:value-type="float">
            <text:p>0.133687333333333</text:p>
          </table:table-cell>
          <table:table-cell office:value-type="float" office:value="130.249378666667" calcext:value-type="float">
            <text:p>130.249378666667</text:p>
          </table:table-cell>
          <table:table-cell office:value-type="float" office:value="4.84573200000001" calcext:value-type="float">
            <text:p>4.84573200000001</text:p>
          </table:table-cell>
          <table:table-cell office:value-type="float" office:value="243.228838798353" calcext:value-type="float">
            <text:p>243.228838798353</text:p>
          </table:table-cell>
          <table:table-cell office:value-type="float" office:value="121.614419399177" calcext:value-type="float">
            <text:p>121.614419399177</text:p>
          </table:table-cell>
          <table:table-cell office:value-type="float" office:value="31.1173872735673" calcext:value-type="float">
            <text:p>31.1173872735673</text:p>
          </table:table-cell>
        </table:table-row>
        <table:table-row table:style-name="ro1">
          <table:table-cell office:value-type="string" calcext:value-type="string">
            <text:p>The Rick and Morty Soundtrack</text:p>
          </table:table-cell>
          <table:table-cell office:value-type="string" calcext:value-type="string">
            <text:p>Rick and Morty</text:p>
          </table:table-cell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float" office:value="94748" calcext:value-type="float">
            <text:p>94748</text:p>
          </table:table-cell>
          <table:table-cell office:value-type="float" office:value="10.4444444444444" calcext:value-type="float">
            <text:p>10.4444444444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64538611111111" calcext:value-type="float">
            <text:p>1.64538611111111</text:p>
          </table:table-cell>
          <table:table-cell office:value-type="float" office:value="34" calcext:value-type="float">
            <text:p>34</text:p>
          </table:table-cell>
          <table:table-cell office:value-type="float" office:value="0.614166666666667" calcext:value-type="float">
            <text:p>0.61416666666666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-8.25205555555556" calcext:value-type="float">
            <text:p>-8.25205555555556</text:p>
          </table:table-cell>
          <table:table-cell office:value-type="float" office:value="0.722222222222222" calcext:value-type="float">
            <text:p>0.722222222222222</text:p>
          </table:table-cell>
          <table:table-cell office:value-type="float" office:value="0.125383333333333" calcext:value-type="float">
            <text:p>0.125383333333333</text:p>
          </table:table-cell>
          <table:table-cell office:value-type="float" office:value="0.306335555555555" calcext:value-type="float">
            <text:p>0.306335555555555</text:p>
          </table:table-cell>
          <table:table-cell office:value-type="float" office:value="0.219113399444444" calcext:value-type="float">
            <text:p>0.219113399444444</text:p>
          </table:table-cell>
          <table:table-cell office:value-type="float" office:value="0.226638888888889" calcext:value-type="float">
            <text:p>0.226638888888889</text:p>
          </table:table-cell>
          <table:table-cell office:value-type="float" office:value="0.460044444444444" calcext:value-type="float">
            <text:p>0.460044444444444</text:p>
          </table:table-cell>
          <table:table-cell office:value-type="float" office:value="121.407611111111" calcext:value-type="float">
            <text:p>121.407611111111</text:p>
          </table:table-cell>
          <table:table-cell office:value-type="float" office:value="0.552333333333333" calcext:value-type="float">
            <text:p>0.552333333333333</text:p>
          </table:table-cell>
          <table:table-cell office:value-type="float" office:value="98.723705" calcext:value-type="float">
            <text:p>98.723705</text:p>
          </table:table-cell>
          <table:table-cell office:value-type="float" office:value="0.825973888888889" calcext:value-type="float">
            <text:p>0.825973888888889</text:p>
          </table:table-cell>
          <table:table-cell office:value-type="float" office:value="94.1216361111111" calcext:value-type="float">
            <text:p>94.1216361111111</text:p>
          </table:table-cell>
          <table:table-cell office:value-type="float" office:value="4.60206888888889" calcext:value-type="float">
            <text:p>4.60206888888889</text:p>
          </table:table-cell>
          <table:table-cell office:value-type="float" office:value="233.035109811594" calcext:value-type="float">
            <text:p>233.035109811594</text:p>
          </table:table-cell>
          <table:table-cell office:value-type="float" office:value="116.517554905797" calcext:value-type="float">
            <text:p>116.517554905797</text:p>
          </table:table-cell>
          <table:table-cell office:value-type="float" office:value="29.0749316825286" calcext:value-type="float">
            <text:p>29.0749316825286</text:p>
          </table:table-cell>
        </table:table-row>
        <table:table-row table:style-name="ro1">
          <table:table-cell office:value-type="string" calcext:value-type="string">
            <text:p>The Saga Continues</text:p>
          </table:table-cell>
          <table:table-cell office:value-type="string" calcext:value-type="string">
            <text:p>Wu-Tang Clan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float" office:value="2024822" calcext:value-type="float">
            <text:p>2024822</text:p>
          </table:table-cell>
          <table:table-cell office:value-type="float" office:value="9.35294117647059" calcext:value-type="float">
            <text:p>9.3529411764705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.78046862745098" calcext:value-type="float">
            <text:p>2.78046862745098</text:p>
          </table:table-cell>
          <table:table-cell office:value-type="float" office:value="33.9411764705882" calcext:value-type="float">
            <text:p>33.9411764705882</text:p>
          </table:table-cell>
          <table:table-cell office:value-type="float" office:value="0.669294117647059" calcext:value-type="float">
            <text:p>0.669294117647059</text:p>
          </table:table-cell>
          <table:table-cell office:value-type="float" office:value="0.815823529411765" calcext:value-type="float">
            <text:p>0.815823529411765</text:p>
          </table:table-cell>
          <table:table-cell office:value-type="float" office:value="5.47058823529412" calcext:value-type="float">
            <text:p>5.47058823529412</text:p>
          </table:table-cell>
          <table:table-cell office:value-type="float" office:value="-4.46652941176471" calcext:value-type="float">
            <text:p>-4.46652941176471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268823529411765" calcext:value-type="float">
            <text:p>0.268823529411765</text:p>
          </table:table-cell>
          <table:table-cell office:value-type="float" office:value="0.0725164117647059" calcext:value-type="float">
            <text:p>0.072516411764706</text:p>
          </table:table-cell>
          <table:table-cell office:value-type="float" office:value="0.0107424770588235" calcext:value-type="float">
            <text:p>0.010742477058824</text:p>
          </table:table-cell>
          <table:table-cell office:value-type="float" office:value="0.299294117647059" calcext:value-type="float">
            <text:p>0.299294117647059</text:p>
          </table:table-cell>
          <table:table-cell office:value-type="float" office:value="0.477941176470588" calcext:value-type="float">
            <text:p>0.477941176470588</text:p>
          </table:table-cell>
          <table:table-cell office:value-type="float" office:value="118.245647058824" calcext:value-type="float">
            <text:p>118.245647058824</text:p>
          </table:table-cell>
          <table:table-cell office:value-type="float" office:value="0.262058823529412" calcext:value-type="float">
            <text:p>0.262058823529412</text:p>
          </table:table-cell>
          <table:table-cell office:value-type="float" office:value="166.828500588235" calcext:value-type="float">
            <text:p>166.828500588235</text:p>
          </table:table-cell>
          <table:table-cell office:value-type="float" office:value="0.184676470588235" calcext:value-type="float">
            <text:p>0.184676470588235</text:p>
          </table:table-cell>
          <table:table-cell office:value-type="float" office:value="160.999489411765" calcext:value-type="float">
            <text:p>160.999489411765</text:p>
          </table:table-cell>
          <table:table-cell office:value-type="float" office:value="5.82901117647059" calcext:value-type="float">
            <text:p>5.82901117647059</text:p>
          </table:table-cell>
          <table:table-cell office:value-type="float" office:value="233.133331293249" calcext:value-type="float">
            <text:p>233.133331293249</text:p>
          </table:table-cell>
          <table:table-cell office:value-type="float" office:value="116.566665646625" calcext:value-type="float">
            <text:p>116.566665646625</text:p>
          </table:table-cell>
          <table:table-cell office:value-type="float" office:value="28.7719673860047" calcext:value-type="float">
            <text:p>28.7719673860047</text:p>
          </table:table-cell>
        </table:table-row>
        <table:table-row table:style-name="ro1">
          <table:table-cell office:value-type="string" calcext:value-type="string">
            <text:p>Ti Amo</text:p>
          </table:table-cell>
          <table:table-cell office:value-type="string" calcext:value-type="string">
            <text:p>Phoenix</text:p>
          </table:table-cell>
          <table:table-cell office:value-type="float" office:value="2017" calcext:value-type="float">
            <text:p>2017</text:p>
          </table:table-cell>
          <table:table-cell office:value-type="float" office:value="68" calcext:value-type="float">
            <text:p>68</text:p>
          </table:table-cell>
          <table:table-cell office:value-type="float" office:value="1678198" calcext:value-type="float">
            <text:p>1678198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66815166666667" calcext:value-type="float">
            <text:p>3.66815166666667</text:p>
          </table:table-cell>
          <table:table-cell office:value-type="float" office:value="36.6" calcext:value-type="float">
            <text:p>36.6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6701" calcext:value-type="float">
            <text:p>0.6701</text:p>
          </table:table-cell>
          <table:table-cell office:value-type="float" office:value="5.7" calcext:value-type="float">
            <text:p>5.7</text:p>
          </table:table-cell>
          <table:table-cell office:value-type="float" office:value="-8.7761" calcext:value-type="float">
            <text:p>-8.7761</text:p>
          </table:table-cell>
          <table:table-cell office:value-type="float" office:value="0.7" calcext:value-type="float">
            <text:p>0.7</text:p>
          </table:table-cell>
          <table:table-cell office:value-type="float" office:value="0.03827" calcext:value-type="float">
            <text:p>0.03827</text:p>
          </table:table-cell>
          <table:table-cell office:value-type="float" office:value="0.0977559" calcext:value-type="float">
            <text:p>0.0977559</text:p>
          </table:table-cell>
          <table:table-cell office:value-type="float" office:value="0.020333038" calcext:value-type="float">
            <text:p>0.020333038</text:p>
          </table:table-cell>
          <table:table-cell office:value-type="float" office:value="0.18472" calcext:value-type="float">
            <text:p>0.18472</text:p>
          </table:table-cell>
          <table:table-cell office:value-type="float" office:value="0.6418" calcext:value-type="float">
            <text:p>0.6418</text:p>
          </table:table-cell>
          <table:table-cell office:value-type="float" office:value="116.8984" calcext:value-type="float">
            <text:p>116.8984</text:p>
          </table:table-cell>
          <table:table-cell office:value-type="float" office:value="0.6109" calcext:value-type="float">
            <text:p>0.6109</text:p>
          </table:table-cell>
          <table:table-cell office:value-type="float" office:value="220.089333" calcext:value-type="float">
            <text:p>220.089333</text:p>
          </table:table-cell>
          <table:table-cell office:value-type="float" office:value="0.412172" calcext:value-type="float">
            <text:p>0.412172</text:p>
          </table:table-cell>
          <table:table-cell office:value-type="float" office:value="212.112545" calcext:value-type="float">
            <text:p>212.112545</text:p>
          </table:table-cell>
          <table:table-cell office:value-type="float" office:value="7.976788" calcext:value-type="float">
            <text:p>7.976788</text:p>
          </table:table-cell>
          <table:table-cell office:value-type="float" office:value="230.851018471204" calcext:value-type="float">
            <text:p>230.851018471204</text:p>
          </table:table-cell>
          <table:table-cell office:value-type="float" office:value="115.425509235602" calcext:value-type="float">
            <text:p>115.425509235602</text:p>
          </table:table-cell>
          <table:table-cell office:value-type="float" office:value="29.7318950316951" calcext:value-type="float">
            <text:p>29.7318950316951</text:p>
          </table:table-cell>
        </table:table-row>
        <table:table-row table:style-name="ro1">
          <table:table-cell office:value-type="string" calcext:value-type="string">
            <text:p>We Don't Need To Whisper</text:p>
          </table:table-cell>
          <table:table-cell office:value-type="string" calcext:value-type="string">
            <text:p>Angels &amp; Airwaves</text:p>
          </table:table-cell>
          <table:table-cell office:value-type="float" office:value="2006" calcext:value-type="float">
            <text:p>2006</text:p>
          </table:table-cell>
          <table:table-cell office:value-type="float" office:value="63" calcext:value-type="float">
            <text:p>63</text:p>
          </table:table-cell>
          <table:table-cell office:value-type="float" office:value="523382" calcext:value-type="float">
            <text:p>523382</text:p>
          </table:table-cell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4.98883833333333" calcext:value-type="float">
            <text:p>4.98883833333333</text:p>
          </table:table-cell>
          <table:table-cell office:value-type="float" office:value="40.7" calcext:value-type="float">
            <text:p>40.7</text:p>
          </table:table-cell>
          <table:table-cell office:value-type="float" office:value="0.5327" calcext:value-type="float">
            <text:p>0.5327</text:p>
          </table:table-cell>
          <table:table-cell office:value-type="float" office:value="0.7996" calcext:value-type="float">
            <text:p>0.7996</text:p>
          </table:table-cell>
          <table:table-cell office:value-type="float" office:value="7.5" calcext:value-type="float">
            <text:p>7.5</text:p>
          </table:table-cell>
          <table:table-cell office:value-type="float" office:value="-6.1362" calcext:value-type="float">
            <text:p>-6.1362</text:p>
          </table:table-cell>
          <table:table-cell office:value-type="float" office:value="1" calcext:value-type="float">
            <text:p>1</text:p>
          </table:table-cell>
          <table:table-cell office:value-type="float" office:value="0.04256" calcext:value-type="float">
            <text:p>0.04256</text:p>
          </table:table-cell>
          <table:table-cell office:value-type="float" office:value="0.0217715" calcext:value-type="float">
            <text:p>0.0217715</text:p>
          </table:table-cell>
          <table:table-cell office:value-type="float" office:value="0.015195712" calcext:value-type="float">
            <text:p>0.015195712</text:p>
          </table:table-cell>
          <table:table-cell office:value-type="float" office:value="0.20319" calcext:value-type="float">
            <text:p>0.20319</text:p>
          </table:table-cell>
          <table:table-cell office:value-type="float" office:value="0.3698" calcext:value-type="float">
            <text:p>0.3698</text:p>
          </table:table-cell>
          <table:table-cell office:value-type="float" office:value="142.1887" calcext:value-type="float">
            <text:p>142.1887</text:p>
          </table:table-cell>
          <table:table-cell office:value-type="float" office:value="0.4453" calcext:value-type="float">
            <text:p>0.4453</text:p>
          </table:table-cell>
          <table:table-cell office:value-type="float" office:value="299.330666" calcext:value-type="float">
            <text:p>299.330666</text:p>
          </table:table-cell>
          <table:table-cell office:value-type="float" office:value="0.593257" calcext:value-type="float">
            <text:p>0.593257</text:p>
          </table:table-cell>
          <table:table-cell office:value-type="float" office:value="289.747239" calcext:value-type="float">
            <text:p>289.747239</text:p>
          </table:table-cell>
          <table:table-cell office:value-type="float" office:value="9.583427" calcext:value-type="float">
            <text:p>9.583427</text:p>
          </table:table-cell>
          <table:table-cell office:value-type="float" office:value="283.122877797251" calcext:value-type="float">
            <text:p>283.122877797251</text:p>
          </table:table-cell>
          <table:table-cell office:value-type="float" office:value="141.561438898626" calcext:value-type="float">
            <text:p>141.561438898626</text:p>
          </table:table-cell>
          <table:table-cell office:value-type="float" office:value="35.5099531626723" calcext:value-type="float">
            <text:p>35.5099531626723</text:p>
          </table:table-cell>
        </table:table-row>
        <table:table-row table:style-name="ro1">
          <table:table-cell office:value-type="string" calcext:value-type="string">
            <text:p>Who's Next</text:p>
          </table:table-cell>
          <table:table-cell office:value-type="string" calcext:value-type="string">
            <text:p>The Who</text:p>
          </table:table-cell>
          <table:table-cell office:value-type="float" office:value="1971" calcext:value-type="float">
            <text:p>1971</text:p>
          </table:table-cell>
          <table:table-cell office:value-type="float" office:value="74" calcext:value-type="float">
            <text:p>74</text:p>
          </table:table-cell>
          <table:table-cell office:value-type="float" office:value="3922688" calcext:value-type="float">
            <text:p>3922688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.98071533333333" calcext:value-type="float">
            <text:p>4.98071533333333</text:p>
          </table:table-cell>
          <table:table-cell office:value-type="float" office:value="35.68" calcext:value-type="float">
            <text:p>35.68</text:p>
          </table:table-cell>
          <table:table-cell office:value-type="float" office:value="0.37696" calcext:value-type="float">
            <text:p>0.37696</text:p>
          </table:table-cell>
          <table:table-cell office:value-type="float" office:value="0.84996" calcext:value-type="float">
            <text:p>0.84996</text:p>
          </table:table-cell>
          <table:table-cell office:value-type="float" office:value="4.72" calcext:value-type="float">
            <text:p>4.72</text:p>
          </table:table-cell>
          <table:table-cell office:value-type="float" office:value="-7.28116" calcext:value-type="float">
            <text:p>-7.28116</text:p>
          </table:table-cell>
          <table:table-cell office:value-type="float" office:value="0.88" calcext:value-type="float">
            <text:p>0.88</text:p>
          </table:table-cell>
          <table:table-cell office:value-type="float" office:value="0.104948" calcext:value-type="float">
            <text:p>0.104948</text:p>
          </table:table-cell>
          <table:table-cell office:value-type="float" office:value="0.1420288" calcext:value-type="float">
            <text:p>0.1420288</text:p>
          </table:table-cell>
          <table:table-cell office:value-type="float" office:value="0.0253612576" calcext:value-type="float">
            <text:p>0.0253612576</text:p>
          </table:table-cell>
          <table:table-cell office:value-type="float" office:value="0.364944" calcext:value-type="float">
            <text:p>0.364944</text:p>
          </table:table-cell>
          <table:table-cell office:value-type="float" office:value="0.45136" calcext:value-type="float">
            <text:p>0.45136</text:p>
          </table:table-cell>
          <table:table-cell office:value-type="float" office:value="145.4128" calcext:value-type="float">
            <text:p>145.4128</text:p>
          </table:table-cell>
          <table:table-cell office:value-type="float" office:value="0.42232" calcext:value-type="float">
            <text:p>0.42232</text:p>
          </table:table-cell>
          <table:table-cell office:value-type="float" office:value="298.8432" calcext:value-type="float">
            <text:p>298.8432</text:p>
          </table:table-cell>
          <table:table-cell office:value-type="float" office:value="0.1657996" calcext:value-type="float">
            <text:p>0.1657996</text:p>
          </table:table-cell>
          <table:table-cell office:value-type="float" office:value="289.336022" calcext:value-type="float">
            <text:p>289.336022</text:p>
          </table:table-cell>
          <table:table-cell office:value-type="float" office:value="9.50717799999999" calcext:value-type="float">
            <text:p>9.50717799999999</text:p>
          </table:table-cell>
          <table:table-cell office:value-type="float" office:value="288.926936200188" calcext:value-type="float">
            <text:p>288.926936200188</text:p>
          </table:table-cell>
          <table:table-cell office:value-type="float" office:value="144.463468100094" calcext:value-type="float">
            <text:p>144.463468100094</text:p>
          </table:table-cell>
          <table:table-cell office:value-type="float" office:value="36.7140572297259" calcext:value-type="float">
            <text:p>36.7140572297259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Tyler, The Creator</text:p>
          </table:table-cell>
          <table:table-cell office:value-type="float" office:value="2013" calcext:value-type="float">
            <text:p>2013</text:p>
          </table:table-cell>
          <table:table-cell office:value-type="float" office:value="85" calcext:value-type="float">
            <text:p>85</text:p>
          </table:table-cell>
          <table:table-cell office:value-type="float" office:value="6160395" calcext:value-type="float">
            <text:p>6160395</text:p>
          </table:table-cell>
          <table:table-cell office:value-type="float" office:value="9.5" calcext:value-type="float">
            <text:p>9.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.93589537037037" calcext:value-type="float">
            <text:p>3.93589537037037</text:p>
          </table:table-cell>
          <table:table-cell office:value-type="float" office:value="55.6111111111111" calcext:value-type="float">
            <text:p>55.6111111111111</text:p>
          </table:table-cell>
          <table:table-cell office:value-type="float" office:value="0.518666666666667" calcext:value-type="float">
            <text:p>0.518666666666667</text:p>
          </table:table-cell>
          <table:table-cell office:value-type="float" office:value="0.655333333333333" calcext:value-type="float">
            <text:p>0.655333333333333</text:p>
          </table:table-cell>
          <table:table-cell office:value-type="float" office:value="4.83333333333333" calcext:value-type="float">
            <text:p>4.83333333333333</text:p>
          </table:table-cell>
          <table:table-cell office:value-type="float" office:value="-7.88583333333333" calcext:value-type="float">
            <text:p>-7.88583333333333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254611111111111" calcext:value-type="float">
            <text:p>0.254611111111111</text:p>
          </table:table-cell>
          <table:table-cell office:value-type="float" office:value="0.130280555555556" calcext:value-type="float">
            <text:p>0.130280555555556</text:p>
          </table:table-cell>
          <table:table-cell office:value-type="float" office:value="0.00333536611111111" calcext:value-type="float">
            <text:p>0.003335366111111</text:p>
          </table:table-cell>
          <table:table-cell office:value-type="float" office:value="0.377722222222222" calcext:value-type="float">
            <text:p>0.377722222222222</text:p>
          </table:table-cell>
          <table:table-cell office:value-type="float" office:value="0.488333333333333" calcext:value-type="float">
            <text:p>0.488333333333333</text:p>
          </table:table-cell>
          <table:table-cell office:value-type="float" office:value="107.323944444444" calcext:value-type="float">
            <text:p>107.323944444444</text:p>
          </table:table-cell>
          <table:table-cell office:value-type="float" office:value="0.227944444444444" calcext:value-type="float">
            <text:p>0.227944444444444</text:p>
          </table:table-cell>
          <table:table-cell office:value-type="float" office:value="236.154073333333" calcext:value-type="float">
            <text:p>236.154073333333</text:p>
          </table:table-cell>
          <table:table-cell office:value-type="float" office:value="0.21552" calcext:value-type="float">
            <text:p>0.21552</text:p>
          </table:table-cell>
          <table:table-cell office:value-type="float" office:value="232.369568888889" calcext:value-type="float">
            <text:p>232.369568888889</text:p>
          </table:table-cell>
          <table:table-cell office:value-type="float" office:value="3.78450444444445" calcext:value-type="float">
            <text:p>3.78450444444445</text:p>
          </table:table-cell>
          <table:table-cell office:value-type="float" office:value="212.287761618152" calcext:value-type="float">
            <text:p>212.287761618152</text:p>
          </table:table-cell>
          <table:table-cell office:value-type="float" office:value="106.151207911442" calcext:value-type="float">
            <text:p>106.151207911442</text:p>
          </table:table-cell>
          <table:table-cell office:value-type="float" office:value="26.5629263065858" calcext:value-type="float">
            <text:p>26.5629263065858</text:p>
          </table:table-cell>
        </table:table-row>
        <table:table-row table:style-name="ro1">
          <table:table-cell office:value-type="string" calcext:value-type="string">
            <text:p>XXX (Deluxe Version)</text:p>
          </table:table-cell>
          <table:table-cell office:value-type="string" calcext:value-type="string">
            <text:p>Danny Brown</text:p>
          </table:table-cell>
          <table:table-cell office:value-type="float" office:value="2012" calcext:value-type="float">
            <text:p>2012</text:p>
          </table:table-cell>
          <table:table-cell office:value-type="float" office:value="68" calcext:value-type="float">
            <text:p>68</text:p>
          </table:table-cell>
          <table:table-cell office:value-type="float" office:value="604261" calcext:value-type="float">
            <text:p>60426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.79428333333333" calcext:value-type="float">
            <text:p>2.79428333333333</text:p>
          </table:table-cell>
          <table:table-cell office:value-type="float" office:value="34.4761904761905" calcext:value-type="float">
            <text:p>34.4761904761905</text:p>
          </table:table-cell>
          <table:table-cell office:value-type="float" office:value="0.612761904761905" calcext:value-type="float">
            <text:p>0.612761904761905</text:p>
          </table:table-cell>
          <table:table-cell office:value-type="float" office:value="0.746142857142857" calcext:value-type="float">
            <text:p>0.746142857142857</text:p>
          </table:table-cell>
          <table:table-cell office:value-type="float" office:value="5" calcext:value-type="float">
            <text:p>5</text:p>
          </table:table-cell>
          <table:table-cell office:value-type="float" office:value="-6.51414285714286" calcext:value-type="float">
            <text:p>-6.5141428571428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297961904761905" calcext:value-type="float">
            <text:p>0.297961904761905</text:p>
          </table:table-cell>
          <table:table-cell office:value-type="float" office:value="0.171313333333333" calcext:value-type="float">
            <text:p>0.171313333333333</text:p>
          </table:table-cell>
          <table:table-cell office:value-type="float" office:value="0.00719642380952381" calcext:value-type="float">
            <text:p>0.007196423809524</text:p>
          </table:table-cell>
          <table:table-cell office:value-type="float" office:value="0.174914285714286" calcext:value-type="float">
            <text:p>0.174914285714286</text:p>
          </table:table-cell>
          <table:table-cell office:value-type="float" office:value="0.492857142857143" calcext:value-type="float">
            <text:p>0.492857142857143</text:p>
          </table:table-cell>
          <table:table-cell office:value-type="float" office:value="125.940761904762" calcext:value-type="float">
            <text:p>125.940761904762</text:p>
          </table:table-cell>
          <table:table-cell office:value-type="float" office:value="0.365285714285714" calcext:value-type="float">
            <text:p>0.365285714285714</text:p>
          </table:table-cell>
          <table:table-cell office:value-type="float" office:value="167.657441904762" calcext:value-type="float">
            <text:p>167.657441904762</text:p>
          </table:table-cell>
          <table:table-cell office:value-type="float" office:value="0" calcext:value-type="float">
            <text:p>0</text:p>
          </table:table-cell>
          <table:table-cell office:value-type="float" office:value="163.735223809524" calcext:value-type="float">
            <text:p>163.735223809524</text:p>
          </table:table-cell>
          <table:table-cell office:value-type="float" office:value="3.9222180952381" calcext:value-type="float">
            <text:p>3.9222180952381</text:p>
          </table:table-cell>
          <table:table-cell office:value-type="float" office:value="248.361687275994" calcext:value-type="float">
            <text:p>248.361687275994</text:p>
          </table:table-cell>
          <table:table-cell office:value-type="float" office:value="124.189526220996" calcext:value-type="float">
            <text:p>124.189526220996</text:p>
          </table:table-cell>
          <table:table-cell office:value-type="float" office:value="30.949528245308" calcext:value-type="float">
            <text:p>30.949528245308</text:p>
          </table:table-cell>
        </table:table-row>
        <table:table-row table:style-name="ro1">
          <table:table-cell office:value-type="string" calcext:value-type="string">
            <text:p>You Can't Imagine How Much Fun We're Having</text:p>
          </table:table-cell>
          <table:table-cell office:value-type="string" calcext:value-type="string">
            <text:p>Atmosphere</text:p>
          </table:table-cell>
          <table:table-cell office:value-type="float" office:value="2005" calcext:value-type="float">
            <text:p>2005</text:p>
          </table:table-cell>
          <table:table-cell office:value-type="float" office:value="63" calcext:value-type="float">
            <text:p>63</text:p>
          </table:table-cell>
          <table:table-cell office:value-type="float" office:value="577705" calcext:value-type="float">
            <text:p>577705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.91991153846154" calcext:value-type="float">
            <text:p>3.91991153846154</text:p>
          </table:table-cell>
          <table:table-cell office:value-type="float" office:value="33.0769230769231" calcext:value-type="float">
            <text:p>33.0769230769231</text:p>
          </table:table-cell>
          <table:table-cell office:value-type="float" office:value="0.649923076923077" calcext:value-type="float">
            <text:p>0.649923076923077</text:p>
          </table:table-cell>
          <table:table-cell office:value-type="float" office:value="0.883384615384615" calcext:value-type="float">
            <text:p>0.883384615384615</text:p>
          </table:table-cell>
          <table:table-cell office:value-type="float" office:value="5.30769230769231" calcext:value-type="float">
            <text:p>5.30769230769231</text:p>
          </table:table-cell>
          <table:table-cell office:value-type="float" office:value="-3.58853846153846" calcext:value-type="float">
            <text:p>-3.58853846153846</text:p>
          </table:table-cell>
          <table:table-cell office:value-type="float" office:value="0.384615384615385" calcext:value-type="float">
            <text:p>0.384615384615385</text:p>
          </table:table-cell>
          <table:table-cell office:value-type="float" office:value="0.255307692307692" calcext:value-type="float">
            <text:p>0.255307692307692</text:p>
          </table:table-cell>
          <table:table-cell office:value-type="float" office:value="0.116663846153846" calcext:value-type="float">
            <text:p>0.116663846153846</text:p>
          </table:table-cell>
          <table:table-cell office:value-type="float" office:value="0.0590915415384615" calcext:value-type="float">
            <text:p>0.059091541538462</text:p>
          </table:table-cell>
          <table:table-cell office:value-type="float" office:value="0.272538461538461" calcext:value-type="float">
            <text:p>0.272538461538461</text:p>
          </table:table-cell>
          <table:table-cell office:value-type="float" office:value="0.628461538461538" calcext:value-type="float">
            <text:p>0.628461538461538</text:p>
          </table:table-cell>
          <table:table-cell office:value-type="float" office:value="109.962153846154" calcext:value-type="float">
            <text:p>109.962153846154</text:p>
          </table:table-cell>
          <table:table-cell office:value-type="float" office:value="0.430307692307692" calcext:value-type="float">
            <text:p>0.430307692307692</text:p>
          </table:table-cell>
          <table:table-cell office:value-type="float" office:value="235.194872307692" calcext:value-type="float">
            <text:p>235.194872307692</text:p>
          </table:table-cell>
          <table:table-cell office:value-type="float" office:value="0.549241538461538" calcext:value-type="float">
            <text:p>0.549241538461538</text:p>
          </table:table-cell>
          <table:table-cell office:value-type="float" office:value="233.109708461538" calcext:value-type="float">
            <text:p>233.109708461538</text:p>
          </table:table-cell>
          <table:table-cell office:value-type="float" office:value="2.08516384615385" calcext:value-type="float">
            <text:p>2.08516384615385</text:p>
          </table:table-cell>
          <table:table-cell office:value-type="float" office:value="218.611049670599" calcext:value-type="float">
            <text:p>218.611049670599</text:p>
          </table:table-cell>
          <table:table-cell office:value-type="float" office:value="109.313611786195" calcext:value-type="float">
            <text:p>109.313611786195</text:p>
          </table:table-cell>
          <table:table-cell office:value-type="float" office:value="27.1561867223074" calcext:value-type="float">
            <text:p>27.1561867223074</text:p>
          </table:table-cell>
        </table:table-row>
        <table:table-row table:style-name="ro1">
          <table:table-cell office:value-type="string" calcext:value-type="string">
            <text:p>You Gotta Go There To Come Back</text:p>
          </table:table-cell>
          <table:table-cell office:value-type="string" calcext:value-type="string">
            <text:p>Stereophonics</text:p>
          </table:table-cell>
          <table:table-cell office:value-type="float" office:value="2003" calcext:value-type="float">
            <text:p>2003</text:p>
          </table:table-cell>
          <table:table-cell office:value-type="float" office:value="69" calcext:value-type="float">
            <text:p>69</text:p>
          </table:table-cell>
          <table:table-cell office:value-type="float" office:value="1138750" calcext:value-type="float">
            <text:p>1138750</text:p>
          </table:table-cell>
          <table:table-cell office:value-type="float" office:value="7.38461538461539" calcext:value-type="float">
            <text:p>7.3846153846153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54754743589744" calcext:value-type="float">
            <text:p>4.54754743589744</text:p>
          </table:table-cell>
          <table:table-cell office:value-type="float" office:value="32.5384615384615" calcext:value-type="float">
            <text:p>32.5384615384615</text:p>
          </table:table-cell>
          <table:table-cell office:value-type="float" office:value="0.445846153846154" calcext:value-type="float">
            <text:p>0.445846153846154</text:p>
          </table:table-cell>
          <table:table-cell office:value-type="float" office:value="0.646615384615385" calcext:value-type="float">
            <text:p>0.646615384615385</text:p>
          </table:table-cell>
          <table:table-cell office:value-type="float" office:value="5.69230769230769" calcext:value-type="float">
            <text:p>5.69230769230769</text:p>
          </table:table-cell>
          <table:table-cell office:value-type="float" office:value="-5.53438461538462" calcext:value-type="float">
            <text:p>-5.53438461538462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0482846153846154" calcext:value-type="float">
            <text:p>0.048284615384615</text:p>
          </table:table-cell>
          <table:table-cell office:value-type="float" office:value="0.100993076923077" calcext:value-type="float">
            <text:p>0.100993076923077</text:p>
          </table:table-cell>
          <table:table-cell office:value-type="float" office:value="0.0625668" calcext:value-type="float">
            <text:p>0.0625668</text:p>
          </table:table-cell>
          <table:table-cell office:value-type="float" office:value="0.232892307692308" calcext:value-type="float">
            <text:p>0.232892307692308</text:p>
          </table:table-cell>
          <table:table-cell office:value-type="float" office:value="0.323076923076923" calcext:value-type="float">
            <text:p>0.323076923076923</text:p>
          </table:table-cell>
          <table:table-cell office:value-type="float" office:value="115.685692307692" calcext:value-type="float">
            <text:p>115.685692307692</text:p>
          </table:table-cell>
          <table:table-cell office:value-type="float" office:value="0.442307692307692" calcext:value-type="float">
            <text:p>0.442307692307692</text:p>
          </table:table-cell>
          <table:table-cell office:value-type="float" office:value="272.853334615385" calcext:value-type="float">
            <text:p>272.853334615385</text:p>
          </table:table-cell>
          <table:table-cell office:value-type="float" office:value="0.267511538461538" calcext:value-type="float">
            <text:p>0.267511538461538</text:p>
          </table:table-cell>
          <table:table-cell office:value-type="float" office:value="265.670163076923" calcext:value-type="float">
            <text:p>265.670163076923</text:p>
          </table:table-cell>
          <table:table-cell office:value-type="float" office:value="7.18317153846154" calcext:value-type="float">
            <text:p>7.18317153846154</text:p>
          </table:table-cell>
          <table:table-cell office:value-type="float" office:value="227.892905027983" calcext:value-type="float">
            <text:p>227.892905027983</text:p>
          </table:table-cell>
          <table:table-cell office:value-type="float" office:value="113.946452513991" calcext:value-type="float">
            <text:p>113.946452513991</text:p>
          </table:table-cell>
          <table:table-cell office:value-type="float" office:value="29.1326708289589" calcext:value-type="float">
            <text:p>29.1326708289589</text:p>
          </table:table-cell>
        </table:table-row>
        <table:table-row table:style-name="ro1">
          <table:table-cell table:number-columns-repeated="2" office:value-type="string" calcext:value-type="string">
            <text:p>blink-182</text:p>
          </table:table-cell>
          <table:table-cell office:value-type="float" office:value="2003" calcext:value-type="float">
            <text:p>2003</text:p>
          </table:table-cell>
          <table:table-cell office:value-type="float" office:value="81" calcext:value-type="float">
            <text:p>81</text:p>
          </table:table-cell>
          <table:table-cell office:value-type="float" office:value="6439195" calcext:value-type="float">
            <text:p>6439195</text:p>
          </table:table-cell>
          <table:table-cell office:value-type="float" office:value="7.5" calcext:value-type="float">
            <text:p>7.5</text:p>
          </table:table-cell>
          <table:table-cell office:value-type="float" office:value="15.7857142857143" calcext:value-type="float">
            <text:p>15.7857142857143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3.07266666666667" calcext:value-type="float">
            <text:p>3.07266666666667</text:p>
          </table:table-cell>
          <table:table-cell office:value-type="float" office:value="52.4285714285714" calcext:value-type="float">
            <text:p>52.4285714285714</text:p>
          </table:table-cell>
          <table:table-cell office:value-type="float" office:value="0.489785714285714" calcext:value-type="float">
            <text:p>0.489785714285714</text:p>
          </table:table-cell>
          <table:table-cell office:value-type="float" office:value="0.826714285714286" calcext:value-type="float">
            <text:p>0.826714285714286</text:p>
          </table:table-cell>
          <table:table-cell office:value-type="float" office:value="6.85714285714286" calcext:value-type="float">
            <text:p>6.85714285714286</text:p>
          </table:table-cell>
          <table:table-cell office:value-type="float" office:value="-7.21021428571429" calcext:value-type="float">
            <text:p>-7.21021428571429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64285714285714" calcext:value-type="float">
            <text:p>0.066428571428572</text:p>
          </table:table-cell>
          <table:table-cell office:value-type="float" office:value="0.0906177142857143" calcext:value-type="float">
            <text:p>0.090617714285714</text:p>
          </table:table-cell>
          <table:table-cell office:value-type="float" office:value="0.0844528135714286" calcext:value-type="float">
            <text:p>0.084452813571429</text:p>
          </table:table-cell>
          <table:table-cell office:value-type="float" office:value="0.189907142857143" calcext:value-type="float">
            <text:p>0.189907142857143</text:p>
          </table:table-cell>
          <table:table-cell office:value-type="float" office:value="0.470571428571429" calcext:value-type="float">
            <text:p>0.470571428571429</text:p>
          </table:table-cell>
          <table:table-cell office:value-type="float" office:value="144.289357142857" calcext:value-type="float">
            <text:p>144.289357142857</text:p>
          </table:table-cell>
          <table:table-cell office:value-type="float" office:value="0.577" calcext:value-type="float">
            <text:p>0.577</text:p>
          </table:table-cell>
          <table:table-cell office:value-type="float" office:value="184.360382142857" calcext:value-type="float">
            <text:p>184.360382142857</text:p>
          </table:table-cell>
          <table:table-cell office:value-type="float" office:value="0.256689285714286" calcext:value-type="float">
            <text:p>0.256689285714286</text:p>
          </table:table-cell>
          <table:table-cell office:value-type="float" office:value="177.470775714286" calcext:value-type="float">
            <text:p>177.470775714286</text:p>
          </table:table-cell>
          <table:table-cell office:value-type="float" office:value="6.88960642857143" calcext:value-type="float">
            <text:p>6.88960642857143</text:p>
          </table:table-cell>
          <table:table-cell office:value-type="float" office:value="287.042800746044" calcext:value-type="float">
            <text:p>287.042800746044</text:p>
          </table:table-cell>
          <table:table-cell office:value-type="float" office:value="143.521400373022" calcext:value-type="float">
            <text:p>143.521400373022</text:p>
          </table:table-cell>
          <table:table-cell office:value-type="float" office:value="36.3693001846176" calcext:value-type="float">
            <text:p>36.3693001846176</text:p>
          </table:table-cell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Kanye West</text:p>
          </table:table-cell>
          <table:table-cell office:value-type="float" office:value="2018" calcext:value-type="float">
            <text:p>2018</text:p>
          </table:table-cell>
          <table:table-cell office:value-type="float" office:value="92" calcext:value-type="float">
            <text:p>92</text:p>
          </table:table-cell>
          <table:table-cell office:value-type="float" office:value="13761535" calcext:value-type="float">
            <text:p>1376153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.38391944444444" calcext:value-type="float">
            <text:p>3.38391944444444</text:p>
          </table:table-cell>
          <table:table-cell office:value-type="float" office:value="68.3333333333333" calcext:value-type="float">
            <text:p>68.3333333333333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515333333333333" calcext:value-type="float">
            <text:p>0.515333333333333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-5.18783333333333" calcext:value-type="float">
            <text:p>-5.18783333333333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276116666666667" calcext:value-type="float">
            <text:p>0.276116666666667</text:p>
          </table:table-cell>
          <table:table-cell office:value-type="float" office:value="0.275366666666667" calcext:value-type="float">
            <text:p>0.2753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65616666666667" calcext:value-type="float">
            <text:p>0.165616666666667</text:p>
          </table:table-cell>
          <table:table-cell office:value-type="float" office:value="0.269616666666667" calcext:value-type="float">
            <text:p>0.269616666666667</text:p>
          </table:table-cell>
          <table:table-cell office:value-type="float" office:value="114.217333333333" calcext:value-type="float">
            <text:p>114.217333333333</text:p>
          </table:table-cell>
          <table:table-cell office:value-type="float" office:value="0.163666666666667" calcext:value-type="float">
            <text:p>0.163666666666667</text:p>
          </table:table-cell>
          <table:table-cell office:value-type="float" office:value="203.035556666667" calcext:value-type="float">
            <text:p>203.035556666667</text:p>
          </table:table-cell>
          <table:table-cell office:value-type="float" office:value="0.02616" calcext:value-type="float">
            <text:p>0.02616</text:p>
          </table:table-cell>
          <table:table-cell office:value-type="float" office:value="200.15035" calcext:value-type="float">
            <text:p>200.15035</text:p>
          </table:table-cell>
          <table:table-cell office:value-type="float" office:value="2.88520666666668" calcext:value-type="float">
            <text:p>2.88520666666668</text:p>
          </table:table-cell>
          <table:table-cell office:value-type="float" office:value="223.482043377238" calcext:value-type="float">
            <text:p>223.482043377238</text:p>
          </table:table-cell>
          <table:table-cell office:value-type="float" office:value="111.741021688619" calcext:value-type="float">
            <text:p>111.741021688619</text:p>
          </table:table-cell>
          <table:table-cell office:value-type="float" office:value="27.8289311607503" calcext:value-type="float">
            <text:p>27.82893116075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7T13:36:02.640636421</dc:date>
    <meta:editing-duration>PT3M29S</meta:editing-duration>
    <meta:editing-cycles>1</meta:editing-cycles>
    <meta:document-statistic meta:table-count="1" meta:cell-count="2465" meta:object-count="0"/>
    <meta:generator>LibreOffice/6.4.7.2$Linux_X86_64 LibreOffice_project/40$Build-2</meta:generator>
  </office:meta>
</office:document-meta>
</file>